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99ff66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ff3333"/>
      <style:text-properties fo:font-size="10pt" style:font-size-asian="10pt" style:font-size-complex="10pt"/>
    </style:style>
    <style:style style:name="ce5" style:family="table-cell" style:parent-style-name="Default" style:data-style-name="N60">
      <style:table-cell-properties fo:background-color="#99ff66"/>
      <style:text-properties fo:font-size="10pt" style:font-size-asian="10pt" style:font-size-complex="10pt"/>
    </style:style>
    <style:style style:name="ce6" style:family="table-cell" style:parent-style-name="Default" style:data-style-name="N60">
      <style:table-cell-properties fo:background-color="#ffff00"/>
      <style:text-properties fo:font-size="10pt" style:font-size-asian="10pt" style:font-size-complex="10pt"/>
    </style:style>
    <style:style style:name="ce7" style:family="table-cell" style:parent-style-name="Default" style:data-style-name="N60">
      <style:text-properties fo:font-size="10pt" style:font-size-asian="10pt" style:font-size-complex="10pt"/>
    </style:style>
    <style:style style:name="ce8" style:family="table-cell" style:parent-style-name="Default" style:data-style-name="N60">
      <style:table-cell-properties fo:background-color="#ff3333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13"/>
        </table:table-row>
      </table:table>
      <table:table table:name="Feuille2" table:style-name="ta1">
        <table:shapes>
          <draw:frame draw:z-index="0" draw:style-name="gr1" draw:text-style-name="P1" svg:width="15.999cm" svg:height="19.215cm" svg:x="31.309cm" svg:y="1.066cm">
            <draw:object draw:notify-on-update-of-ranges="Feuille2.I1:Feuille2.I1 Feuille2.I2:Feuille2.I28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dist5</text:p>
          </table:table-cell>
          <table:table-cell office:value-type="string" calcext:value-type="string">
            <text:p>which5</text:p>
          </table:table-cell>
          <table:table-cell office:value-type="string" calcext:value-type="string">
            <text:p>dist4</text:p>
          </table:table-cell>
          <table:table-cell office:value-type="string" calcext:value-type="string">
            <text:p>which4</text:p>
          </table:table-cell>
          <table:table-cell office:value-type="string" calcext:value-type="string">
            <text:p>grid</text:p>
          </table:table-cell>
        </table:table-row>
        <table:table-row table:style-name="ro1">
          <table:table-cell office:value-type="string" calcext:value-type="string">
            <text:p>FL35</text:p>
          </table:table-cell>
          <table:table-cell office:value-type="float" office:value="18196.783151198" calcext:value-type="float">
            <text:p>18196,783151198</text:p>
          </table:table-cell>
          <table:table-cell office:value-type="float" office:value="5.44090464864816" calcext:value-type="float">
            <text:p>5,4409046486</text:p>
          </table:table-cell>
          <table:table-cell office:value-type="float" office:value="0.770728743136754" calcext:value-type="float">
            <text:p>0,7707287431</text:p>
          </table:table-cell>
          <table:table-cell office:value-type="float" office:value="0.0998975786181611" calcext:value-type="float">
            <text:p>0,0998975786</text:p>
          </table:table-cell>
          <table:table-cell office:value-type="float" office:value="1.7475583654387" calcext:value-type="float">
            <text:p>1,7475583654</text:p>
          </table:table-cell>
          <table:table-cell office:value-type="float" office:value="302.279764106055" calcext:value-type="float">
            <text:p>302,2797641061</text:p>
          </table:table-cell>
          <table:table-cell office:value-type="float" office:value="3" calcext:value-type="float">
            <text:p>3</text:p>
          </table:table-cell>
          <table:table-cell office:value-type="float" office:value="0.164792178926958" calcext:value-type="float">
            <text:p>0,16479217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34</text:p>
          </table:table-cell>
        </table:table-row>
        <table:table-row table:style-name="ro1">
          <table:table-cell office:value-type="string" calcext:value-type="string">
            <text:p>FL50</text:p>
          </table:table-cell>
          <table:table-cell office:value-type="float" office:value="16116.8317140004" calcext:value-type="float">
            <text:p>16116,8317140004</text:p>
          </table:table-cell>
          <table:table-cell office:value-type="float" office:value="6.77385646559693" calcext:value-type="float">
            <text:p>6,7738564656</text:p>
          </table:table-cell>
          <table:table-cell office:value-type="float" office:value="0.850799410737971" calcext:value-type="float">
            <text:p>0,8507994107</text:p>
          </table:table-cell>
          <table:table-cell office:value-type="float" office:value="0.108213051184187" calcext:value-type="float">
            <text:p>0,1082130512</text:p>
          </table:table-cell>
          <table:table-cell office:value-type="float" office:value="1.33094387964045" calcext:value-type="float">
            <text:p>1,3309438796</text:p>
          </table:table-cell>
          <table:table-cell office:value-type="float" office:value="267.614306958263" calcext:value-type="float">
            <text:p>267,6143069583</text:p>
          </table:table-cell>
          <table:table-cell office:value-type="float" office:value="3" calcext:value-type="float">
            <text:p>3</text:p>
          </table:table-cell>
          <table:table-cell office:value-type="float" office:value="0.200670091224354" calcext:value-type="float">
            <text:p>0,2006700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49</text:p>
          </table:table-cell>
        </table:table-row>
        <table:table-row table:style-name="ro1">
          <table:table-cell office:value-type="string" calcext:value-type="string">
            <text:p>FL109</text:p>
          </table:table-cell>
          <table:table-cell office:value-type="float" office:value="16119.4656836121" calcext:value-type="float">
            <text:p>16119,4656836121</text:p>
          </table:table-cell>
          <table:table-cell office:value-type="float" office:value="5.88428388643054" calcext:value-type="float">
            <text:p>5,8842838864</text:p>
          </table:table-cell>
          <table:table-cell office:value-type="float" office:value="0.800034387468929" calcext:value-type="float">
            <text:p>0,8000343875</text:p>
          </table:table-cell>
          <table:table-cell office:value-type="float" office:value="0.108881604636481" calcext:value-type="float">
            <text:p>0,1088816046</text:p>
          </table:table-cell>
          <table:table-cell office:value-type="float" office:value="1.68717713448373" calcext:value-type="float">
            <text:p>1,6871771345</text:p>
          </table:table-cell>
          <table:table-cell office:value-type="float" office:value="267.657840549149" calcext:value-type="float">
            <text:p>267,6578405491</text:p>
          </table:table-cell>
          <table:table-cell office:value-type="float" office:value="3" calcext:value-type="float">
            <text:p>3</text:p>
          </table:table-cell>
          <table:table-cell office:value-type="float" office:value="0.205847602072708" calcext:value-type="float">
            <text:p>0,2058476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108</text:p>
          </table:table-cell>
        </table:table-row>
        <table:table-row table:style-name="ro1">
          <table:table-cell office:value-type="string" calcext:value-type="string">
            <text:p>FL38</text:p>
          </table:table-cell>
          <table:table-cell office:value-type="float" office:value="21347.5235589783" calcext:value-type="float">
            <text:p>21347,5235589783</text:p>
          </table:table-cell>
          <table:table-cell office:value-type="float" office:value="5.25730458035325" calcext:value-type="float">
            <text:p>5,2573045804</text:p>
          </table:table-cell>
          <table:table-cell office:value-type="float" office:value="0.733512850832318" calcext:value-type="float">
            <text:p>0,7335128508</text:p>
          </table:table-cell>
          <table:table-cell office:value-type="float" office:value="0.0802212511669857" calcext:value-type="float">
            <text:p>0,0802212512</text:p>
          </table:table-cell>
          <table:table-cell office:value-type="float" office:value="1.84441803555716" calcext:value-type="float">
            <text:p>1,8444180356</text:p>
          </table:table-cell>
          <table:table-cell office:value-type="float" office:value="354.792120968865" calcext:value-type="float">
            <text:p>354,7921209689</text:p>
          </table:table-cell>
          <table:table-cell office:value-type="float" office:value="3" calcext:value-type="float">
            <text:p>3</text:p>
          </table:table-cell>
          <table:table-cell office:value-type="float" office:value="0.209159464075272" calcext:value-type="float">
            <text:p>0,20915946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37</text:p>
          </table:table-cell>
        </table:table-row>
        <table:table-row table:style-name="ro1">
          <table:table-cell office:value-type="string" calcext:value-type="string">
            <text:p>FL3</text:p>
          </table:table-cell>
          <table:table-cell office:value-type="float" office:value="11067.2294819527" calcext:value-type="float">
            <text:p>11067,2294819527</text:p>
          </table:table-cell>
          <table:table-cell office:value-type="float" office:value="7.91201587487863" calcext:value-type="float">
            <text:p>7,9120158749</text:p>
          </table:table-cell>
          <table:table-cell office:value-type="float" office:value="0.888144047041218" calcext:value-type="float">
            <text:p>0,888144047</text:p>
          </table:table-cell>
          <table:table-cell office:value-type="float" office:value="0.11291321561634" calcext:value-type="float">
            <text:p>0,1129132156</text:p>
          </table:table-cell>
          <table:table-cell office:value-type="float" office:value="1.28985532580448" calcext:value-type="float">
            <text:p>1,2898553258</text:p>
          </table:table-cell>
          <table:table-cell office:value-type="float" office:value="183.454836128349" calcext:value-type="float">
            <text:p>183,4548361283</text:p>
          </table:table-cell>
          <table:table-cell office:value-type="float" office:value="3" calcext:value-type="float">
            <text:p>3</text:p>
          </table:table-cell>
          <table:table-cell office:value-type="float" office:value="0.217942827722615" calcext:value-type="float">
            <text:p>0,2179428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3</text:p>
          </table:table-cell>
        </table:table-row>
        <table:table-row table:style-name="ro1">
          <table:table-cell office:value-type="string" calcext:value-type="string">
            <text:p>FL9</text:p>
          </table:table-cell>
          <table:table-cell office:value-type="float" office:value="23482.5121741228" calcext:value-type="float">
            <text:p>23482,5121741228</text:p>
          </table:table-cell>
          <table:table-cell office:value-type="float" office:value="5.13909227211913" calcext:value-type="float">
            <text:p>5,1390922721</text:p>
          </table:table-cell>
          <table:table-cell office:value-type="float" office:value="0.716712489864126" calcext:value-type="float">
            <text:p>0,7167124899</text:p>
          </table:table-cell>
          <table:table-cell office:value-type="float" office:value="0.0758276573327225" calcext:value-type="float">
            <text:p>0,0758276573</text:p>
          </table:table-cell>
          <table:table-cell office:value-type="float" office:value="1.55696014024713" calcext:value-type="float">
            <text:p>1,5569601402</text:p>
          </table:table-cell>
          <table:table-cell office:value-type="float" office:value="390.375264081444" calcext:value-type="float">
            <text:p>390,3752640814</text:p>
          </table:table-cell>
          <table:table-cell office:value-type="float" office:value="3" calcext:value-type="float">
            <text:p>3</text:p>
          </table:table-cell>
          <table:table-cell office:value-type="float" office:value="0.21855398088319" calcext:value-type="float">
            <text:p>0,21855398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8</text:p>
          </table:table-cell>
        </table:table-row>
        <table:table-row table:style-name="ro1">
          <table:table-cell office:value-type="string" calcext:value-type="string">
            <text:p>FL73</text:p>
          </table:table-cell>
          <table:table-cell office:value-type="float" office:value="21742.7939530336" calcext:value-type="float">
            <text:p>21742,7939530336</text:p>
          </table:table-cell>
          <table:table-cell office:value-type="float" office:value="5.65346389504193" calcext:value-type="float">
            <text:p>5,653463895</text:p>
          </table:table-cell>
          <table:table-cell office:value-type="float" office:value="0.740171329262229" calcext:value-type="float">
            <text:p>0,7401713293</text:p>
          </table:table-cell>
          <table:table-cell office:value-type="float" office:value="0.0834929766734505" calcext:value-type="float">
            <text:p>0,0834929767</text:p>
          </table:table-cell>
          <table:table-cell office:value-type="float" office:value="1.51207953955698" calcext:value-type="float">
            <text:p>1,5120795396</text:p>
          </table:table-cell>
          <table:table-cell office:value-type="float" office:value="361.37996902942" calcext:value-type="float">
            <text:p>361,3799690294</text:p>
          </table:table-cell>
          <table:table-cell office:value-type="float" office:value="3" calcext:value-type="float">
            <text:p>3</text:p>
          </table:table-cell>
          <table:table-cell office:value-type="float" office:value="0.224627361056243" calcext:value-type="float">
            <text:p>0,2246273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72</text:p>
          </table:table-cell>
        </table:table-row>
        <table:table-row table:style-name="ro1">
          <table:table-cell office:value-type="string" calcext:value-type="string">
            <text:p>FL75</text:p>
          </table:table-cell>
          <table:table-cell office:value-type="float" office:value="22384.7418746747" calcext:value-type="float">
            <text:p>22384,7418746747</text:p>
          </table:table-cell>
          <table:table-cell office:value-type="float" office:value="7.9077765505334" calcext:value-type="float">
            <text:p>7,9077765505</text:p>
          </table:table-cell>
          <table:table-cell office:value-type="float" office:value="0.762231583357447" calcext:value-type="float">
            <text:p>0,7622315834</text:p>
          </table:table-cell>
          <table:table-cell office:value-type="float" office:value="0.0562700889586076" calcext:value-type="float">
            <text:p>0,056270089</text:p>
          </table:table-cell>
          <table:table-cell office:value-type="float" office:value="1.37368036397199" calcext:value-type="float">
            <text:p>1,373680364</text:p>
          </table:table-cell>
          <table:table-cell office:value-type="float" office:value="372.07933581972" calcext:value-type="float">
            <text:p>372,0793358197</text:p>
          </table:table-cell>
          <table:table-cell office:value-type="float" office:value="3" calcext:value-type="float">
            <text:p>3</text:p>
          </table:table-cell>
          <table:table-cell office:value-type="float" office:value="0.233107395019889" calcext:value-type="float">
            <text:p>0,233107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74</text:p>
          </table:table-cell>
        </table:table-row>
        <table:table-row table:style-name="ro1">
          <table:table-cell office:value-type="string" calcext:value-type="string">
            <text:p>FL76</text:p>
          </table:table-cell>
          <table:table-cell office:value-type="float" office:value="22384.7418746747" calcext:value-type="float">
            <text:p>22384,7418746747</text:p>
          </table:table-cell>
          <table:table-cell office:value-type="float" office:value="7.9077765505334" calcext:value-type="float">
            <text:p>7,9077765505</text:p>
          </table:table-cell>
          <table:table-cell office:value-type="float" office:value="0.762231583357447" calcext:value-type="float">
            <text:p>0,7622315834</text:p>
          </table:table-cell>
          <table:table-cell office:value-type="float" office:value="0.0562700889586076" calcext:value-type="float">
            <text:p>0,056270089</text:p>
          </table:table-cell>
          <table:table-cell office:value-type="float" office:value="1.37368036397199" calcext:value-type="float">
            <text:p>1,373680364</text:p>
          </table:table-cell>
          <table:table-cell office:value-type="float" office:value="372.07933581972" calcext:value-type="float">
            <text:p>372,0793358197</text:p>
          </table:table-cell>
          <table:table-cell office:value-type="float" office:value="3" calcext:value-type="float">
            <text:p>3</text:p>
          </table:table-cell>
          <table:table-cell office:value-type="float" office:value="0.233107395019889" calcext:value-type="float">
            <text:p>0,233107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74</text:p>
          </table:table-cell>
        </table:table-row>
        <table:table-row table:style-name="ro1">
          <table:table-cell office:value-type="string" calcext:value-type="string">
            <text:p>FL59</text:p>
          </table:table-cell>
          <table:table-cell office:value-type="float" office:value="14325.9492398052" calcext:value-type="float">
            <text:p>14325,9492398052</text:p>
          </table:table-cell>
          <table:table-cell office:value-type="float" office:value="6.53284690628847" calcext:value-type="float">
            <text:p>6,5328469063</text:p>
          </table:table-cell>
          <table:table-cell office:value-type="float" office:value="0.839963374889565" calcext:value-type="float">
            <text:p>0,8399633749</text:p>
          </table:table-cell>
          <table:table-cell office:value-type="float" office:value="0.118997414513348" calcext:value-type="float">
            <text:p>0,1189974145</text:p>
          </table:table-cell>
          <table:table-cell office:value-type="float" office:value="1.3172497504514" calcext:value-type="float">
            <text:p>1,3172497505</text:p>
          </table:table-cell>
          <table:table-cell office:value-type="float" office:value="237.766321819077" calcext:value-type="float">
            <text:p>237,7663218191</text:p>
          </table:table-cell>
          <table:table-cell office:value-type="float" office:value="3" calcext:value-type="float">
            <text:p>3</text:p>
          </table:table-cell>
          <table:table-cell office:value-type="float" office:value="0.236414556376002" calcext:value-type="float">
            <text:p>0,2364145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58</text:p>
          </table:table-cell>
        </table:table-row>
        <table:table-row table:style-name="ro1">
          <table:table-cell office:value-type="string" calcext:value-type="string">
            <text:p>FL69</text:p>
          </table:table-cell>
          <table:table-cell office:value-type="float" office:value="16327.0233132782" calcext:value-type="float">
            <text:p>16327,0233132782</text:p>
          </table:table-cell>
          <table:table-cell office:value-type="float" office:value="6.14445652442982" calcext:value-type="float">
            <text:p>6,1444565244</text:p>
          </table:table-cell>
          <table:table-cell office:value-type="float" office:value="0.811983414480841" calcext:value-type="float">
            <text:p>0,8119834145</text:p>
          </table:table-cell>
          <table:table-cell office:value-type="float" office:value="0.109662238784825" calcext:value-type="float">
            <text:p>0,1096622388</text:p>
          </table:table-cell>
          <table:table-cell office:value-type="float" office:value="1.46335081663984" calcext:value-type="float">
            <text:p>1,4633508166</text:p>
          </table:table-cell>
          <table:table-cell office:value-type="float" office:value="271.11725591684" calcext:value-type="float">
            <text:p>271,1172559168</text:p>
          </table:table-cell>
          <table:table-cell office:value-type="float" office:value="3" calcext:value-type="float">
            <text:p>3</text:p>
          </table:table-cell>
          <table:table-cell office:value-type="float" office:value="0.246412725234179" calcext:value-type="float">
            <text:p>0,2464127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68</text:p>
          </table:table-cell>
        </table:table-row>
        <table:table-row table:style-name="ro1">
          <table:table-cell office:value-type="string" calcext:value-type="string">
            <text:p>FL107</text:p>
          </table:table-cell>
          <table:table-cell office:value-type="float" office:value="16520.1138565802" calcext:value-type="float">
            <text:p>16520,1138565802</text:p>
          </table:table-cell>
          <table:table-cell office:value-type="float" office:value="6.59080961049827" calcext:value-type="float">
            <text:p>6,5908096105</text:p>
          </table:table-cell>
          <table:table-cell office:value-type="float" office:value="0.81677474058393" calcext:value-type="float">
            <text:p>0,8167747406</text:p>
          </table:table-cell>
          <table:table-cell office:value-type="float" office:value="0.110084645494228" calcext:value-type="float">
            <text:p>0,1100846455</text:p>
          </table:table-cell>
          <table:table-cell office:value-type="float" office:value="1.67191612357332" calcext:value-type="float">
            <text:p>1,6719161236</text:p>
          </table:table-cell>
          <table:table-cell office:value-type="float" office:value="274.335346368486" calcext:value-type="float">
            <text:p>274,3353463685</text:p>
          </table:table-cell>
          <table:table-cell office:value-type="float" office:value="3" calcext:value-type="float">
            <text:p>3</text:p>
          </table:table-cell>
          <table:table-cell office:value-type="float" office:value="0.251655649793123" calcext:value-type="float">
            <text:p>0,25165564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106</text:p>
          </table:table-cell>
        </table:table-row>
        <table:table-row table:style-name="ro1">
          <table:table-cell office:value-type="string" calcext:value-type="string">
            <text:p>FL44</text:p>
          </table:table-cell>
          <table:table-cell office:value-type="float" office:value="11689.7065778458" calcext:value-type="float">
            <text:p>11689,7065778458</text:p>
          </table:table-cell>
          <table:table-cell office:value-type="float" office:value="7.1968866442764" calcext:value-type="float">
            <text:p>7,1968866443</text:p>
          </table:table-cell>
          <table:table-cell office:value-type="float" office:value="0.872466867357915" calcext:value-type="float">
            <text:p>0,8724668674</text:p>
          </table:table-cell>
          <table:table-cell office:value-type="float" office:value="0.136165485017816" calcext:value-type="float">
            <text:p>0,136165485</text:p>
          </table:table-cell>
          <table:table-cell office:value-type="float" office:value="1.40166688451107" calcext:value-type="float">
            <text:p>1,4016668845</text:p>
          </table:table-cell>
          <table:table-cell office:value-type="float" office:value="193.829121562714" calcext:value-type="float">
            <text:p>193,8291215627</text:p>
          </table:table-cell>
          <table:table-cell office:value-type="float" office:value="3" calcext:value-type="float">
            <text:p>3</text:p>
          </table:table-cell>
          <table:table-cell office:value-type="float" office:value="0.252557140015803" calcext:value-type="float">
            <text:p>0,25255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43</text:p>
          </table:table-cell>
        </table:table-row>
        <table:table-row table:style-name="ro1">
          <table:table-cell office:value-type="string" calcext:value-type="string">
            <text:p>FL93</text:p>
          </table:table-cell>
          <table:table-cell office:value-type="float" office:value="15553.1571759436" calcext:value-type="float">
            <text:p>15553,1571759436</text:p>
          </table:table-cell>
          <table:table-cell office:value-type="float" office:value="5.4492680346406" calcext:value-type="float">
            <text:p>5,4492680346</text:p>
          </table:table-cell>
          <table:table-cell office:value-type="float" office:value="0.803494500620565" calcext:value-type="float">
            <text:p>0,8034945006</text:p>
          </table:table-cell>
          <table:table-cell office:value-type="float" office:value="0.114309345221579" calcext:value-type="float">
            <text:p>0,1143093452</text:p>
          </table:table-cell>
          <table:table-cell office:value-type="float" office:value="1.80845397958259" calcext:value-type="float">
            <text:p>1,8084539796</text:p>
          </table:table-cell>
          <table:table-cell office:value-type="float" office:value="258.219411091381" calcext:value-type="float">
            <text:p>258,2194110914</text:p>
          </table:table-cell>
          <table:table-cell office:value-type="float" office:value="3" calcext:value-type="float">
            <text:p>3</text:p>
          </table:table-cell>
          <table:table-cell office:value-type="float" office:value="0.253899188389669" calcext:value-type="float">
            <text:p>0,25389918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92</text:p>
          </table:table-cell>
        </table:table-row>
        <table:table-row table:style-name="ro1">
          <table:table-cell office:value-type="string" calcext:value-type="string">
            <text:p>FL102</text:p>
          </table:table-cell>
          <table:table-cell office:value-type="float" office:value="15017.1883122846" calcext:value-type="float">
            <text:p>15017,1883122846</text:p>
          </table:table-cell>
          <table:table-cell office:value-type="float" office:value="6.06420484477781" calcext:value-type="float">
            <text:p>6,0642048448</text:p>
          </table:table-cell>
          <table:table-cell office:value-type="float" office:value="0.824611382532304" calcext:value-type="float">
            <text:p>0,8246113825</text:p>
          </table:table-cell>
          <table:table-cell office:value-type="float" office:value="0.119134559096503" calcext:value-type="float">
            <text:p>0,1191345591</text:p>
          </table:table-cell>
          <table:table-cell office:value-type="float" office:value="1.64283666549294" calcext:value-type="float">
            <text:p>1,6428366655</text:p>
          </table:table-cell>
          <table:table-cell office:value-type="float" office:value="249.286621493058" calcext:value-type="float">
            <text:p>249,2866214931</text:p>
          </table:table-cell>
          <table:table-cell office:value-type="float" office:value="3" calcext:value-type="float">
            <text:p>3</text:p>
          </table:table-cell>
          <table:table-cell office:value-type="float" office:value="0.273125113417012" calcext:value-type="float">
            <text:p>0,2731251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101</text:p>
          </table:table-cell>
        </table:table-row>
        <table:table-row table:style-name="ro1">
          <table:table-cell office:value-type="string" calcext:value-type="string">
            <text:p>FL31</text:p>
          </table:table-cell>
          <table:table-cell office:value-type="float" office:value="14760.9823239507" calcext:value-type="float">
            <text:p>14760,9823239507</text:p>
          </table:table-cell>
          <table:table-cell office:value-type="float" office:value="4.89789034401788" calcext:value-type="float">
            <text:p>4,897890344</text:p>
          </table:table-cell>
          <table:table-cell office:value-type="float" office:value="0.821038458458537" calcext:value-type="float">
            <text:p>0,8210384585</text:p>
          </table:table-cell>
          <table:table-cell office:value-type="float" office:value="0.109066234944643" calcext:value-type="float">
            <text:p>0,1090662349</text:p>
          </table:table-cell>
          <table:table-cell office:value-type="float" office:value="1.71393845836127" calcext:value-type="float">
            <text:p>1,7139384584</text:p>
          </table:table-cell>
          <table:table-cell office:value-type="float" office:value="245.01653497178" calcext:value-type="float">
            <text:p>245,0165349718</text:p>
          </table:table-cell>
          <table:table-cell office:value-type="float" office:value="3" calcext:value-type="float">
            <text:p>3</text:p>
          </table:table-cell>
          <table:table-cell office:value-type="float" office:value="0.28254073811243" calcext:value-type="float">
            <text:p>0,2825407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30</text:p>
          </table:table-cell>
        </table:table-row>
        <table:table-row table:style-name="ro1">
          <table:table-cell office:value-type="string" calcext:value-type="string">
            <text:p>FL34</text:p>
          </table:table-cell>
          <table:table-cell office:value-type="float" office:value="17910.2852760244" calcext:value-type="float">
            <text:p>17910,2852760244</text:p>
          </table:table-cell>
          <table:table-cell office:value-type="float" office:value="5.08626894668967" calcext:value-type="float">
            <text:p>5,0862689467</text:p>
          </table:table-cell>
          <table:table-cell office:value-type="float" office:value="0.765559430974451" calcext:value-type="float">
            <text:p>0,765559431</text:p>
          </table:table-cell>
          <table:table-cell office:value-type="float" office:value="0.108715425241746" calcext:value-type="float">
            <text:p>0,1087154252</text:p>
          </table:table-cell>
          <table:table-cell office:value-type="float" office:value="1.92379962414651" calcext:value-type="float">
            <text:p>1,9237996241</text:p>
          </table:table-cell>
          <table:table-cell office:value-type="float" office:value="297.504892787705" calcext:value-type="float">
            <text:p>297,5048927877</text:p>
          </table:table-cell>
          <table:table-cell office:value-type="float" office:value="3" calcext:value-type="float">
            <text:p>3</text:p>
          </table:table-cell>
          <table:table-cell office:value-type="float" office:value="0.286745140317801" calcext:value-type="float">
            <text:p>0,28674514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33</text:p>
          </table:table-cell>
        </table:table-row>
        <table:table-row table:style-name="ro1">
          <table:table-cell office:value-type="string" calcext:value-type="string">
            <text:p>FL82</text:p>
          </table:table-cell>
          <table:table-cell office:value-type="float" office:value="10998.9310512942" calcext:value-type="float">
            <text:p>10998,9310512942</text:p>
          </table:table-cell>
          <table:table-cell office:value-type="float" office:value="7.20271126573714" calcext:value-type="float">
            <text:p>7,2027112657</text:p>
          </table:table-cell>
          <table:table-cell office:value-type="float" office:value="0.882286446163786" calcext:value-type="float">
            <text:p>0,8822864462</text:p>
          </table:table-cell>
          <table:table-cell office:value-type="float" office:value="0.142479395874535" calcext:value-type="float">
            <text:p>0,1424793959</text:p>
          </table:table-cell>
          <table:table-cell office:value-type="float" office:value="1.33152483164724" calcext:value-type="float">
            <text:p>1,3315248316</text:p>
          </table:table-cell>
          <table:table-cell office:value-type="float" office:value="182.316440100079" calcext:value-type="float">
            <text:p>182,3164401001</text:p>
          </table:table-cell>
          <table:table-cell office:value-type="float" office:value="3" calcext:value-type="float">
            <text:p>3</text:p>
          </table:table-cell>
          <table:table-cell office:value-type="float" office:value="0.294648766554331" calcext:value-type="float">
            <text:p>0,2946487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81</text:p>
          </table:table-cell>
        </table:table-row>
        <table:table-row table:style-name="ro1">
          <table:table-cell office:value-type="string" calcext:value-type="string">
            <text:p>FL45</text:p>
          </table:table-cell>
          <table:table-cell office:value-type="float" office:value="12214.7890947132" calcext:value-type="float">
            <text:p>12214,7890947132</text:p>
          </table:table-cell>
          <table:table-cell office:value-type="float" office:value="6.78482556229976" calcext:value-type="float">
            <text:p>6,7848255623</text:p>
          </table:table-cell>
          <table:table-cell office:value-type="float" office:value="0.870699453227076" calcext:value-type="float">
            <text:p>0,8706994532</text:p>
          </table:table-cell>
          <table:table-cell office:value-type="float" office:value="0.136693927150414" calcext:value-type="float">
            <text:p>0,1366939272</text:p>
          </table:table-cell>
          <table:table-cell office:value-type="float" office:value="1.29431761817478" calcext:value-type="float">
            <text:p>1,2943176182</text:p>
          </table:table-cell>
          <table:table-cell office:value-type="float" office:value="202.580618957043" calcext:value-type="float">
            <text:p>202,580618957</text:p>
          </table:table-cell>
          <table:table-cell office:value-type="float" office:value="3" calcext:value-type="float">
            <text:p>3</text:p>
          </table:table-cell>
          <table:table-cell office:value-type="float" office:value="0.296472870764859" calcext:value-type="float">
            <text:p>0,2964728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44</text:p>
          </table:table-cell>
        </table:table-row>
        <table:table-row table:style-name="ro1">
          <table:table-cell office:value-type="string" calcext:value-type="string">
            <text:p>FL110</text:p>
          </table:table-cell>
          <table:table-cell office:value-type="float" office:value="14887.8124828978" calcext:value-type="float">
            <text:p>14887,8124828978</text:p>
          </table:table-cell>
          <table:table-cell office:value-type="float" office:value="5.64830613190355" calcext:value-type="float">
            <text:p>5,6483061319</text:p>
          </table:table-cell>
          <table:table-cell office:value-type="float" office:value="0.802161777483107" calcext:value-type="float">
            <text:p>0,8021617775</text:p>
          </table:table-cell>
          <table:table-cell office:value-type="float" office:value="0.117393538283852" calcext:value-type="float">
            <text:p>0,1173935383</text:p>
          </table:table-cell>
          <table:table-cell office:value-type="float" office:value="1.91619444814878" calcext:value-type="float">
            <text:p>1,9161944481</text:p>
          </table:table-cell>
          <table:table-cell office:value-type="float" office:value="247.130406292229" calcext:value-type="float">
            <text:p>247,1304062922</text:p>
          </table:table-cell>
          <table:table-cell office:value-type="float" office:value="3" calcext:value-type="float">
            <text:p>3</text:p>
          </table:table-cell>
          <table:table-cell office:value-type="float" office:value="0.313024228916179" calcext:value-type="float">
            <text:p>0,3130242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109</text:p>
          </table:table-cell>
        </table:table-row>
        <table:table-row table:style-name="ro1">
          <table:table-cell office:value-type="string" calcext:value-type="string">
            <text:p>FL6</text:p>
          </table:table-cell>
          <table:table-cell office:value-type="float" office:value="18497.9048698544" calcext:value-type="float">
            <text:p>18497,9048698544</text:p>
          </table:table-cell>
          <table:table-cell office:value-type="float" office:value="7.19641753893973" calcext:value-type="float">
            <text:p>7,1964175389</text:p>
          </table:table-cell>
          <table:table-cell office:value-type="float" office:value="0.766819970214175" calcext:value-type="float">
            <text:p>0,7668199702</text:p>
          </table:table-cell>
          <table:table-cell office:value-type="float" office:value="0.0892588998353206" calcext:value-type="float">
            <text:p>0,0892588998</text:p>
          </table:table-cell>
          <table:table-cell office:value-type="float" office:value="1.93940806412342" calcext:value-type="float">
            <text:p>1,9394080641</text:p>
          </table:table-cell>
          <table:table-cell office:value-type="float" office:value="307.298577898949" calcext:value-type="float">
            <text:p>307,2985778989</text:p>
          </table:table-cell>
          <table:table-cell office:value-type="float" office:value="3" calcext:value-type="float">
            <text:p>3</text:p>
          </table:table-cell>
          <table:table-cell office:value-type="float" office:value="0.316900605719873" calcext:value-type="float">
            <text:p>0,3169006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5</text:p>
          </table:table-cell>
        </table:table-row>
        <table:table-row table:style-name="ro1">
          <table:table-cell office:value-type="string" calcext:value-type="string">
            <text:p>FL111</text:p>
          </table:table-cell>
          <table:table-cell office:value-type="float" office:value="14161.1331973778" calcext:value-type="float">
            <text:p>14161,1331973778</text:p>
          </table:table-cell>
          <table:table-cell office:value-type="float" office:value="5.55438065300202" calcext:value-type="float">
            <text:p>5,554380653</text:p>
          </table:table-cell>
          <table:table-cell office:value-type="float" office:value="0.83863368554348" calcext:value-type="float">
            <text:p>0,8386336855</text:p>
          </table:table-cell>
          <table:table-cell office:value-type="float" office:value="0.11654119514296" calcext:value-type="float">
            <text:p>0,1165411951</text:p>
          </table:table-cell>
          <table:table-cell office:value-type="float" office:value="1.40245363318758" calcext:value-type="float">
            <text:p>1,4024536332</text:p>
          </table:table-cell>
          <table:table-cell office:value-type="float" office:value="235.019259686457" calcext:value-type="float">
            <text:p>235,0192596865</text:p>
          </table:table-cell>
          <table:table-cell office:value-type="float" office:value="3" calcext:value-type="float">
            <text:p>3</text:p>
          </table:table-cell>
          <table:table-cell office:value-type="float" office:value="0.325991585734381" calcext:value-type="float">
            <text:p>0,3259915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10</text:p>
          </table:table-cell>
        </table:table-row>
        <table:table-row table:style-name="ro1">
          <table:table-cell office:value-type="string" calcext:value-type="string">
            <text:p>FL95</text:p>
          </table:table-cell>
          <table:table-cell office:value-type="float" office:value="18300.918614901" calcext:value-type="float">
            <text:p>18300,918614901</text:p>
          </table:table-cell>
          <table:table-cell office:value-type="float" office:value="4.63680128777123" calcext:value-type="float">
            <text:p>4,6368012878</text:p>
          </table:table-cell>
          <table:table-cell office:value-type="float" office:value="0.814792552351396" calcext:value-type="float">
            <text:p>0,8147925524</text:p>
          </table:table-cell>
          <table:table-cell office:value-type="float" office:value="0.124564875939715" calcext:value-type="float">
            <text:p>0,1245648759</text:p>
          </table:table-cell>
          <table:table-cell office:value-type="float" office:value="1.80313134607019" calcext:value-type="float">
            <text:p>1,8031313461</text:p>
          </table:table-cell>
          <table:table-cell office:value-type="float" office:value="304.015486994871" calcext:value-type="float">
            <text:p>304,0154869949</text:p>
          </table:table-cell>
          <table:table-cell office:value-type="float" office:value="3" calcext:value-type="float">
            <text:p>3</text:p>
          </table:table-cell>
          <table:table-cell office:value-type="float" office:value="0.327822098451208" calcext:value-type="float">
            <text:p>0,3278220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94</text:p>
          </table:table-cell>
        </table:table-row>
        <table:table-row table:style-name="ro1">
          <table:table-cell office:value-type="string" calcext:value-type="string">
            <text:p>FL70</text:p>
          </table:table-cell>
          <table:table-cell office:value-type="float" office:value="13197.4395383183" calcext:value-type="float">
            <text:p>13197,4395383183</text:p>
          </table:table-cell>
          <table:table-cell office:value-type="float" office:value="8.23430001662738" calcext:value-type="float">
            <text:p>8,2343000166</text:p>
          </table:table-cell>
          <table:table-cell office:value-type="float" office:value="0.888784370842267" calcext:value-type="float">
            <text:p>0,8887843708</text:p>
          </table:table-cell>
          <table:table-cell office:value-type="float" office:value="0.119082445557776" calcext:value-type="float">
            <text:p>0,1190824456</text:p>
          </table:table-cell>
          <table:table-cell office:value-type="float" office:value="1.12930914763073" calcext:value-type="float">
            <text:p>1,1293091476</text:p>
          </table:table-cell>
          <table:table-cell office:value-type="float" office:value="218.958593807209" calcext:value-type="float">
            <text:p>218,9585938072</text:p>
          </table:table-cell>
          <table:table-cell office:value-type="float" office:value="3" calcext:value-type="float">
            <text:p>3</text:p>
          </table:table-cell>
          <table:table-cell office:value-type="float" office:value="0.338770492471616" calcext:value-type="float">
            <text:p>0,3387704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69</text:p>
          </table:table-cell>
        </table:table-row>
        <table:table-row table:style-name="ro1">
          <table:table-cell office:value-type="string" calcext:value-type="string">
            <text:p>FL12</text:p>
          </table:table-cell>
          <table:table-cell office:value-type="float" office:value="12127.4417924777" calcext:value-type="float">
            <text:p>12127,4417924777</text:p>
          </table:table-cell>
          <table:table-cell office:value-type="float" office:value="5.67093973879786" calcext:value-type="float">
            <text:p>5,6709397388</text:p>
          </table:table-cell>
          <table:table-cell office:value-type="float" office:value="0.870485598081358" calcext:value-type="float">
            <text:p>0,8704855981</text:p>
          </table:table-cell>
          <table:table-cell office:value-type="float" office:value="0.113449245997326" calcext:value-type="float">
            <text:p>0,113449246</text:p>
          </table:table-cell>
          <table:table-cell office:value-type="float" office:value="1.31966443172781" calcext:value-type="float">
            <text:p>1,3196644317</text:p>
          </table:table-cell>
          <table:table-cell office:value-type="float" office:value="201.12469396733" calcext:value-type="float">
            <text:p>201,1246939673</text:p>
          </table:table-cell>
          <table:table-cell office:value-type="float" office:value="3" calcext:value-type="float">
            <text:p>3</text:p>
          </table:table-cell>
          <table:table-cell office:value-type="float" office:value="0.340010130278404" calcext:value-type="float">
            <text:p>0,3400101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1</text:p>
          </table:table-cell>
        </table:table-row>
        <table:table-row table:style-name="ro1">
          <table:table-cell office:value-type="string" calcext:value-type="string">
            <text:p>FL54</text:p>
          </table:table-cell>
          <table:table-cell office:value-type="float" office:value="15453.5284840803" calcext:value-type="float">
            <text:p>15453,5284840803</text:p>
          </table:table-cell>
          <table:table-cell office:value-type="float" office:value="6.42512062297921" calcext:value-type="float">
            <text:p>6,425120623</text:p>
          </table:table-cell>
          <table:table-cell office:value-type="float" office:value="0.844059959034074" calcext:value-type="float">
            <text:p>0,844059959</text:p>
          </table:table-cell>
          <table:table-cell office:value-type="float" office:value="0.103179943426585" calcext:value-type="float">
            <text:p>0,1031799434</text:p>
          </table:table-cell>
          <table:table-cell office:value-type="float" office:value="1.13245494490433" calcext:value-type="float">
            <text:p>1,1324549449</text:p>
          </table:table-cell>
          <table:table-cell office:value-type="float" office:value="256.559603590318" calcext:value-type="float">
            <text:p>256,5596035903</text:p>
          </table:table-cell>
          <table:table-cell office:value-type="float" office:value="3" calcext:value-type="float">
            <text:p>3</text:p>
          </table:table-cell>
          <table:table-cell office:value-type="float" office:value="0.34402340968526" calcext:value-type="float">
            <text:p>0,3440234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53</text:p>
          </table:table-cell>
        </table:table-row>
        <table:table-row table:style-name="ro1">
          <table:table-cell office:value-type="string" calcext:value-type="string">
            <text:p>FL14</text:p>
          </table:table-cell>
          <table:table-cell office:value-type="float" office:value="15766.2271865013" calcext:value-type="float">
            <text:p>15766,2271865013</text:p>
          </table:table-cell>
          <table:table-cell office:value-type="float" office:value="5.59439324033156" calcext:value-type="float">
            <text:p>5,5943932403</text:p>
          </table:table-cell>
          <table:table-cell office:value-type="float" office:value="0.850890048604115" calcext:value-type="float">
            <text:p>0,8508900486</text:p>
          </table:table-cell>
          <table:table-cell office:value-type="float" office:value="0.129163435896998" calcext:value-type="float">
            <text:p>0,1291634359</text:p>
          </table:table-cell>
          <table:table-cell office:value-type="float" office:value="1.56865079851821" calcext:value-type="float">
            <text:p>1,5686507985</text:p>
          </table:table-cell>
          <table:table-cell office:value-type="float" office:value="261.770705537535" calcext:value-type="float">
            <text:p>261,7707055375</text:p>
          </table:table-cell>
          <table:table-cell office:value-type="float" office:value="3" calcext:value-type="float">
            <text:p>3</text:p>
          </table:table-cell>
          <table:table-cell office:value-type="float" office:value="0.363534132253605" calcext:value-type="float">
            <text:p>0,3635341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13</text:p>
          </table:table-cell>
        </table:table-row>
        <table:table-row table:style-name="ro1">
          <table:table-cell office:value-type="string" calcext:value-type="string">
            <text:p>FL108</text:p>
          </table:table-cell>
          <table:table-cell office:value-type="float" office:value="11968.0077866001" calcext:value-type="float">
            <text:p>11968,0077866001</text:p>
          </table:table-cell>
          <table:table-cell office:value-type="float" office:value="7.10968762236286" calcext:value-type="float">
            <text:p>7,1096876224</text:p>
          </table:table-cell>
          <table:table-cell office:value-type="float" office:value="0.880934269207171" calcext:value-type="float">
            <text:p>0,8809342692</text:p>
          </table:table-cell>
          <table:table-cell office:value-type="float" office:value="0.131218497519915" calcext:value-type="float">
            <text:p>0,1312184975</text:p>
          </table:table-cell>
          <table:table-cell office:value-type="float" office:value="1.13508543502254" calcext:value-type="float">
            <text:p>1,135085435</text:p>
          </table:table-cell>
          <table:table-cell office:value-type="float" office:value="198.468040181229" calcext:value-type="float">
            <text:p>198,4680401812</text:p>
          </table:table-cell>
          <table:table-cell office:value-type="float" office:value="3" calcext:value-type="float">
            <text:p>3</text:p>
          </table:table-cell>
          <table:table-cell office:value-type="float" office:value="0.364871576281757" calcext:value-type="float">
            <text:p>0,3648715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07</text:p>
          </table:table-cell>
        </table:table-row>
        <table:table-row table:style-name="ro1">
          <table:table-cell office:value-type="string" calcext:value-type="string">
            <text:p>FL98</text:p>
          </table:table-cell>
          <table:table-cell office:value-type="float" office:value="10887.1242927915" calcext:value-type="float">
            <text:p>10887,1242927915</text:p>
          </table:table-cell>
          <table:table-cell office:value-type="float" office:value="7.5843723300124" calcext:value-type="float">
            <text:p>7,58437233</text:p>
          </table:table-cell>
          <table:table-cell office:value-type="float" office:value="0.90108063673735" calcext:value-type="float">
            <text:p>0,9010806367</text:p>
          </table:table-cell>
          <table:table-cell office:value-type="float" office:value="0.142102073812117" calcext:value-type="float">
            <text:p>0,1421020738</text:p>
          </table:table-cell>
          <table:table-cell office:value-type="float" office:value="1.17578306929711" calcext:value-type="float">
            <text:p>1,1757830693</text:p>
          </table:table-cell>
          <table:table-cell office:value-type="float" office:value="180.453512571965" calcext:value-type="float">
            <text:p>180,453512572</text:p>
          </table:table-cell>
          <table:table-cell office:value-type="float" office:value="3" calcext:value-type="float">
            <text:p>3</text:p>
          </table:table-cell>
          <table:table-cell office:value-type="float" office:value="0.371693677461276" calcext:value-type="float">
            <text:p>0,3716936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97</text:p>
          </table:table-cell>
        </table:table-row>
        <table:table-row table:style-name="ro1">
          <table:table-cell office:value-type="string" calcext:value-type="string">
            <text:p>FL18</text:p>
          </table:table-cell>
          <table:table-cell office:value-type="float" office:value="16966.0242543223" calcext:value-type="float">
            <text:p>16966,0242543223</text:p>
          </table:table-cell>
          <table:table-cell office:value-type="float" office:value="3.97678122941923" calcext:value-type="float">
            <text:p>3,9767812294</text:p>
          </table:table-cell>
          <table:table-cell office:value-type="float" office:value="0.844286861285428" calcext:value-type="float">
            <text:p>0,8442868613</text:p>
          </table:table-cell>
          <table:table-cell office:value-type="float" office:value="0.0992562466285058" calcext:value-type="float">
            <text:p>0,0992562466</text:p>
          </table:table-cell>
          <table:table-cell office:value-type="float" office:value="1.5995246464805" calcext:value-type="float">
            <text:p>1,5995246465</text:p>
          </table:table-cell>
          <table:table-cell office:value-type="float" office:value="281.767350113721" calcext:value-type="float">
            <text:p>281,7673501137</text:p>
          </table:table-cell>
          <table:table-cell office:value-type="float" office:value="3" calcext:value-type="float">
            <text:p>3</text:p>
          </table:table-cell>
          <table:table-cell office:value-type="float" office:value="0.396665496389194" calcext:value-type="float">
            <text:p>0,3966654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17</text:p>
          </table:table-cell>
        </table:table-row>
        <table:table-row table:style-name="ro1">
          <table:table-cell office:value-type="string" calcext:value-type="string">
            <text:p>FL60</text:p>
          </table:table-cell>
          <table:table-cell office:value-type="float" office:value="10196.1031223693" calcext:value-type="float">
            <text:p>10196,1031223693</text:p>
          </table:table-cell>
          <table:table-cell office:value-type="float" office:value="7.61648708241522" calcext:value-type="float">
            <text:p>7,6164870824</text:p>
          </table:table-cell>
          <table:table-cell office:value-type="float" office:value="0.900517480005549" calcext:value-type="float">
            <text:p>0,90051748</text:p>
          </table:table-cell>
          <table:table-cell office:value-type="float" office:value="0.147440923977828" calcext:value-type="float">
            <text:p>0,147440924</text:p>
          </table:table-cell>
          <table:table-cell office:value-type="float" office:value="1.1568906855381" calcext:value-type="float">
            <text:p>1,1568906855</text:p>
          </table:table-cell>
          <table:table-cell office:value-type="float" office:value="168.936688433816" calcext:value-type="float">
            <text:p>168,9366884338</text:p>
          </table:table-cell>
          <table:table-cell office:value-type="float" office:value="3" calcext:value-type="float">
            <text:p>3</text:p>
          </table:table-cell>
          <table:table-cell office:value-type="float" office:value="0.397594497370863" calcext:value-type="float">
            <text:p>0,3975944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59</text:p>
          </table:table-cell>
        </table:table-row>
        <table:table-row table:style-name="ro1">
          <table:table-cell office:value-type="string" calcext:value-type="string">
            <text:p>FL78</text:p>
          </table:table-cell>
          <table:table-cell office:value-type="float" office:value="10043.7664457085" calcext:value-type="float">
            <text:p>10043,7664457085</text:p>
          </table:table-cell>
          <table:table-cell office:value-type="float" office:value="6.47584071959448" calcext:value-type="float">
            <text:p>6,4758407196</text:p>
          </table:table-cell>
          <table:table-cell office:value-type="float" office:value="0.884654340918709" calcext:value-type="float">
            <text:p>0,8846543409</text:p>
          </table:table-cell>
          <table:table-cell office:value-type="float" office:value="0.161696728487817" calcext:value-type="float">
            <text:p>0,1616967285</text:p>
          </table:table-cell>
          <table:table-cell office:value-type="float" office:value="1.29462823621888" calcext:value-type="float">
            <text:p>1,2946282362</text:p>
          </table:table-cell>
          <table:table-cell office:value-type="float" office:value="166.397307618113" calcext:value-type="float">
            <text:p>166,3973076181</text:p>
          </table:table-cell>
          <table:table-cell office:value-type="float" office:value="3" calcext:value-type="float">
            <text:p>3</text:p>
          </table:table-cell>
          <table:table-cell office:value-type="float" office:value="0.413797815516317" calcext:value-type="float">
            <text:p>0,4137978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77</text:p>
          </table:table-cell>
        </table:table-row>
        <table:table-row table:style-name="ro1">
          <table:table-cell office:value-type="string" calcext:value-type="string">
            <text:p>FL79</text:p>
          </table:table-cell>
          <table:table-cell office:value-type="float" office:value="10043.7664457085" calcext:value-type="float">
            <text:p>10043,7664457085</text:p>
          </table:table-cell>
          <table:table-cell office:value-type="float" office:value="6.47584071959448" calcext:value-type="float">
            <text:p>6,4758407196</text:p>
          </table:table-cell>
          <table:table-cell office:value-type="float" office:value="0.884654340918709" calcext:value-type="float">
            <text:p>0,8846543409</text:p>
          </table:table-cell>
          <table:table-cell office:value-type="float" office:value="0.161696728487817" calcext:value-type="float">
            <text:p>0,1616967285</text:p>
          </table:table-cell>
          <table:table-cell office:value-type="float" office:value="1.29462823621888" calcext:value-type="float">
            <text:p>1,2946282362</text:p>
          </table:table-cell>
          <table:table-cell office:value-type="float" office:value="166.397307618113" calcext:value-type="float">
            <text:p>166,3973076181</text:p>
          </table:table-cell>
          <table:table-cell office:value-type="float" office:value="3" calcext:value-type="float">
            <text:p>3</text:p>
          </table:table-cell>
          <table:table-cell office:value-type="float" office:value="0.413797815516317" calcext:value-type="float">
            <text:p>0,4137978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77</text:p>
          </table:table-cell>
        </table:table-row>
        <table:table-row table:style-name="ro1">
          <table:table-cell office:value-type="string" calcext:value-type="string">
            <text:p>FL86</text:p>
          </table:table-cell>
          <table:table-cell office:value-type="float" office:value="12638.1356003067" calcext:value-type="float">
            <text:p>12638,1356003067</text:p>
          </table:table-cell>
          <table:table-cell office:value-type="float" office:value="7.25189695121879" calcext:value-type="float">
            <text:p>7,2518969512</text:p>
          </table:table-cell>
          <table:table-cell office:value-type="float" office:value="0.878806493765324" calcext:value-type="float">
            <text:p>0,8788064938</text:p>
          </table:table-cell>
          <table:table-cell office:value-type="float" office:value="0.130330119653914" calcext:value-type="float">
            <text:p>0,1303301197</text:p>
          </table:table-cell>
          <table:table-cell office:value-type="float" office:value="1.05332804763911" calcext:value-type="float">
            <text:p>1,0533280476</text:p>
          </table:table-cell>
          <table:table-cell office:value-type="float" office:value="209.63700902309" calcext:value-type="float">
            <text:p>209,6370090231</text:p>
          </table:table-cell>
          <table:table-cell office:value-type="float" office:value="3" calcext:value-type="float">
            <text:p>3</text:p>
          </table:table-cell>
          <table:table-cell office:value-type="float" office:value="0.420435321159803" calcext:value-type="float">
            <text:p>0,4204353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85</text:p>
          </table:table-cell>
        </table:table-row>
        <table:table-row table:style-name="ro1">
          <table:table-cell office:value-type="string" calcext:value-type="string">
            <text:p>FL47</text:p>
          </table:table-cell>
          <table:table-cell office:value-type="float" office:value="27084.9450063656" calcext:value-type="float">
            <text:p>27084,9450063656</text:p>
          </table:table-cell>
          <table:table-cell office:value-type="float" office:value="3.288988577227" calcext:value-type="float">
            <text:p>3,2889885772</text:p>
          </table:table-cell>
          <table:table-cell office:value-type="float" office:value="0.809970451599927" calcext:value-type="float">
            <text:p>0,8099704516</text:p>
          </table:table-cell>
          <table:table-cell office:value-type="float" office:value="0.11709759161961" calcext:value-type="float">
            <text:p>0,1170975916</text:p>
          </table:table-cell>
          <table:table-cell office:value-type="float" office:value="1.79604298930675" calcext:value-type="float">
            <text:p>1,7960429893</text:p>
          </table:table-cell>
          <table:table-cell office:value-type="float" office:value="450.415949636905" calcext:value-type="float">
            <text:p>450,4159496369</text:p>
          </table:table-cell>
          <table:table-cell office:value-type="float" office:value="3" calcext:value-type="float">
            <text:p>3</text:p>
          </table:table-cell>
          <table:table-cell office:value-type="float" office:value="0.423961886288386" calcext:value-type="float">
            <text:p>0,4239618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46</text:p>
          </table:table-cell>
        </table:table-row>
        <table:table-row table:style-name="ro1">
          <table:table-cell office:value-type="string" calcext:value-type="string">
            <text:p>FL53</text:p>
          </table:table-cell>
          <table:table-cell office:value-type="float" office:value="10991.6753398194" calcext:value-type="float">
            <text:p>10991,6753398194</text:p>
          </table:table-cell>
          <table:table-cell office:value-type="float" office:value="7.48345992799674" calcext:value-type="float">
            <text:p>7,483459928</text:p>
          </table:table-cell>
          <table:table-cell office:value-type="float" office:value="0.899468384202798" calcext:value-type="float">
            <text:p>0,8994683842</text:p>
          </table:table-cell>
          <table:table-cell office:value-type="float" office:value="0.141098288760673" calcext:value-type="float">
            <text:p>0,1410982888</text:p>
          </table:table-cell>
          <table:table-cell office:value-type="float" office:value="1.08989866744527" calcext:value-type="float">
            <text:p>1,0898986674</text:p>
          </table:table-cell>
          <table:table-cell office:value-type="float" office:value="182.196257496978" calcext:value-type="float">
            <text:p>182,196257497</text:p>
          </table:table-cell>
          <table:table-cell office:value-type="float" office:value="3" calcext:value-type="float">
            <text:p>3</text:p>
          </table:table-cell>
          <table:table-cell office:value-type="float" office:value="0.42677203630368" calcext:value-type="float">
            <text:p>0,4267720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52</text:p>
          </table:table-cell>
        </table:table-row>
        <table:table-row table:style-name="ro1">
          <table:table-cell office:value-type="string" calcext:value-type="string">
            <text:p>FL101</text:p>
          </table:table-cell>
          <table:table-cell office:value-type="float" office:value="9484.89977690412" calcext:value-type="float">
            <text:p>9484,8997769041</text:p>
          </table:table-cell>
          <table:table-cell office:value-type="float" office:value="8.82928559549558" calcext:value-type="float">
            <text:p>8,8292855955</text:p>
          </table:table-cell>
          <table:table-cell office:value-type="float" office:value="0.920695666595635" calcext:value-type="float">
            <text:p>0,9206956666</text:p>
          </table:table-cell>
          <table:table-cell office:value-type="float" office:value="0.123566909503602" calcext:value-type="float">
            <text:p>0,1235669095</text:p>
          </table:table-cell>
          <table:table-cell office:value-type="float" office:value="1.05716671734635" calcext:value-type="float">
            <text:p>1,0571667173</text:p>
          </table:table-cell>
          <table:table-cell office:value-type="float" office:value="157.084040743942" calcext:value-type="float">
            <text:p>157,0840407439</text:p>
          </table:table-cell>
          <table:table-cell office:value-type="float" office:value="3" calcext:value-type="float">
            <text:p>3</text:p>
          </table:table-cell>
          <table:table-cell office:value-type="float" office:value="0.447699627687433" calcext:value-type="float">
            <text:p>0,4476996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00</text:p>
          </table:table-cell>
        </table:table-row>
        <table:table-row table:style-name="ro1">
          <table:table-cell office:value-type="string" calcext:value-type="string">
            <text:p>FL83</text:p>
          </table:table-cell>
          <table:table-cell office:value-type="float" office:value="10328.0842946077" calcext:value-type="float">
            <text:p>10328,0842946077</text:p>
          </table:table-cell>
          <table:table-cell office:value-type="float" office:value="7.66976132941723" calcext:value-type="float">
            <text:p>7,6697613294</text:p>
          </table:table-cell>
          <table:table-cell office:value-type="float" office:value="0.907719717365914" calcext:value-type="float">
            <text:p>0,9077197174</text:p>
          </table:table-cell>
          <table:table-cell office:value-type="float" office:value="0.149478759197699" calcext:value-type="float">
            <text:p>0,1494787592</text:p>
          </table:table-cell>
          <table:table-cell office:value-type="float" office:value="1.09189403563357" calcext:value-type="float">
            <text:p>1,0918940356</text:p>
          </table:table-cell>
          <table:table-cell office:value-type="float" office:value="171.136628996379" calcext:value-type="float">
            <text:p>171,1366289964</text:p>
          </table:table-cell>
          <table:table-cell office:value-type="float" office:value="3" calcext:value-type="float">
            <text:p>3</text:p>
          </table:table-cell>
          <table:table-cell office:value-type="float" office:value="0.45194153414991" calcext:value-type="float">
            <text:p>0,4519415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82</text:p>
          </table:table-cell>
        </table:table-row>
        <table:table-row table:style-name="ro1">
          <table:table-cell office:value-type="string" calcext:value-type="string">
            <text:p>FL103</text:p>
          </table:table-cell>
          <table:table-cell office:value-type="float" office:value="10855.6030026229" calcext:value-type="float">
            <text:p>10855,6030026229</text:p>
          </table:table-cell>
          <table:table-cell office:value-type="float" office:value="7.39079401284493" calcext:value-type="float">
            <text:p>7,3907940128</text:p>
          </table:table-cell>
          <table:table-cell office:value-type="float" office:value="0.898030904488281" calcext:value-type="float">
            <text:p>0,8980309045</text:p>
          </table:table-cell>
          <table:table-cell office:value-type="float" office:value="0.150203770407057" calcext:value-type="float">
            <text:p>0,1502037704</text:p>
          </table:table-cell>
          <table:table-cell office:value-type="float" office:value="1.06677698531519" calcext:value-type="float">
            <text:p>1,0667769853</text:p>
          </table:table-cell>
          <table:table-cell office:value-type="float" office:value="179.928525966693" calcext:value-type="float">
            <text:p>179,9285259667</text:p>
          </table:table-cell>
          <table:table-cell office:value-type="float" office:value="3" calcext:value-type="float">
            <text:p>3</text:p>
          </table:table-cell>
          <table:table-cell office:value-type="float" office:value="0.467212169161859" calcext:value-type="float">
            <text:p>0,4672121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02</text:p>
          </table:table-cell>
        </table:table-row>
        <table:table-row table:style-name="ro1">
          <table:table-cell office:value-type="string" calcext:value-type="string">
            <text:p>FL104</text:p>
          </table:table-cell>
          <table:table-cell office:value-type="float" office:value="10855.6030026229" calcext:value-type="float">
            <text:p>10855,6030026229</text:p>
          </table:table-cell>
          <table:table-cell office:value-type="float" office:value="7.39079401284493" calcext:value-type="float">
            <text:p>7,3907940128</text:p>
          </table:table-cell>
          <table:table-cell office:value-type="float" office:value="0.898030904488281" calcext:value-type="float">
            <text:p>0,8980309045</text:p>
          </table:table-cell>
          <table:table-cell office:value-type="float" office:value="0.150203770407057" calcext:value-type="float">
            <text:p>0,1502037704</text:p>
          </table:table-cell>
          <table:table-cell office:value-type="float" office:value="1.06677698531519" calcext:value-type="float">
            <text:p>1,0667769853</text:p>
          </table:table-cell>
          <table:table-cell office:value-type="float" office:value="179.928525966693" calcext:value-type="float">
            <text:p>179,9285259667</text:p>
          </table:table-cell>
          <table:table-cell office:value-type="float" office:value="3" calcext:value-type="float">
            <text:p>3</text:p>
          </table:table-cell>
          <table:table-cell office:value-type="float" office:value="0.467212169161859" calcext:value-type="float">
            <text:p>0,4672121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02</text:p>
          </table:table-cell>
        </table:table-row>
        <table:table-row table:style-name="ro1">
          <table:table-cell office:value-type="string" calcext:value-type="string">
            <text:p>FL28</text:p>
          </table:table-cell>
          <table:table-cell office:value-type="float" office:value="26241.9684388892" calcext:value-type="float">
            <text:p>26241,9684388892</text:p>
          </table:table-cell>
          <table:table-cell office:value-type="float" office:value="4.4708889371758" calcext:value-type="float">
            <text:p>4,4708889372</text:p>
          </table:table-cell>
          <table:table-cell office:value-type="float" office:value="0.837565910681687" calcext:value-type="float">
            <text:p>0,8375659107</text:p>
          </table:table-cell>
          <table:table-cell office:value-type="float" office:value="0.137334604359945" calcext:value-type="float">
            <text:p>0,1373346044</text:p>
          </table:table-cell>
          <table:table-cell office:value-type="float" office:value="1.43055143956107" calcext:value-type="float">
            <text:p>1,4305514396</text:p>
          </table:table-cell>
          <table:table-cell office:value-type="float" office:value="436.366392364374" calcext:value-type="float">
            <text:p>436,3663923644</text:p>
          </table:table-cell>
          <table:table-cell office:value-type="float" office:value="3" calcext:value-type="float">
            <text:p>3</text:p>
          </table:table-cell>
          <table:table-cell office:value-type="float" office:value="0.468701328625685" calcext:value-type="float">
            <text:p>0,4687013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27</text:p>
          </table:table-cell>
        </table:table-row>
        <table:table-row table:style-name="ro1">
          <table:table-cell office:value-type="string" calcext:value-type="string">
            <text:p>FL67</text:p>
          </table:table-cell>
          <table:table-cell office:value-type="float" office:value="10798.1032057977" calcext:value-type="float">
            <text:p>10798,1032057977</text:p>
          </table:table-cell>
          <table:table-cell office:value-type="float" office:value="7.9611236227515" calcext:value-type="float">
            <text:p>7,9611236228</text:p>
          </table:table-cell>
          <table:table-cell office:value-type="float" office:value="0.90499213717779" calcext:value-type="float">
            <text:p>0,9049921372</text:p>
          </table:table-cell>
          <table:table-cell office:value-type="float" office:value="0.140831757893725" calcext:value-type="float">
            <text:p>0,1408317579</text:p>
          </table:table-cell>
          <table:table-cell office:value-type="float" office:value="1.03389297552081" calcext:value-type="float">
            <text:p>1,0338929755</text:p>
          </table:table-cell>
          <table:table-cell office:value-type="float" office:value="178.97038028954" calcext:value-type="float">
            <text:p>178,9703802895</text:p>
          </table:table-cell>
          <table:table-cell office:value-type="float" office:value="3" calcext:value-type="float">
            <text:p>3</text:p>
          </table:table-cell>
          <table:table-cell office:value-type="float" office:value="0.468862640189537" calcext:value-type="float">
            <text:p>0,4688626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66</text:p>
          </table:table-cell>
        </table:table-row>
        <table:table-row table:style-name="ro1">
          <table:table-cell office:value-type="string" calcext:value-type="string">
            <text:p>FL96</text:p>
          </table:table-cell>
          <table:table-cell office:value-type="float" office:value="13935.6039937866" calcext:value-type="float">
            <text:p>13935,6039937866</text:p>
          </table:table-cell>
          <table:table-cell office:value-type="float" office:value="5.50681990819331" calcext:value-type="float">
            <text:p>5,5068199082</text:p>
          </table:table-cell>
          <table:table-cell office:value-type="float" office:value="0.905397388524606" calcext:value-type="float">
            <text:p>0,9053973885</text:p>
          </table:table-cell>
          <table:table-cell office:value-type="float" office:value="0.150221103562629" calcext:value-type="float">
            <text:p>0,1502211036</text:p>
          </table:table-cell>
          <table:table-cell office:value-type="float" office:value="1.23256277667987" calcext:value-type="float">
            <text:p>1,2325627767</text:p>
          </table:table-cell>
          <table:table-cell office:value-type="float" office:value="231.261048365428" calcext:value-type="float">
            <text:p>231,2610483654</text:p>
          </table:table-cell>
          <table:table-cell office:value-type="float" office:value="3" calcext:value-type="float">
            <text:p>3</text:p>
          </table:table-cell>
          <table:table-cell office:value-type="float" office:value="0.482335789953089" calcext:value-type="float">
            <text:p>0,48233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95</text:p>
          </table:table-cell>
        </table:table-row>
        <table:table-row table:style-name="ro1">
          <table:table-cell office:value-type="string" calcext:value-type="string">
            <text:p>FL97</text:p>
          </table:table-cell>
          <table:table-cell office:value-type="float" office:value="13181.2162364579" calcext:value-type="float">
            <text:p>13181,2162364579</text:p>
          </table:table-cell>
          <table:table-cell office:value-type="float" office:value="8.43716186050699" calcext:value-type="float">
            <text:p>8,4371618605</text:p>
          </table:table-cell>
          <table:table-cell office:value-type="float" office:value="0.926706888201653" calcext:value-type="float">
            <text:p>0,9267068882</text:p>
          </table:table-cell>
          <table:table-cell office:value-type="float" office:value="0.0860608592306838" calcext:value-type="float">
            <text:p>0,0860608592</text:p>
          </table:table-cell>
          <table:table-cell office:value-type="float" office:value="0.983567795505391" calcext:value-type="float">
            <text:p>0,9835677955</text:p>
          </table:table-cell>
          <table:table-cell office:value-type="float" office:value="218.688804148219" calcext:value-type="float">
            <text:p>218,6888041482</text:p>
          </table:table-cell>
          <table:table-cell office:value-type="float" office:value="3" calcext:value-type="float">
            <text:p>3</text:p>
          </table:table-cell>
          <table:table-cell office:value-type="float" office:value="0.495457279276226" calcext:value-type="float">
            <text:p>0,4954572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96</text:p>
          </table:table-cell>
        </table:table-row>
        <table:table-row table:style-name="ro1">
          <table:table-cell office:value-type="string" calcext:value-type="string">
            <text:p>FL87</text:p>
          </table:table-cell>
          <table:table-cell office:value-type="float" office:value="9229.49898120314" calcext:value-type="float">
            <text:p>9229,4989812031</text:p>
          </table:table-cell>
          <table:table-cell office:value-type="float" office:value="8.02074477926451" calcext:value-type="float">
            <text:p>8,0207447793</text:p>
          </table:table-cell>
          <table:table-cell office:value-type="float" office:value="0.917348759187941" calcext:value-type="float">
            <text:p>0,9173487592</text:p>
          </table:table-cell>
          <table:table-cell office:value-type="float" office:value="0.152561061349397" calcext:value-type="float">
            <text:p>0,1525610613</text:p>
          </table:table-cell>
          <table:table-cell office:value-type="float" office:value="1.03581733853607" calcext:value-type="float">
            <text:p>1,0358173385</text:p>
          </table:table-cell>
          <table:table-cell office:value-type="float" office:value="152.827479222559" calcext:value-type="float">
            <text:p>152,8274792226</text:p>
          </table:table-cell>
          <table:table-cell office:value-type="float" office:value="3" calcext:value-type="float">
            <text:p>3</text:p>
          </table:table-cell>
          <table:table-cell office:value-type="float" office:value="0.506739863688751" calcext:value-type="float">
            <text:p>0,5067398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86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5" office:value-type="float" office:value="33425.23" calcext:value-type="float">
            <text:p>3,34E+004</text:p>
          </table:table-cell>
          <table:table-cell table:style-name="ce5" office:value-type="float" office:value="3.274835" calcext:value-type="float">
            <text:p>3,27E+000</text:p>
          </table:table-cell>
          <table:table-cell table:style-name="ce5" office:value-type="float" office:value="0.6251226" calcext:value-type="float">
            <text:p>6,25E-001</text:p>
          </table:table-cell>
          <table:table-cell table:style-name="ce5" office:value-type="float" office:value="0.04675367" calcext:value-type="float">
            <text:p>4,68E-002</text:p>
          </table:table-cell>
          <table:table-cell table:style-name="ce5" office:value-type="float" office:value="1.479457" calcext:value-type="float">
            <text:p>1,48E+000</text:p>
          </table:table-cell>
          <table:table-cell table:style-name="ce5" office:value-type="float" office:value="556.0874" calcext:value-type="float">
            <text:p>5,56E+002</text:p>
          </table:table-cell>
          <table:table-cell table:style-name="ce5" office:value-type="float" office:value="3" calcext:value-type="float">
            <text:p>3,00E+000</text:p>
          </table:table-cell>
          <table:table-cell table:style-name="ce5" office:value-type="float" office:value="0.5079217" calcext:value-type="float">
            <text:p>5,08E-001</text:p>
          </table:table-cell>
          <table:table-cell table:style-name="ce5" office:value-type="float" office:value="3" calcext:value-type="float">
            <text:p>3,00E+000</text:p>
          </table:table-cell>
          <table:table-cell table:style-name="ce9" office:value-type="string" calcext:value-type="string">
            <text:p>-11258480653_config.csv</text:p>
          </table:table-cell>
        </table:table-row>
        <table:table-row table:style-name="ro1">
          <table:table-cell office:value-type="string" calcext:value-type="string">
            <text:p>FL30</text:p>
          </table:table-cell>
          <table:table-cell office:value-type="float" office:value="17298.0415737395" calcext:value-type="float">
            <text:p>17298,0415737395</text:p>
          </table:table-cell>
          <table:table-cell office:value-type="float" office:value="7.18677626243039" calcext:value-type="float">
            <text:p>7,1867762624</text:p>
          </table:table-cell>
          <table:table-cell office:value-type="float" office:value="0.855485621307842" calcext:value-type="float">
            <text:p>0,8554856213</text:p>
          </table:table-cell>
          <table:table-cell office:value-type="float" office:value="0.0891055873105011" calcext:value-type="float">
            <text:p>0,0891055873</text:p>
          </table:table-cell>
          <table:table-cell office:value-type="float" office:value="0.916463269623871" calcext:value-type="float">
            <text:p>0,9164632696</text:p>
          </table:table-cell>
          <table:table-cell office:value-type="float" office:value="287.301973096765" calcext:value-type="float">
            <text:p>287,3019730968</text:p>
          </table:table-cell>
          <table:table-cell office:value-type="float" office:value="3" calcext:value-type="float">
            <text:p>3</text:p>
          </table:table-cell>
          <table:table-cell office:value-type="float" office:value="0.509335761307338" calcext:value-type="float">
            <text:p>0,5093357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29</text:p>
          </table:table-cell>
        </table:table-row>
        <table:table-row table:style-name="ro1">
          <table:table-cell office:value-type="string" calcext:value-type="string">
            <text:p>FL16</text:p>
          </table:table-cell>
          <table:table-cell office:value-type="float" office:value="10094.2517895027" calcext:value-type="float">
            <text:p>10094,2517895027</text:p>
          </table:table-cell>
          <table:table-cell office:value-type="float" office:value="8.7223568680587" calcext:value-type="float">
            <text:p>8,7223568681</text:p>
          </table:table-cell>
          <table:table-cell office:value-type="float" office:value="0.924065889796595" calcext:value-type="float">
            <text:p>0,9240658898</text:p>
          </table:table-cell>
          <table:table-cell office:value-type="float" office:value="0.112406314744424" calcext:value-type="float">
            <text:p>0,1124063147</text:p>
          </table:table-cell>
          <table:table-cell office:value-type="float" office:value="0.9499340691629" calcext:value-type="float">
            <text:p>0,9499340692</text:p>
          </table:table-cell>
          <table:table-cell office:value-type="float" office:value="167.240169969155" calcext:value-type="float">
            <text:p>167,2401699692</text:p>
          </table:table-cell>
          <table:table-cell office:value-type="float" office:value="3" calcext:value-type="float">
            <text:p>3</text:p>
          </table:table-cell>
          <table:table-cell office:value-type="float" office:value="0.525480498789712" calcext:value-type="float">
            <text:p>0,5254804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5</text:p>
          </table:table-cell>
        </table:table-row>
        <table:table-row table:style-name="ro1">
          <table:table-cell office:value-type="string" calcext:value-type="string">
            <text:p>FL66</text:p>
          </table:table-cell>
          <table:table-cell office:value-type="float" office:value="14341.9114756645" calcext:value-type="float">
            <text:p>14341,9114756645</text:p>
          </table:table-cell>
          <table:table-cell office:value-type="float" office:value="6.03621737240211" calcext:value-type="float">
            <text:p>6,0362173724</text:p>
          </table:table-cell>
          <table:table-cell office:value-type="float" office:value="0.798470178772199" calcext:value-type="float">
            <text:p>0,7984701788</text:p>
          </table:table-cell>
          <table:table-cell office:value-type="float" office:value="0.11410873402189" calcext:value-type="float">
            <text:p>0,114108734</text:p>
          </table:table-cell>
          <table:table-cell office:value-type="float" office:value="2.18879815894572" calcext:value-type="float">
            <text:p>2,1887981589</text:p>
          </table:table-cell>
          <table:table-cell office:value-type="float" office:value="238.032451767783" calcext:value-type="float">
            <text:p>238,0324517678</text:p>
          </table:table-cell>
          <table:table-cell office:value-type="float" office:value="3" calcext:value-type="float">
            <text:p>3</text:p>
          </table:table-cell>
          <table:table-cell office:value-type="float" office:value="0.531701090174919" calcext:value-type="float">
            <text:p>0,5317010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65</text:p>
          </table:table-cell>
        </table:table-row>
        <table:table-row table:style-name="ro1">
          <table:table-cell office:value-type="string" calcext:value-type="string">
            <text:p>FL64</text:p>
          </table:table-cell>
          <table:table-cell office:value-type="float" office:value="15315.5831375292" calcext:value-type="float">
            <text:p>15315,5831375292</text:p>
          </table:table-cell>
          <table:table-cell office:value-type="float" office:value="6.31418454256143" calcext:value-type="float">
            <text:p>6,3141845426</text:p>
          </table:table-cell>
          <table:table-cell office:value-type="float" office:value="0.835084185069788" calcext:value-type="float">
            <text:p>0,8350841851</text:p>
          </table:table-cell>
          <table:table-cell office:value-type="float" office:value="0.143975875620332" calcext:value-type="float">
            <text:p>0,1439758756</text:p>
          </table:table-cell>
          <table:table-cell office:value-type="float" office:value="2.11434300621631" calcext:value-type="float">
            <text:p>2,1143430062</text:p>
          </table:table-cell>
          <table:table-cell office:value-type="float" office:value="254.260298209154" calcext:value-type="float">
            <text:p>254,2602982092</text:p>
          </table:table-cell>
          <table:table-cell office:value-type="float" office:value="3" calcext:value-type="float">
            <text:p>3</text:p>
          </table:table-cell>
          <table:table-cell office:value-type="float" office:value="0.54273417968157" calcext:value-type="float">
            <text:p>0,54273417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63</text:p>
          </table:table-cell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5" office:value-type="float" office:value="34324.08" calcext:value-type="float">
            <text:p>3,43E+004</text:p>
          </table:table-cell>
          <table:table-cell table:style-name="ce5" office:value-type="float" office:value="3.056182" calcext:value-type="float">
            <text:p>3,06E+000</text:p>
          </table:table-cell>
          <table:table-cell table:style-name="ce5" office:value-type="float" office:value="0.6026233" calcext:value-type="float">
            <text:p>6,03E-001</text:p>
          </table:table-cell>
          <table:table-cell table:style-name="ce5" office:value-type="float" office:value="0.04222082" calcext:value-type="float">
            <text:p>4,22E-002</text:p>
          </table:table-cell>
          <table:table-cell table:style-name="ce5" office:value-type="float" office:value="1.468077" calcext:value-type="float">
            <text:p>1,47E+000</text:p>
          </table:table-cell>
          <table:table-cell table:style-name="ce5" office:value-type="float" office:value="571.0683" calcext:value-type="float">
            <text:p>5,71E+002</text:p>
          </table:table-cell>
          <table:table-cell table:style-name="ce5" office:value-type="float" office:value="3" calcext:value-type="float">
            <text:p>3,00E+000</text:p>
          </table:table-cell>
          <table:table-cell table:style-name="ce5" office:value-type="float" office:value="0.5573018" calcext:value-type="float">
            <text:p>5,57E-001</text:p>
          </table:table-cell>
          <table:table-cell table:style-name="ce5" office:value-type="float" office:value="3" calcext:value-type="float">
            <text:p>3,00E+000</text:p>
          </table:table-cell>
          <table:table-cell table:style-name="ce9" office:value-type="string" calcext:value-type="string">
            <text:p>-5328387501_config.csv</text:p>
          </table:table-cell>
        </table:table-row>
        <table:table-row table:style-name="ro1">
          <table:table-cell office:value-type="string" calcext:value-type="string">
            <text:p>FL100</text:p>
          </table:table-cell>
          <table:table-cell office:value-type="float" office:value="24106.9651262653" calcext:value-type="float">
            <text:p>24106,9651262653</text:p>
          </table:table-cell>
          <table:table-cell office:value-type="float" office:value="3.89667684922593" calcext:value-type="float">
            <text:p>3,8966768492</text:p>
          </table:table-cell>
          <table:table-cell office:value-type="float" office:value="0.690179348273742" calcext:value-type="float">
            <text:p>0,6901793483</text:p>
          </table:table-cell>
          <table:table-cell office:value-type="float" office:value="0.0817197848897245" calcext:value-type="float">
            <text:p>0,0817197849</text:p>
          </table:table-cell>
          <table:table-cell office:value-type="float" office:value="2.18464539780909" calcext:value-type="float">
            <text:p>2,1846453978</text:p>
          </table:table-cell>
          <table:table-cell office:value-type="float" office:value="400.783142272723" calcext:value-type="float">
            <text:p>400,7831422727</text:p>
          </table:table-cell>
          <table:table-cell office:value-type="float" office:value="3" calcext:value-type="float">
            <text:p>3</text:p>
          </table:table-cell>
          <table:table-cell office:value-type="float" office:value="0.559236625546278" calcext:value-type="float">
            <text:p>0,5592366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99</text:p>
          </table:table-cell>
        </table:table-row>
        <table:table-row table:style-name="ro3">
          <table:table-cell table:style-name="ce1" office:value-type="float" office:value="98" calcext:value-type="float">
            <text:p>98</text:p>
          </table:table-cell>
          <table:table-cell table:style-name="ce5" office:value-type="float" office:value="35342.61" calcext:value-type="float">
            <text:p>3,53E+004</text:p>
          </table:table-cell>
          <table:table-cell table:style-name="ce5" office:value-type="float" office:value="2.917321" calcext:value-type="float">
            <text:p>2,92E+000</text:p>
          </table:table-cell>
          <table:table-cell table:style-name="ce5" office:value-type="float" office:value="0.5744279" calcext:value-type="float">
            <text:p>5,74E-001</text:p>
          </table:table-cell>
          <table:table-cell table:style-name="ce5" office:value-type="float" office:value="0.04101617" calcext:value-type="float">
            <text:p>4,10E-002</text:p>
          </table:table-cell>
          <table:table-cell table:style-name="ce5" office:value-type="float" office:value="1.570555" calcext:value-type="float">
            <text:p>1,57E+000</text:p>
          </table:table-cell>
          <table:table-cell table:style-name="ce5" office:value-type="float" office:value="588.0437" calcext:value-type="float">
            <text:p>5,88E+002</text:p>
          </table:table-cell>
          <table:table-cell table:style-name="ce5" office:value-type="float" office:value="3" calcext:value-type="float">
            <text:p>3,00E+000</text:p>
          </table:table-cell>
          <table:table-cell table:style-name="ce5" office:value-type="float" office:value="0.5615065" calcext:value-type="float">
            <text:p>5,62E-001</text:p>
          </table:table-cell>
          <table:table-cell table:style-name="ce5" office:value-type="float" office:value="3" calcext:value-type="float">
            <text:p>3,00E+000</text:p>
          </table:table-cell>
          <table:table-cell table:style-name="ce9" office:value-type="string" calcext:value-type="string">
            <text:p>11438580621_config.csv</text:p>
          </table:table-cell>
        </table:table-row>
        <table:table-row table:style-name="ro3">
          <table:table-cell table:style-name="ce1" office:value-type="float" office:value="114" calcext:value-type="float">
            <text:p>114</text:p>
          </table:table-cell>
          <table:table-cell table:style-name="ce5" office:value-type="float" office:value="29763.25" calcext:value-type="float">
            <text:p>2,98E+004</text:p>
          </table:table-cell>
          <table:table-cell table:style-name="ce5" office:value-type="float" office:value="5.478658" calcext:value-type="float">
            <text:p>5,48E+000</text:p>
          </table:table-cell>
          <table:table-cell table:style-name="ce5" office:value-type="float" office:value="0.7087794" calcext:value-type="float">
            <text:p>7,09E-001</text:p>
          </table:table-cell>
          <table:table-cell table:style-name="ce5" office:value-type="float" office:value="0.05617944" calcext:value-type="float">
            <text:p>5,62E-002</text:p>
          </table:table-cell>
          <table:table-cell table:style-name="ce5" office:value-type="float" office:value="1.011238" calcext:value-type="float">
            <text:p>1,01E+000</text:p>
          </table:table-cell>
          <table:table-cell table:style-name="ce5" office:value-type="float" office:value="495.0546" calcext:value-type="float">
            <text:p>4,95E+002</text:p>
          </table:table-cell>
          <table:table-cell table:style-name="ce5" office:value-type="float" office:value="3" calcext:value-type="float">
            <text:p>3,00E+000</text:p>
          </table:table-cell>
          <table:table-cell table:style-name="ce5" office:value-type="float" office:value="0.5759842" calcext:value-type="float">
            <text:p>5,76E-001</text:p>
          </table:table-cell>
          <table:table-cell table:style-name="ce5" office:value-type="float" office:value="2" calcext:value-type="float">
            <text:p>2,00E+000</text:p>
          </table:table-cell>
          <table:table-cell table:style-name="ce9" office:value-type="string" calcext:value-type="string">
            <text:p>14587718181_config.csv</text:p>
          </table:table-cell>
        </table:table-row>
        <table:table-row table:style-name="ro3">
          <table:table-cell table:style-name="ce1" office:value-type="float" office:value="175" calcext:value-type="float">
            <text:p>175</text:p>
          </table:table-cell>
          <table:table-cell table:style-name="ce5" office:value-type="float" office:value="38411.38" calcext:value-type="float">
            <text:p>3,84E+004</text:p>
          </table:table-cell>
          <table:table-cell table:style-name="ce5" office:value-type="float" office:value="5.076363" calcext:value-type="float">
            <text:p>5,08E+000</text:p>
          </table:table-cell>
          <table:table-cell table:style-name="ce5" office:value-type="float" office:value="0.6608806" calcext:value-type="float">
            <text:p>6,61E-001</text:p>
          </table:table-cell>
          <table:table-cell table:style-name="ce5" office:value-type="float" office:value="0.05272477" calcext:value-type="float">
            <text:p>5,27E-002</text:p>
          </table:table-cell>
          <table:table-cell table:style-name="ce5" office:value-type="float" office:value="1.121183" calcext:value-type="float">
            <text:p>1,12E+000</text:p>
          </table:table-cell>
          <table:table-cell table:style-name="ce5" office:value-type="float" office:value="639.19" calcext:value-type="float">
            <text:p>6,39E+002</text:p>
          </table:table-cell>
          <table:table-cell table:style-name="ce5" office:value-type="float" office:value="3" calcext:value-type="float">
            <text:p>3,00E+000</text:p>
          </table:table-cell>
          <table:table-cell table:style-name="ce5" office:value-type="float" office:value="0.5870147" calcext:value-type="float">
            <text:p>5,87E-001</text:p>
          </table:table-cell>
          <table:table-cell table:style-name="ce5" office:value-type="float" office:value="2" calcext:value-type="float">
            <text:p>2,00E+000</text:p>
          </table:table-cell>
          <table:table-cell table:style-name="ce9" office:value-type="string" calcext:value-type="string">
            <text:p>960536221_config.csv</text:p>
          </table:table-cell>
        </table:table-row>
        <table:table-row table:style-name="ro3">
          <table:table-cell table:style-name="ce1" office:value-type="float" office:value="91" calcext:value-type="float">
            <text:p>91</text:p>
          </table:table-cell>
          <table:table-cell table:style-name="ce5" office:value-type="float" office:value="29772.76" calcext:value-type="float">
            <text:p>2,98E+004</text:p>
          </table:table-cell>
          <table:table-cell table:style-name="ce5" office:value-type="float" office:value="7.049997" calcext:value-type="float">
            <text:p>7,05E+000</text:p>
          </table:table-cell>
          <table:table-cell table:style-name="ce5" office:value-type="float" office:value="0.7462147" calcext:value-type="float">
            <text:p>7,46E-001</text:p>
          </table:table-cell>
          <table:table-cell table:style-name="ce5" office:value-type="float" office:value="0.03707885" calcext:value-type="float">
            <text:p>3,71E-002</text:p>
          </table:table-cell>
          <table:table-cell table:style-name="ce5" office:value-type="float" office:value="0.9225981" calcext:value-type="float">
            <text:p>9,23E-001</text:p>
          </table:table-cell>
          <table:table-cell table:style-name="ce5" office:value-type="float" office:value="495.2134" calcext:value-type="float">
            <text:p>4,95E+002</text:p>
          </table:table-cell>
          <table:table-cell table:style-name="ce5" office:value-type="float" office:value="3" calcext:value-type="float">
            <text:p>3,00E+000</text:p>
          </table:table-cell>
          <table:table-cell table:style-name="ce5" office:value-type="float" office:value="0.5937696" calcext:value-type="float">
            <text:p>5,94E-001</text:p>
          </table:table-cell>
          <table:table-cell table:style-name="ce5" office:value-type="float" office:value="2" calcext:value-type="float">
            <text:p>2,00E+000</text:p>
          </table:table-cell>
          <table:table-cell table:style-name="ce9" office:value-type="string" calcext:value-type="string">
            <text:p>10099110921_config.csv</text:p>
          </table:table-cell>
        </table:table-row>
        <table:table-row table:style-name="ro1">
          <table:table-cell office:value-type="string" calcext:value-type="string">
            <text:p>FL39</text:p>
          </table:table-cell>
          <table:table-cell office:value-type="float" office:value="18293.9655758484" calcext:value-type="float">
            <text:p>18293,9655758484</text:p>
          </table:table-cell>
          <table:table-cell office:value-type="float" office:value="4.4531957981891" calcext:value-type="float">
            <text:p>4,4531957982</text:p>
          </table:table-cell>
          <table:table-cell office:value-type="float" office:value="0.752314480381504" calcext:value-type="float">
            <text:p>0,7523144804</text:p>
          </table:table-cell>
          <table:table-cell office:value-type="float" office:value="0.11947912208659" calcext:value-type="float">
            <text:p>0,1194791221</text:p>
          </table:table-cell>
          <table:table-cell office:value-type="float" office:value="2.2614885553841" calcext:value-type="float">
            <text:p>2,2614885554</text:p>
          </table:table-cell>
          <table:table-cell office:value-type="float" office:value="303.900040096445" calcext:value-type="float">
            <text:p>303,9000400964</text:p>
          </table:table-cell>
          <table:table-cell office:value-type="float" office:value="3" calcext:value-type="float">
            <text:p>3</text:p>
          </table:table-cell>
          <table:table-cell office:value-type="float" office:value="0.610808437887517" calcext:value-type="float">
            <text:p>0,6108084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38</text:p>
          </table:table-cell>
        </table:table-row>
        <table:table-row table:style-name="ro1">
          <table:table-cell office:value-type="string" calcext:value-type="string">
            <text:p>FL8</text:p>
          </table:table-cell>
          <table:table-cell office:value-type="float" office:value="14623.4093518497" calcext:value-type="float">
            <text:p>14623,4093518497</text:p>
          </table:table-cell>
          <table:table-cell office:value-type="float" office:value="8.55419991034811" calcext:value-type="float">
            <text:p>8,5541999103</text:p>
          </table:table-cell>
          <table:table-cell office:value-type="float" office:value="0.892488792984442" calcext:value-type="float">
            <text:p>0,892488793</text:p>
          </table:table-cell>
          <table:table-cell office:value-type="float" office:value="0.104890350788348" calcext:value-type="float">
            <text:p>0,1048903508</text:p>
          </table:table-cell>
          <table:table-cell office:value-type="float" office:value="0.81891711385696" calcext:value-type="float">
            <text:p>0,8189171139</text:p>
          </table:table-cell>
          <table:table-cell office:value-type="float" office:value="242.725604865674" calcext:value-type="float">
            <text:p>242,7256048657</text:p>
          </table:table-cell>
          <table:table-cell office:value-type="float" office:value="3" calcext:value-type="float">
            <text:p>3</text:p>
          </table:table-cell>
          <table:table-cell office:value-type="float" office:value="0.614223851883309" calcext:value-type="float">
            <text:p>0,6142238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7</text:p>
          </table:table-cell>
        </table:table-row>
        <table:table-row table:style-name="ro1">
          <table:table-cell office:value-type="string" calcext:value-type="string">
            <text:p>FL40</text:p>
          </table:table-cell>
          <table:table-cell office:value-type="float" office:value="9977.43160731408" calcext:value-type="float">
            <text:p>9977,4316073141</text:p>
          </table:table-cell>
          <table:table-cell office:value-type="float" office:value="9.05135273416743" calcext:value-type="float">
            <text:p>9,0513527342</text:p>
          </table:table-cell>
          <table:table-cell office:value-type="float" office:value="0.932837959229585" calcext:value-type="float">
            <text:p>0,9328379592</text:p>
          </table:table-cell>
          <table:table-cell office:value-type="float" office:value="0.121543872206061" calcext:value-type="float">
            <text:p>0,1215438722</text:p>
          </table:table-cell>
          <table:table-cell office:value-type="float" office:value="0.867366722964004" calcext:value-type="float">
            <text:p>0,867366723</text:p>
          </table:table-cell>
          <table:table-cell office:value-type="float" office:value="165.29375506129" calcext:value-type="float">
            <text:p>165,2937550613</text:p>
          </table:table-cell>
          <table:table-cell office:value-type="float" office:value="3" calcext:value-type="float">
            <text:p>3</text:p>
          </table:table-cell>
          <table:table-cell office:value-type="float" office:value="0.618996235754225" calcext:value-type="float">
            <text:p>0,6189962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39</text:p>
          </table:table-cell>
        </table:table-row>
        <table:table-row table:style-name="ro1">
          <table:table-cell office:value-type="string" calcext:value-type="string">
            <text:p>FL7</text:p>
          </table:table-cell>
          <table:table-cell office:value-type="float" office:value="11740.73476843" calcext:value-type="float">
            <text:p>11740,73476843</text:p>
          </table:table-cell>
          <table:table-cell office:value-type="float" office:value="8.87956374579152" calcext:value-type="float">
            <text:p>8,8795637458</text:p>
          </table:table-cell>
          <table:table-cell office:value-type="float" office:value="0.915254121669928" calcext:value-type="float">
            <text:p>0,9152541217</text:p>
          </table:table-cell>
          <table:table-cell office:value-type="float" office:value="0.116831336986066" calcext:value-type="float">
            <text:p>0,116831337</text:p>
          </table:table-cell>
          <table:table-cell office:value-type="float" office:value="0.84147249176151" calcext:value-type="float">
            <text:p>0,8414724918</text:p>
          </table:table-cell>
          <table:table-cell office:value-type="float" office:value="194.681632779515" calcext:value-type="float">
            <text:p>194,6816327795</text:p>
          </table:table-cell>
          <table:table-cell office:value-type="float" office:value="3" calcext:value-type="float">
            <text:p>3</text:p>
          </table:table-cell>
          <table:table-cell office:value-type="float" office:value="0.619884974255843" calcext:value-type="float">
            <text:p>0,61988497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6</text:p>
          </table:table-cell>
        </table:table-row>
        <table:table-row table:style-name="ro1">
          <table:table-cell office:value-type="string" calcext:value-type="string">
            <text:p>FL48</text:p>
          </table:table-cell>
          <table:table-cell office:value-type="float" office:value="45349.0443139884" calcext:value-type="float">
            <text:p>45349,0443139884</text:p>
          </table:table-cell>
          <table:table-cell office:value-type="float" office:value="2.18465167101106" calcext:value-type="float">
            <text:p>2,184651671</text:p>
          </table:table-cell>
          <table:table-cell office:value-type="float" office:value="0.787664646555316" calcext:value-type="float">
            <text:p>0,7876646466</text:p>
          </table:table-cell>
          <table:table-cell office:value-type="float" office:value="0.121715241068698" calcext:value-type="float">
            <text:p>0,1217152411</text:p>
          </table:table-cell>
          <table:table-cell office:value-type="float" office:value="2.04850540743423" calcext:value-type="float">
            <text:p>2,0485054074</text:p>
          </table:table-cell>
          <table:table-cell office:value-type="float" office:value="754.817664525253" calcext:value-type="float">
            <text:p>754,8176645253</text:p>
          </table:table-cell>
          <table:table-cell office:value-type="float" office:value="3" calcext:value-type="float">
            <text:p>3</text:p>
          </table:table-cell>
          <table:table-cell office:value-type="float" office:value="0.625648837022691" calcext:value-type="float">
            <text:p>0,6256488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47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float" office:value="30707.57" calcext:value-type="float">
            <text:p>3,07E+004</text:p>
          </table:table-cell>
          <table:table-cell table:style-name="ce6" office:value-type="float" office:value="7.75043" calcext:value-type="float">
            <text:p>7,75E+000</text:p>
          </table:table-cell>
          <table:table-cell table:style-name="ce6" office:value-type="float" office:value="0.7671304" calcext:value-type="float">
            <text:p>7,67E-001</text:p>
          </table:table-cell>
          <table:table-cell table:style-name="ce6" office:value-type="float" office:value="0.02781632" calcext:value-type="float">
            <text:p>2,78E-002</text:p>
          </table:table-cell>
          <table:table-cell table:style-name="ce6" office:value-type="float" office:value="0.8433653" calcext:value-type="float">
            <text:p>8,43E-001</text:p>
          </table:table-cell>
          <table:table-cell table:style-name="ce6" office:value-type="float" office:value="510.7937" calcext:value-type="float">
            <text:p>5,11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343424" calcext:value-type="float">
            <text:p>6,34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5521851023_config.csv</text:p>
          </table:table-cell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36042.8" calcext:value-type="float">
            <text:p>3,60E+004</text:p>
          </table:table-cell>
          <table:table-cell table:style-name="ce6" office:value-type="float" office:value="2.780581" calcext:value-type="float">
            <text:p>2,78E+000</text:p>
          </table:table-cell>
          <table:table-cell table:style-name="ce6" office:value-type="float" office:value="0.5524233" calcext:value-type="float">
            <text:p>5,52E-001</text:p>
          </table:table-cell>
          <table:table-cell table:style-name="ce6" office:value-type="float" office:value="0.03104806" calcext:value-type="float">
            <text:p>3,10E-002</text:p>
          </table:table-cell>
          <table:table-cell table:style-name="ce6" office:value-type="float" office:value="1.508773" calcext:value-type="float">
            <text:p>1,51E+000</text:p>
          </table:table-cell>
          <table:table-cell table:style-name="ce6" office:value-type="float" office:value="599.7137" calcext:value-type="float">
            <text:p>6,00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359954" calcext:value-type="float">
            <text:p>6,36E-001</text:p>
          </table:table-cell>
          <table:table-cell table:style-name="ce6" office:value-type="float" office:value="3" calcext:value-type="float">
            <text:p>3,00E+000</text:p>
          </table:table-cell>
          <table:table-cell table:style-name="ce10" office:value-type="string" calcext:value-type="string">
            <text:p>14525407863_config.csv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6" office:value-type="float" office:value="34505.98" calcext:value-type="float">
            <text:p>3,45E+004</text:p>
          </table:table-cell>
          <table:table-cell table:style-name="ce6" office:value-type="float" office:value="8.231135" calcext:value-type="float">
            <text:p>8,23E+000</text:p>
          </table:table-cell>
          <table:table-cell table:style-name="ce6" office:value-type="float" office:value="0.7692519" calcext:value-type="float">
            <text:p>7,69E-001</text:p>
          </table:table-cell>
          <table:table-cell table:style-name="ce6" office:value-type="float" office:value="0.0327084" calcext:value-type="float">
            <text:p>3,27E-002</text:p>
          </table:table-cell>
          <table:table-cell table:style-name="ce6" office:value-type="float" office:value="0.8106972" calcext:value-type="float">
            <text:p>8,11E-001</text:p>
          </table:table-cell>
          <table:table-cell table:style-name="ce6" office:value-type="float" office:value="574.1006" calcext:value-type="float">
            <text:p>5,74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364936" calcext:value-type="float">
            <text:p>6,36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9438823361_config.csv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6" office:value-type="float" office:value="26494.51" calcext:value-type="float">
            <text:p>2,65E+004</text:p>
          </table:table-cell>
          <table:table-cell table:style-name="ce6" office:value-type="float" office:value="7.713298" calcext:value-type="float">
            <text:p>7,71E+000</text:p>
          </table:table-cell>
          <table:table-cell table:style-name="ce6" office:value-type="float" office:value="0.762788" calcext:value-type="float">
            <text:p>7,63E-001</text:p>
          </table:table-cell>
          <table:table-cell table:style-name="ce6" office:value-type="float" office:value="0.02977525" calcext:value-type="float">
            <text:p>2,98E-002</text:p>
          </table:table-cell>
          <table:table-cell table:style-name="ce6" office:value-type="float" office:value="0.8406841" calcext:value-type="float">
            <text:p>8,41E-001</text:p>
          </table:table-cell>
          <table:table-cell table:style-name="ce6" office:value-type="float" office:value="440.5762" calcext:value-type="float">
            <text:p>4,41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367242" calcext:value-type="float">
            <text:p>6,37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425250383_config.csv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float" office:value="35712.83" calcext:value-type="float">
            <text:p>3,57E+004</text:p>
          </table:table-cell>
          <table:table-cell table:style-name="ce6" office:value-type="float" office:value="5.391901" calcext:value-type="float">
            <text:p>5,39E+000</text:p>
          </table:table-cell>
          <table:table-cell table:style-name="ce6" office:value-type="float" office:value="0.6484269" calcext:value-type="float">
            <text:p>6,48E-001</text:p>
          </table:table-cell>
          <table:table-cell table:style-name="ce6" office:value-type="float" office:value="0.02811744" calcext:value-type="float">
            <text:p>2,81E-002</text:p>
          </table:table-cell>
          <table:table-cell table:style-name="ce6" office:value-type="float" office:value="1.119393" calcext:value-type="float">
            <text:p>1,12E+000</text:p>
          </table:table-cell>
          <table:table-cell table:style-name="ce6" office:value-type="float" office:value="594.2143" calcext:value-type="float">
            <text:p>5,94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372596" calcext:value-type="float">
            <text:p>6,37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-12835180821_config.csv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 office:value-type="float" office:value="57850.06" calcext:value-type="float">
            <text:p>5,79E+004</text:p>
          </table:table-cell>
          <table:table-cell table:style-name="ce6" office:value-type="float" office:value="7.462751" calcext:value-type="float">
            <text:p>7,46E+000</text:p>
          </table:table-cell>
          <table:table-cell table:style-name="ce6" office:value-type="float" office:value="0.596304" calcext:value-type="float">
            <text:p>5,96E-001</text:p>
          </table:table-cell>
          <table:table-cell table:style-name="ce6" office:value-type="float" office:value="0.0063667" calcext:value-type="float">
            <text:p>6,37E-003</text:p>
          </table:table-cell>
          <table:table-cell table:style-name="ce6" office:value-type="float" office:value="0.9858923" calcext:value-type="float">
            <text:p>9,86E-001</text:p>
          </table:table-cell>
          <table:table-cell table:style-name="ce6" office:value-type="float" office:value="963.168" calcext:value-type="float">
            <text:p>9,63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435524" calcext:value-type="float">
            <text:p>6,44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3545381501_config.csv</text:p>
          </table:table-cell>
        </table:table-row>
        <table:table-row table:style-name="ro1">
          <table:table-cell office:value-type="string" calcext:value-type="string">
            <text:p>FL85</text:p>
          </table:table-cell>
          <table:table-cell office:value-type="float" office:value="9875.64187135963" calcext:value-type="float">
            <text:p>9875,6418713596</text:p>
          </table:table-cell>
          <table:table-cell office:value-type="float" office:value="8.09466338057994" calcext:value-type="float">
            <text:p>8,0946633806</text:p>
          </table:table-cell>
          <table:table-cell office:value-type="float" office:value="0.931903451966593" calcext:value-type="float">
            <text:p>0,931903452</text:p>
          </table:table-cell>
          <table:table-cell office:value-type="float" office:value="0.143713684147101" calcext:value-type="float">
            <text:p>0,1437136841</text:p>
          </table:table-cell>
          <table:table-cell office:value-type="float" office:value="0.84908009440583" calcext:value-type="float">
            <text:p>0,8490800944</text:p>
          </table:table-cell>
          <table:table-cell office:value-type="float" office:value="163.597257162027" calcext:value-type="float">
            <text:p>163,597257162</text:p>
          </table:table-cell>
          <table:table-cell office:value-type="float" office:value="3" calcext:value-type="float">
            <text:p>3</text:p>
          </table:table-cell>
          <table:table-cell office:value-type="float" office:value="0.648859767239518" calcext:value-type="float">
            <text:p>0,6488597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84</text:p>
          </table:table-cell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6" office:value-type="float" office:value="29185.67" calcext:value-type="float">
            <text:p>2,92E+004</text:p>
          </table:table-cell>
          <table:table-cell table:style-name="ce6" office:value-type="float" office:value="8.666208" calcext:value-type="float">
            <text:p>8,67E+000</text:p>
          </table:table-cell>
          <table:table-cell table:style-name="ce6" office:value-type="float" office:value="0.7550229" calcext:value-type="float">
            <text:p>7,55E-001</text:p>
          </table:table-cell>
          <table:table-cell table:style-name="ce6" office:value-type="float" office:value="0.02458244" calcext:value-type="float">
            <text:p>2,46E-002</text:p>
          </table:table-cell>
          <table:table-cell table:style-name="ce6" office:value-type="float" office:value="0.7790892" calcext:value-type="float">
            <text:p>7,79E-001</text:p>
          </table:table-cell>
          <table:table-cell table:style-name="ce6" office:value-type="float" office:value="485.429" calcext:value-type="float">
            <text:p>4,85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55423" calcext:value-type="float">
            <text:p>6,55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20533943511_config.csv</text:p>
          </table:table-cell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38253.69" calcext:value-type="float">
            <text:p>3,83E+004</text:p>
          </table:table-cell>
          <table:table-cell table:style-name="ce6" office:value-type="float" office:value="6.509697" calcext:value-type="float">
            <text:p>6,51E+000</text:p>
          </table:table-cell>
          <table:table-cell table:style-name="ce6" office:value-type="float" office:value="0.704509" calcext:value-type="float">
            <text:p>7,05E-001</text:p>
          </table:table-cell>
          <table:table-cell table:style-name="ce6" office:value-type="float" office:value="0.04181153" calcext:value-type="float">
            <text:p>4,18E-002</text:p>
          </table:table-cell>
          <table:table-cell table:style-name="ce6" office:value-type="float" office:value="0.8715929" calcext:value-type="float">
            <text:p>8,72E-001</text:p>
          </table:table-cell>
          <table:table-cell table:style-name="ce6" office:value-type="float" office:value="636.562" calcext:value-type="float">
            <text:p>6,37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595747" calcext:value-type="float">
            <text:p>6,60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13284182713_config.csv</text:p>
          </table:table-cell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style-name="ce6" office:value-type="float" office:value="20443.76" calcext:value-type="float">
            <text:p>2,04E+004</text:p>
          </table:table-cell>
          <table:table-cell table:style-name="ce6" office:value-type="float" office:value="10.37364" calcext:value-type="float">
            <text:p>1,04E+001</text:p>
          </table:table-cell>
          <table:table-cell table:style-name="ce6" office:value-type="float" office:value="0.8799842" calcext:value-type="float">
            <text:p>8,80E-001</text:p>
          </table:table-cell>
          <table:table-cell table:style-name="ce6" office:value-type="float" office:value="-0.0001638495" calcext:value-type="float">
            <text:p>-1,64E-004</text:p>
          </table:table-cell>
          <table:table-cell table:style-name="ce6" office:value-type="float" office:value="0.8458286" calcext:value-type="float">
            <text:p>8,46E-001</text:p>
          </table:table-cell>
          <table:table-cell table:style-name="ce6" office:value-type="float" office:value="339.7314" calcext:value-type="float">
            <text:p>3,40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631601" calcext:value-type="float">
            <text:p>6,63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893712123_config.csv</text:p>
          </table:table-cell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6" office:value-type="float" office:value="29984.98" calcext:value-type="float">
            <text:p>3,00E+004</text:p>
          </table:table-cell>
          <table:table-cell table:style-name="ce6" office:value-type="float" office:value="5.694837" calcext:value-type="float">
            <text:p>5,69E+000</text:p>
          </table:table-cell>
          <table:table-cell table:style-name="ce6" office:value-type="float" office:value="0.6652067" calcext:value-type="float">
            <text:p>6,65E-001</text:p>
          </table:table-cell>
          <table:table-cell table:style-name="ce6" office:value-type="float" office:value="0.02362679" calcext:value-type="float">
            <text:p>2,36E-002</text:p>
          </table:table-cell>
          <table:table-cell table:style-name="ce6" office:value-type="float" office:value="1.027311" calcext:value-type="float">
            <text:p>1,03E+000</text:p>
          </table:table-cell>
          <table:table-cell table:style-name="ce6" office:value-type="float" office:value="498.7503" calcext:value-type="float">
            <text:p>4,99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636443" calcext:value-type="float">
            <text:p>6,64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-8382520751_config.csv</text:p>
          </table:table-cell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6" office:value-type="float" office:value="35901.2" calcext:value-type="float">
            <text:p>3,59E+004</text:p>
          </table:table-cell>
          <table:table-cell table:style-name="ce6" office:value-type="float" office:value="6.711066" calcext:value-type="float">
            <text:p>6,71E+000</text:p>
          </table:table-cell>
          <table:table-cell table:style-name="ce6" office:value-type="float" office:value="0.7071332" calcext:value-type="float">
            <text:p>7,07E-001</text:p>
          </table:table-cell>
          <table:table-cell table:style-name="ce6" office:value-type="float" office:value="0.03578074" calcext:value-type="float">
            <text:p>3,58E-002</text:p>
          </table:table-cell>
          <table:table-cell table:style-name="ce6" office:value-type="float" office:value="0.8686569" calcext:value-type="float">
            <text:p>8,69E-001</text:p>
          </table:table-cell>
          <table:table-cell table:style-name="ce6" office:value-type="float" office:value="597.3541" calcext:value-type="float">
            <text:p>5,97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677453" calcext:value-type="float">
            <text:p>6,68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10284030502_config.csv</text:p>
          </table:table-cell>
        </table:table-row>
        <table:table-row table:style-name="ro1">
          <table:table-cell office:value-type="string" calcext:value-type="string">
            <text:p>FL80</text:p>
          </table:table-cell>
          <table:table-cell office:value-type="float" office:value="19571.2568627163" calcext:value-type="float">
            <text:p>19571,2568627163</text:p>
          </table:table-cell>
          <table:table-cell office:value-type="float" office:value="5.80265287307033" calcext:value-type="float">
            <text:p>5,8026528731</text:p>
          </table:table-cell>
          <table:table-cell office:value-type="float" office:value="0.752849144752337" calcext:value-type="float">
            <text:p>0,7528491448</text:p>
          </table:table-cell>
          <table:table-cell office:value-type="float" office:value="0.0916578755435811" calcext:value-type="float">
            <text:p>0,0916578755</text:p>
          </table:table-cell>
          <table:table-cell office:value-type="float" office:value="2.35953370671773" calcext:value-type="float">
            <text:p>2,3595337067</text:p>
          </table:table-cell>
          <table:table-cell office:value-type="float" office:value="325.188303987693" calcext:value-type="float">
            <text:p>325,1883039877</text:p>
          </table:table-cell>
          <table:table-cell office:value-type="float" office:value="3" calcext:value-type="float">
            <text:p>3</text:p>
          </table:table-cell>
          <table:table-cell office:value-type="float" office:value="0.669705266680897" calcext:value-type="float">
            <text:p>0,6697052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79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float" office:value="29093.95" calcext:value-type="float">
            <text:p>2,91E+004</text:p>
          </table:table-cell>
          <table:table-cell table:style-name="ce6" office:value-type="float" office:value="7.135406" calcext:value-type="float">
            <text:p>7,14E+000</text:p>
          </table:table-cell>
          <table:table-cell table:style-name="ce6" office:value-type="float" office:value="0.7650584" calcext:value-type="float">
            <text:p>7,65E-001</text:p>
          </table:table-cell>
          <table:table-cell table:style-name="ce6" office:value-type="float" office:value="0.03990685" calcext:value-type="float">
            <text:p>3,99E-002</text:p>
          </table:table-cell>
          <table:table-cell table:style-name="ce6" office:value-type="float" office:value="0.8128213" calcext:value-type="float">
            <text:p>8,13E-001</text:p>
          </table:table-cell>
          <table:table-cell table:style-name="ce6" office:value-type="float" office:value="483.9002" calcext:value-type="float">
            <text:p>4,84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720284" calcext:value-type="float">
            <text:p>6,72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-12537598382_config.csv</text:p>
          </table:table-cell>
        </table:table-row>
        <table:table-row table:style-name="ro3">
          <table:table-cell table:style-name="ce2" office:value-type="float" office:value="165" calcext:value-type="float">
            <text:p>165</text:p>
          </table:table-cell>
          <table:table-cell table:style-name="ce6" office:value-type="float" office:value="35772.71" calcext:value-type="float">
            <text:p>3,58E+004</text:p>
          </table:table-cell>
          <table:table-cell table:style-name="ce6" office:value-type="float" office:value="6.781326" calcext:value-type="float">
            <text:p>6,78E+000</text:p>
          </table:table-cell>
          <table:table-cell table:style-name="ce6" office:value-type="float" office:value="0.7315803" calcext:value-type="float">
            <text:p>7,32E-001</text:p>
          </table:table-cell>
          <table:table-cell table:style-name="ce6" office:value-type="float" office:value="0.04015596" calcext:value-type="float">
            <text:p>4,02E-002</text:p>
          </table:table-cell>
          <table:table-cell table:style-name="ce6" office:value-type="float" office:value="0.8331115" calcext:value-type="float">
            <text:p>8,33E-001</text:p>
          </table:table-cell>
          <table:table-cell table:style-name="ce6" office:value-type="float" office:value="595.2125" calcext:value-type="float">
            <text:p>5,95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729235" calcext:value-type="float">
            <text:p>6,73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7793085472_config.csv</text:p>
          </table:table-cell>
        </table:table-row>
        <table:table-row table:style-name="ro1">
          <table:table-cell office:value-type="string" calcext:value-type="string">
            <text:p>FL19</text:p>
          </table:table-cell>
          <table:table-cell office:value-type="float" office:value="9422.73475113254" calcext:value-type="float">
            <text:p>9422,7347511325</text:p>
          </table:table-cell>
          <table:table-cell office:value-type="float" office:value="7.18187572203799" calcext:value-type="float">
            <text:p>7,181875722</text:p>
          </table:table-cell>
          <table:table-cell office:value-type="float" office:value="0.940351607953587" calcext:value-type="float">
            <text:p>0,940351608</text:p>
          </table:table-cell>
          <table:table-cell office:value-type="float" office:value="0.125753069792052" calcext:value-type="float">
            <text:p>0,1257530698</text:p>
          </table:table-cell>
          <table:table-cell office:value-type="float" office:value="0.809615045326534" calcext:value-type="float">
            <text:p>0,8096150453</text:p>
          </table:table-cell>
          <table:table-cell office:value-type="float" office:value="156.048982855666" calcext:value-type="float">
            <text:p>156,0489828557</text:p>
          </table:table-cell>
          <table:table-cell office:value-type="float" office:value="3" calcext:value-type="float">
            <text:p>3</text:p>
          </table:table-cell>
          <table:table-cell office:value-type="float" office:value="0.674082669125241" calcext:value-type="float">
            <text:p>0,67408266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8</text:p>
          </table:table-cell>
        </table:table-row>
        <table:table-row table:style-name="ro1">
          <table:table-cell office:value-type="string" calcext:value-type="string">
            <text:p>FL27</text:p>
          </table:table-cell>
          <table:table-cell office:value-type="float" office:value="8510.70779845793" calcext:value-type="float">
            <text:p>8510,7077984579</text:p>
          </table:table-cell>
          <table:table-cell office:value-type="float" office:value="8.49836627854055" calcext:value-type="float">
            <text:p>8,4983662785</text:p>
          </table:table-cell>
          <table:table-cell office:value-type="float" office:value="0.93847489424621" calcext:value-type="float">
            <text:p>0,9384748942</text:p>
          </table:table-cell>
          <table:table-cell office:value-type="float" office:value="0.159861255575728" calcext:value-type="float">
            <text:p>0,1598612556</text:p>
          </table:table-cell>
          <table:table-cell office:value-type="float" office:value="0.866724980159629" calcext:value-type="float">
            <text:p>0,8667249802</text:p>
          </table:table-cell>
          <table:table-cell office:value-type="float" office:value="140.849066659108" calcext:value-type="float">
            <text:p>140,8490666591</text:p>
          </table:table-cell>
          <table:table-cell office:value-type="float" office:value="3" calcext:value-type="float">
            <text:p>3</text:p>
          </table:table-cell>
          <table:table-cell office:value-type="float" office:value="0.674202080177261" calcext:value-type="float">
            <text:p>0,67420208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26</text:p>
          </table:table-cell>
        </table:table-row>
        <table:table-row table:style-name="ro3">
          <table:table-cell table:style-name="ce2" office:value-type="float" office:value="133" calcext:value-type="float">
            <text:p>133</text:p>
          </table:table-cell>
          <table:table-cell table:style-name="ce6" office:value-type="float" office:value="40120.1" calcext:value-type="float">
            <text:p>4,01E+004</text:p>
          </table:table-cell>
          <table:table-cell table:style-name="ce6" office:value-type="float" office:value="5.388206" calcext:value-type="float">
            <text:p>5,39E+000</text:p>
          </table:table-cell>
          <table:table-cell table:style-name="ce6" office:value-type="float" office:value="0.6420467" calcext:value-type="float">
            <text:p>6,42E-001</text:p>
          </table:table-cell>
          <table:table-cell table:style-name="ce6" office:value-type="float" office:value="0.05090643" calcext:value-type="float">
            <text:p>5,09E-002</text:p>
          </table:table-cell>
          <table:table-cell table:style-name="ce6" office:value-type="float" office:value="0.9531477" calcext:value-type="float">
            <text:p>9,53E-001</text:p>
          </table:table-cell>
          <table:table-cell table:style-name="ce6" office:value-type="float" office:value="667.6689" calcext:value-type="float">
            <text:p>6,68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828718" calcext:value-type="float">
            <text:p>6,83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19055430491_config.csv</text:p>
          </table:table-cell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6" office:value-type="float" office:value="37997.77" calcext:value-type="float">
            <text:p>3,80E+004</text:p>
          </table:table-cell>
          <table:table-cell table:style-name="ce6" office:value-type="float" office:value="7.72371" calcext:value-type="float">
            <text:p>7,72E+000</text:p>
          </table:table-cell>
          <table:table-cell table:style-name="ce6" office:value-type="float" office:value="0.7524377" calcext:value-type="float">
            <text:p>7,52E-001</text:p>
          </table:table-cell>
          <table:table-cell table:style-name="ce6" office:value-type="float" office:value="0.03049227" calcext:value-type="float">
            <text:p>3,05E-002</text:p>
          </table:table-cell>
          <table:table-cell table:style-name="ce6" office:value-type="float" office:value="0.7868235" calcext:value-type="float">
            <text:p>7,87E-001</text:p>
          </table:table-cell>
          <table:table-cell table:style-name="ce6" office:value-type="float" office:value="632.2969" calcext:value-type="float">
            <text:p>6,32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829962" calcext:value-type="float">
            <text:p>6,83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7266963241_config.csv</text:p>
          </table:table-cell>
        </table:table-row>
        <table:table-row table:style-name="ro1">
          <table:table-cell office:value-type="string" calcext:value-type="string">
            <text:p>FL49</text:p>
          </table:table-cell>
          <table:table-cell office:value-type="float" office:value="14369.3852722512" calcext:value-type="float">
            <text:p>14369,3852722512</text:p>
          </table:table-cell>
          <table:table-cell office:value-type="float" office:value="10.233690152054" calcext:value-type="float">
            <text:p>10,2336901521</text:p>
          </table:table-cell>
          <table:table-cell office:value-type="float" office:value="0.914306821051045" calcext:value-type="float">
            <text:p>0,9143068211</text:p>
          </table:table-cell>
          <table:table-cell office:value-type="float" office:value="0.0849631901278148" calcext:value-type="float">
            <text:p>0,0849631901</text:p>
          </table:table-cell>
          <table:table-cell office:value-type="float" office:value="0.818979642898289" calcext:value-type="float">
            <text:p>0,8189796429</text:p>
          </table:table-cell>
          <table:table-cell office:value-type="float" office:value="238.492366005914" calcext:value-type="float">
            <text:p>238,4923660059</text:p>
          </table:table-cell>
          <table:table-cell office:value-type="float" office:value="3" calcext:value-type="float">
            <text:p>3</text:p>
          </table:table-cell>
          <table:table-cell office:value-type="float" office:value="0.688084607254406" calcext:value-type="float">
            <text:p>0,6880846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48</text:p>
          </table:table-cell>
        </table:table-row>
        <table:table-row table:style-name="ro3">
          <table:table-cell table:style-name="ce2" office:value-type="float" office:value="155" calcext:value-type="float">
            <text:p>155</text:p>
          </table:table-cell>
          <table:table-cell table:style-name="ce6" office:value-type="float" office:value="35123.43" calcext:value-type="float">
            <text:p>3,51E+004</text:p>
          </table:table-cell>
          <table:table-cell table:style-name="ce6" office:value-type="float" office:value="8.363382" calcext:value-type="float">
            <text:p>8,36E+000</text:p>
          </table:table-cell>
          <table:table-cell table:style-name="ce6" office:value-type="float" office:value="0.7649264" calcext:value-type="float">
            <text:p>7,65E-001</text:p>
          </table:table-cell>
          <table:table-cell table:style-name="ce6" office:value-type="float" office:value="0.02087912" calcext:value-type="float">
            <text:p>2,09E-002</text:p>
          </table:table-cell>
          <table:table-cell table:style-name="ce6" office:value-type="float" office:value="0.7600117" calcext:value-type="float">
            <text:p>7,60E-001</text:p>
          </table:table-cell>
          <table:table-cell table:style-name="ce6" office:value-type="float" office:value="584.3914" calcext:value-type="float">
            <text:p>5,84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881342" calcext:value-type="float">
            <text:p>6,88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5647008511_config.csv</text:p>
          </table:table-cell>
        </table:table-row>
        <table:table-row table:style-name="ro3">
          <table:table-cell table:style-name="ce2" office:value-type="float" office:value="139" calcext:value-type="float">
            <text:p>139</text:p>
          </table:table-cell>
          <table:table-cell table:style-name="ce6" office:value-type="float" office:value="37179.88" calcext:value-type="float">
            <text:p>3,72E+004</text:p>
          </table:table-cell>
          <table:table-cell table:style-name="ce6" office:value-type="float" office:value="7.083347" calcext:value-type="float">
            <text:p>7,08E+000</text:p>
          </table:table-cell>
          <table:table-cell table:style-name="ce6" office:value-type="float" office:value="0.724983" calcext:value-type="float">
            <text:p>7,25E-001</text:p>
          </table:table-cell>
          <table:table-cell table:style-name="ce6" office:value-type="float" office:value="0.03279724" calcext:value-type="float">
            <text:p>3,28E-002</text:p>
          </table:table-cell>
          <table:table-cell table:style-name="ce6" office:value-type="float" office:value="0.8232047" calcext:value-type="float">
            <text:p>8,23E-001</text:p>
          </table:table-cell>
          <table:table-cell table:style-name="ce6" office:value-type="float" office:value="618.6654" calcext:value-type="float">
            <text:p>6,19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895756" calcext:value-type="float">
            <text:p>6,90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20721264603_config.csv</text:p>
          </table:table-cell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6" office:value-type="float" office:value="27972.03" calcext:value-type="float">
            <text:p>2,80E+004</text:p>
          </table:table-cell>
          <table:table-cell table:style-name="ce6" office:value-type="float" office:value="9.682054" calcext:value-type="float">
            <text:p>9,68E+000</text:p>
          </table:table-cell>
          <table:table-cell table:style-name="ce6" office:value-type="float" office:value="0.8253037" calcext:value-type="float">
            <text:p>8,25E-001</text:p>
          </table:table-cell>
          <table:table-cell table:style-name="ce6" office:value-type="float" office:value="0.01296057" calcext:value-type="float">
            <text:p>1,30E-002</text:p>
          </table:table-cell>
          <table:table-cell table:style-name="ce6" office:value-type="float" office:value="0.7534788" calcext:value-type="float">
            <text:p>7,53E-001</text:p>
          </table:table-cell>
          <table:table-cell table:style-name="ce6" office:value-type="float" office:value="465.202" calcext:value-type="float">
            <text:p>4,65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903258" calcext:value-type="float">
            <text:p>6,90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8082686721_config.csv</text:p>
          </table:table-cell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29622.27" calcext:value-type="float">
            <text:p>2,96E+004</text:p>
          </table:table-cell>
          <table:table-cell table:style-name="ce6" office:value-type="float" office:value="10.20713" calcext:value-type="float">
            <text:p>1,02E+001</text:p>
          </table:table-cell>
          <table:table-cell table:style-name="ce6" office:value-type="float" office:value="0.8367374" calcext:value-type="float">
            <text:p>8,37E-001</text:p>
          </table:table-cell>
          <table:table-cell table:style-name="ce6" office:value-type="float" office:value="0.0092095" calcext:value-type="float">
            <text:p>9,21E-003</text:p>
          </table:table-cell>
          <table:table-cell table:style-name="ce6" office:value-type="float" office:value="0.7581157" calcext:value-type="float">
            <text:p>7,58E-001</text:p>
          </table:table-cell>
          <table:table-cell table:style-name="ce6" office:value-type="float" office:value="492.7059" calcext:value-type="float">
            <text:p>4,93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959712" calcext:value-type="float">
            <text:p>6,96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3707473041_config.csv</text:p>
          </table:table-cell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6" office:value-type="float" office:value="40568.77" calcext:value-type="float">
            <text:p>4,06E+004</text:p>
          </table:table-cell>
          <table:table-cell table:style-name="ce6" office:value-type="float" office:value="5.342516" calcext:value-type="float">
            <text:p>5,34E+000</text:p>
          </table:table-cell>
          <table:table-cell table:style-name="ce6" office:value-type="float" office:value="0.6299729" calcext:value-type="float">
            <text:p>6,30E-001</text:p>
          </table:table-cell>
          <table:table-cell table:style-name="ce6" office:value-type="float" office:value="0.04586027" calcext:value-type="float">
            <text:p>4,59E-002</text:p>
          </table:table-cell>
          <table:table-cell table:style-name="ce6" office:value-type="float" office:value="0.9689122" calcext:value-type="float">
            <text:p>9,69E-001</text:p>
          </table:table-cell>
          <table:table-cell table:style-name="ce6" office:value-type="float" office:value="675.1466" calcext:value-type="float">
            <text:p>6,75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6964901" calcext:value-type="float">
            <text:p>6,96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21156392382_config.csv</text:p>
          </table:table-cell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6" office:value-type="float" office:value="28111.32" calcext:value-type="float">
            <text:p>2,81E+004</text:p>
          </table:table-cell>
          <table:table-cell table:style-name="ce6" office:value-type="float" office:value="7.2951" calcext:value-type="float">
            <text:p>7,30E+000</text:p>
          </table:table-cell>
          <table:table-cell table:style-name="ce6" office:value-type="float" office:value="0.7370161" calcext:value-type="float">
            <text:p>7,37E-001</text:p>
          </table:table-cell>
          <table:table-cell table:style-name="ce6" office:value-type="float" office:value="0.02217596" calcext:value-type="float">
            <text:p>2,22E-002</text:p>
          </table:table-cell>
          <table:table-cell table:style-name="ce6" office:value-type="float" office:value="0.8035216" calcext:value-type="float">
            <text:p>8,04E-001</text:p>
          </table:table-cell>
          <table:table-cell table:style-name="ce6" office:value-type="float" office:value="467.523" calcext:value-type="float">
            <text:p>4,68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000966" calcext:value-type="float">
            <text:p>7,00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2294225871_config.csv</text:p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6" office:value-type="float" office:value="37728.58" calcext:value-type="float">
            <text:p>3,77E+004</text:p>
          </table:table-cell>
          <table:table-cell table:style-name="ce6" office:value-type="float" office:value="3.852902" calcext:value-type="float">
            <text:p>3,85E+000</text:p>
          </table:table-cell>
          <table:table-cell table:style-name="ce6" office:value-type="float" office:value="0.6007499" calcext:value-type="float">
            <text:p>6,01E-001</text:p>
          </table:table-cell>
          <table:table-cell table:style-name="ce6" office:value-type="float" office:value="0.03480511" calcext:value-type="float">
            <text:p>3,48E-002</text:p>
          </table:table-cell>
          <table:table-cell table:style-name="ce6" office:value-type="float" office:value="1.17684" calcext:value-type="float">
            <text:p>1,18E+000</text:p>
          </table:table-cell>
          <table:table-cell table:style-name="ce6" office:value-type="float" office:value="627.8101" calcext:value-type="float">
            <text:p>6,28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00992" calcext:value-type="float">
            <text:p>7,01E-001</text:p>
          </table:table-cell>
          <table:table-cell table:style-name="ce6" office:value-type="float" office:value="3" calcext:value-type="float">
            <text:p>3,00E+000</text:p>
          </table:table-cell>
          <table:table-cell table:style-name="ce10" office:value-type="string" calcext:value-type="string">
            <text:p>-18652828473_config.csv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float" office:value="36206.5" calcext:value-type="float">
            <text:p>3,62E+004</text:p>
          </table:table-cell>
          <table:table-cell table:style-name="ce6" office:value-type="float" office:value="7.747372" calcext:value-type="float">
            <text:p>7,75E+000</text:p>
          </table:table-cell>
          <table:table-cell table:style-name="ce6" office:value-type="float" office:value="0.6863119" calcext:value-type="float">
            <text:p>6,86E-001</text:p>
          </table:table-cell>
          <table:table-cell table:style-name="ce6" office:value-type="float" office:value="0.01120582" calcext:value-type="float">
            <text:p>1,12E-002</text:p>
          </table:table-cell>
          <table:table-cell table:style-name="ce6" office:value-type="float" office:value="0.7992579" calcext:value-type="float">
            <text:p>7,99E-001</text:p>
          </table:table-cell>
          <table:table-cell table:style-name="ce6" office:value-type="float" office:value="602.4425" calcext:value-type="float">
            <text:p>6,02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028704" calcext:value-type="float">
            <text:p>7,03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5015939242_config.csv</text:p>
          </table:table-cell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6" office:value-type="float" office:value="24953.23" calcext:value-type="float">
            <text:p>2,50E+004</text:p>
          </table:table-cell>
          <table:table-cell table:style-name="ce6" office:value-type="float" office:value="6.683822" calcext:value-type="float">
            <text:p>6,68E+000</text:p>
          </table:table-cell>
          <table:table-cell table:style-name="ce6" office:value-type="float" office:value="0.8120578" calcext:value-type="float">
            <text:p>8,12E-001</text:p>
          </table:table-cell>
          <table:table-cell table:style-name="ce6" office:value-type="float" office:value="0.0341712" calcext:value-type="float">
            <text:p>3,42E-002</text:p>
          </table:table-cell>
          <table:table-cell table:style-name="ce6" office:value-type="float" office:value="0.7985951" calcext:value-type="float">
            <text:p>7,99E-001</text:p>
          </table:table-cell>
          <table:table-cell table:style-name="ce6" office:value-type="float" office:value="414.8883" calcext:value-type="float">
            <text:p>4,15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054592" calcext:value-type="float">
            <text:p>7,05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-6266391331_config.csv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6" office:value-type="float" office:value="32231.98" calcext:value-type="float">
            <text:p>3,22E+004</text:p>
          </table:table-cell>
          <table:table-cell table:style-name="ce6" office:value-type="float" office:value="6.930943" calcext:value-type="float">
            <text:p>6,93E+000</text:p>
          </table:table-cell>
          <table:table-cell table:style-name="ce6" office:value-type="float" office:value="0.6944169" calcext:value-type="float">
            <text:p>6,94E-001</text:p>
          </table:table-cell>
          <table:table-cell table:style-name="ce6" office:value-type="float" office:value="0.02333407" calcext:value-type="float">
            <text:p>2,33E-002</text:p>
          </table:table-cell>
          <table:table-cell table:style-name="ce6" office:value-type="float" office:value="0.8307235" calcext:value-type="float">
            <text:p>8,31E-001</text:p>
          </table:table-cell>
          <table:table-cell table:style-name="ce6" office:value-type="float" office:value="536.2005" calcext:value-type="float">
            <text:p>5,36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080848" calcext:value-type="float">
            <text:p>7,08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3640078881_config.csv</text:p>
          </table:table-cell>
        </table:table-row>
        <table:table-row table:style-name="ro3">
          <table:table-cell table:style-name="ce2" office:value-type="float" office:value="168" calcext:value-type="float">
            <text:p>168</text:p>
          </table:table-cell>
          <table:table-cell table:style-name="ce6" office:value-type="float" office:value="38397.05" calcext:value-type="float">
            <text:p>3,84E+004</text:p>
          </table:table-cell>
          <table:table-cell table:style-name="ce6" office:value-type="float" office:value="3.368991" calcext:value-type="float">
            <text:p>3,37E+000</text:p>
          </table:table-cell>
          <table:table-cell table:style-name="ce6" office:value-type="float" office:value="0.558929" calcext:value-type="float">
            <text:p>5,59E-001</text:p>
          </table:table-cell>
          <table:table-cell table:style-name="ce6" office:value-type="float" office:value="0.03186153" calcext:value-type="float">
            <text:p>3,19E-002</text:p>
          </table:table-cell>
          <table:table-cell table:style-name="ce6" office:value-type="float" office:value="1.248722" calcext:value-type="float">
            <text:p>1,25E+000</text:p>
          </table:table-cell>
          <table:table-cell table:style-name="ce6" office:value-type="float" office:value="638.9512" calcext:value-type="float">
            <text:p>6,39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12381" calcext:value-type="float">
            <text:p>7,12E-001</text:p>
          </table:table-cell>
          <table:table-cell table:style-name="ce6" office:value-type="float" office:value="3" calcext:value-type="float">
            <text:p>3,00E+000</text:p>
          </table:table-cell>
          <table:table-cell table:style-name="ce10" office:value-type="string" calcext:value-type="string">
            <text:p>8616417833_config.csv</text:p>
          </table:table-cell>
        </table:table-row>
        <table:table-row table:style-name="ro3">
          <table:table-cell table:style-name="ce2" office:value-type="float" office:value="174" calcext:value-type="float">
            <text:p>174</text:p>
          </table:table-cell>
          <table:table-cell table:style-name="ce6" office:value-type="float" office:value="41398.39" calcext:value-type="float">
            <text:p>4,14E+004</text:p>
          </table:table-cell>
          <table:table-cell table:style-name="ce6" office:value-type="float" office:value="7.142105" calcext:value-type="float">
            <text:p>7,14E+000</text:p>
          </table:table-cell>
          <table:table-cell table:style-name="ce6" office:value-type="float" office:value="0.7001693" calcext:value-type="float">
            <text:p>7,00E-001</text:p>
          </table:table-cell>
          <table:table-cell table:style-name="ce6" office:value-type="float" office:value="0.008966493" calcext:value-type="float">
            <text:p>8,97E-003</text:p>
          </table:table-cell>
          <table:table-cell table:style-name="ce6" office:value-type="float" office:value="0.8268388" calcext:value-type="float">
            <text:p>8,27E-001</text:p>
          </table:table-cell>
          <table:table-cell table:style-name="ce6" office:value-type="float" office:value="688.9739" calcext:value-type="float">
            <text:p>6,89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12852" calcext:value-type="float">
            <text:p>7,13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9314170552_config.csv</text:p>
          </table:table-cell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6" office:value-type="float" office:value="31710.28" calcext:value-type="float">
            <text:p>3,17E+004</text:p>
          </table:table-cell>
          <table:table-cell table:style-name="ce6" office:value-type="float" office:value="5.780139" calcext:value-type="float">
            <text:p>5,78E+000</text:p>
          </table:table-cell>
          <table:table-cell table:style-name="ce6" office:value-type="float" office:value="0.6743712" calcext:value-type="float">
            <text:p>6,74E-001</text:p>
          </table:table-cell>
          <table:table-cell table:style-name="ce6" office:value-type="float" office:value="0.02056712" calcext:value-type="float">
            <text:p>2,06E-002</text:p>
          </table:table-cell>
          <table:table-cell table:style-name="ce6" office:value-type="float" office:value="0.939943" calcext:value-type="float">
            <text:p>9,40E-001</text:p>
          </table:table-cell>
          <table:table-cell table:style-name="ce6" office:value-type="float" office:value="527.5053" calcext:value-type="float">
            <text:p>5,28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138059" calcext:value-type="float">
            <text:p>7,14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-5694203882_config.csv</text:p>
          </table:table-cell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6" office:value-type="float" office:value="59420.74" calcext:value-type="float">
            <text:p>5,94E+004</text:p>
          </table:table-cell>
          <table:table-cell table:style-name="ce6" office:value-type="float" office:value="3.368556" calcext:value-type="float">
            <text:p>3,37E+000</text:p>
          </table:table-cell>
          <table:table-cell table:style-name="ce6" office:value-type="float" office:value="0.4754341" calcext:value-type="float">
            <text:p>4,75E-001</text:p>
          </table:table-cell>
          <table:table-cell table:style-name="ce6" office:value-type="float" office:value="0.02319959" calcext:value-type="float">
            <text:p>2,32E-002</text:p>
          </table:table-cell>
          <table:table-cell table:style-name="ce6" office:value-type="float" office:value="1.45384" calcext:value-type="float">
            <text:p>1,45E+000</text:p>
          </table:table-cell>
          <table:table-cell table:style-name="ce6" office:value-type="float" office:value="989.3459" calcext:value-type="float">
            <text:p>9,89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196993" calcext:value-type="float">
            <text:p>7,20E-001</text:p>
          </table:table-cell>
          <table:table-cell table:style-name="ce6" office:value-type="float" office:value="3" calcext:value-type="float">
            <text:p>3,00E+000</text:p>
          </table:table-cell>
          <table:table-cell table:style-name="ce10" office:value-type="string" calcext:value-type="string">
            <text:p>-8153468482_config.csv</text:p>
          </table:table-cell>
        </table:table-row>
        <table:table-row table:style-name="ro1">
          <table:table-cell office:value-type="string" calcext:value-type="string">
            <text:p>FL112</text:p>
          </table:table-cell>
          <table:table-cell office:value-type="float" office:value="9413.91803908498" calcext:value-type="float">
            <text:p>9413,918039085</text:p>
          </table:table-cell>
          <table:table-cell office:value-type="float" office:value="10.1297176993893" calcext:value-type="float">
            <text:p>10,1297176994</text:p>
          </table:table-cell>
          <table:table-cell office:value-type="float" office:value="0.944071489233499" calcext:value-type="float">
            <text:p>0,9440714892</text:p>
          </table:table-cell>
          <table:table-cell office:value-type="float" office:value="0.111250655404045" calcext:value-type="float">
            <text:p>0,1112506554</text:p>
          </table:table-cell>
          <table:table-cell office:value-type="float" office:value="0.798515956605431" calcext:value-type="float">
            <text:p>0,7985159566</text:p>
          </table:table-cell>
          <table:table-cell office:value-type="float" office:value="155.902869368782" calcext:value-type="float">
            <text:p>155,9028693688</text:p>
          </table:table-cell>
          <table:table-cell office:value-type="float" office:value="3" calcext:value-type="float">
            <text:p>3</text:p>
          </table:table-cell>
          <table:table-cell office:value-type="float" office:value="0.720308360901383" calcext:value-type="float">
            <text:p>0,7203083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11</text:p>
          </table:table-cell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6" office:value-type="float" office:value="41393.28" calcext:value-type="float">
            <text:p>4,14E+004</text:p>
          </table:table-cell>
          <table:table-cell table:style-name="ce6" office:value-type="float" office:value="2.959207" calcext:value-type="float">
            <text:p>2,96E+000</text:p>
          </table:table-cell>
          <table:table-cell table:style-name="ce6" office:value-type="float" office:value="0.4841305" calcext:value-type="float">
            <text:p>4,84E-001</text:p>
          </table:table-cell>
          <table:table-cell table:style-name="ce6" office:value-type="float" office:value="0.01918983" calcext:value-type="float">
            <text:p>1,92E-002</text:p>
          </table:table-cell>
          <table:table-cell table:style-name="ce6" office:value-type="float" office:value="1.528904" calcext:value-type="float">
            <text:p>1,53E+000</text:p>
          </table:table-cell>
          <table:table-cell table:style-name="ce6" office:value-type="float" office:value="688.8885" calcext:value-type="float">
            <text:p>6,89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234673" calcext:value-type="float">
            <text:p>7,23E-001</text:p>
          </table:table-cell>
          <table:table-cell table:style-name="ce6" office:value-type="float" office:value="3" calcext:value-type="float">
            <text:p>3,00E+000</text:p>
          </table:table-cell>
          <table:table-cell table:style-name="ce10" office:value-type="string" calcext:value-type="string">
            <text:p>10703081612_config.csv</text:p>
          </table:table-cell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6" office:value-type="float" office:value="34147.26" calcext:value-type="float">
            <text:p>3,41E+004</text:p>
          </table:table-cell>
          <table:table-cell table:style-name="ce6" office:value-type="float" office:value="5.553238" calcext:value-type="float">
            <text:p>5,55E+000</text:p>
          </table:table-cell>
          <table:table-cell table:style-name="ce6" office:value-type="float" office:value="0.6756193" calcext:value-type="float">
            <text:p>6,76E-001</text:p>
          </table:table-cell>
          <table:table-cell table:style-name="ce6" office:value-type="float" office:value="0.02759052" calcext:value-type="float">
            <text:p>2,76E-002</text:p>
          </table:table-cell>
          <table:table-cell table:style-name="ce6" office:value-type="float" office:value="0.9110759" calcext:value-type="float">
            <text:p>9,11E-001</text:p>
          </table:table-cell>
          <table:table-cell table:style-name="ce6" office:value-type="float" office:value="568.1216" calcext:value-type="float">
            <text:p>5,68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249474" calcext:value-type="float">
            <text:p>7,25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6027881373_config.csv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float" office:value="33370.84" calcext:value-type="float">
            <text:p>3,34E+004</text:p>
          </table:table-cell>
          <table:table-cell table:style-name="ce6" office:value-type="float" office:value="6.369703" calcext:value-type="float">
            <text:p>6,37E+000</text:p>
          </table:table-cell>
          <table:table-cell table:style-name="ce6" office:value-type="float" office:value="0.6730466" calcext:value-type="float">
            <text:p>6,73E-001</text:p>
          </table:table-cell>
          <table:table-cell table:style-name="ce6" office:value-type="float" office:value="0.02968175" calcext:value-type="float">
            <text:p>2,97E-002</text:p>
          </table:table-cell>
          <table:table-cell table:style-name="ce6" office:value-type="float" office:value="0.8557677" calcext:value-type="float">
            <text:p>8,56E-001</text:p>
          </table:table-cell>
          <table:table-cell table:style-name="ce6" office:value-type="float" office:value="555.1813" calcext:value-type="float">
            <text:p>5,55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251228" calcext:value-type="float">
            <text:p>7,25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-12894292213_config.csv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30708.82" calcext:value-type="float">
            <text:p>3,07E+004</text:p>
          </table:table-cell>
          <table:table-cell table:style-name="ce6" office:value-type="float" office:value="8.403029" calcext:value-type="float">
            <text:p>8,40E+000</text:p>
          </table:table-cell>
          <table:table-cell table:style-name="ce6" office:value-type="float" office:value="0.7821625" calcext:value-type="float">
            <text:p>7,82E-001</text:p>
          </table:table-cell>
          <table:table-cell table:style-name="ce6" office:value-type="float" office:value="0.02276848" calcext:value-type="float">
            <text:p>2,28E-002</text:p>
          </table:table-cell>
          <table:table-cell table:style-name="ce6" office:value-type="float" office:value="0.7150153" calcext:value-type="float">
            <text:p>7,15E-001</text:p>
          </table:table-cell>
          <table:table-cell table:style-name="ce6" office:value-type="float" office:value="510.8148" calcext:value-type="float">
            <text:p>5,11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291978" calcext:value-type="float">
            <text:p>7,29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1559294023_config.csv</text:p>
          </table:table-cell>
        </table:table-row>
        <table:table-row table:style-name="ro3"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45712.09" calcext:value-type="float">
            <text:p>4,57E+004</text:p>
          </table:table-cell>
          <table:table-cell table:style-name="ce6" office:value-type="float" office:value="6.545616" calcext:value-type="float">
            <text:p>6,55E+000</text:p>
          </table:table-cell>
          <table:table-cell table:style-name="ce6" office:value-type="float" office:value="0.6721577" calcext:value-type="float">
            <text:p>6,72E-001</text:p>
          </table:table-cell>
          <table:table-cell table:style-name="ce6" office:value-type="float" office:value="0.02867659" calcext:value-type="float">
            <text:p>2,87E-002</text:p>
          </table:table-cell>
          <table:table-cell table:style-name="ce6" office:value-type="float" office:value="0.841095" calcext:value-type="float">
            <text:p>8,41E-001</text:p>
          </table:table-cell>
          <table:table-cell table:style-name="ce6" office:value-type="float" office:value="760.8688" calcext:value-type="float">
            <text:p>7,61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310466" calcext:value-type="float">
            <text:p>7,31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21237848072_config.csv</text:p>
          </table:table-cell>
        </table:table-row>
        <table:table-row table:style-name="ro1">
          <table:table-cell office:value-type="string" calcext:value-type="string">
            <text:p>FL20</text:p>
          </table:table-cell>
          <table:table-cell office:value-type="float" office:value="15789.2418464305" calcext:value-type="float">
            <text:p>15789,2418464305</text:p>
          </table:table-cell>
          <table:table-cell office:value-type="float" office:value="8.74237807411353" calcext:value-type="float">
            <text:p>8,7423780741</text:p>
          </table:table-cell>
          <table:table-cell office:value-type="float" office:value="0.893574658276992" calcext:value-type="float">
            <text:p>0,8935746583</text:p>
          </table:table-cell>
          <table:table-cell office:value-type="float" office:value="0.0871274445003558" calcext:value-type="float">
            <text:p>0,0871274445</text:p>
          </table:table-cell>
          <table:table-cell office:value-type="float" office:value="0.698669791753069" calcext:value-type="float">
            <text:p>0,6986697918</text:p>
          </table:table-cell>
          <table:table-cell office:value-type="float" office:value="262.156461011892" calcext:value-type="float">
            <text:p>262,1564610119</text:p>
          </table:table-cell>
          <table:table-cell office:value-type="float" office:value="3" calcext:value-type="float">
            <text:p>3</text:p>
          </table:table-cell>
          <table:table-cell office:value-type="float" office:value="0.734603856606088" calcext:value-type="float">
            <text:p>0,7346038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9</text:p>
          </table:table-cell>
        </table:table-row>
        <table:table-row table:style-name="ro1">
          <table:table-cell office:value-type="string" calcext:value-type="string">
            <text:p>FL21</text:p>
          </table:table-cell>
          <table:table-cell office:value-type="float" office:value="15789.2418464305" calcext:value-type="float">
            <text:p>15789,2418464305</text:p>
          </table:table-cell>
          <table:table-cell office:value-type="float" office:value="8.74237807411353" calcext:value-type="float">
            <text:p>8,7423780741</text:p>
          </table:table-cell>
          <table:table-cell office:value-type="float" office:value="0.893574658276992" calcext:value-type="float">
            <text:p>0,8935746583</text:p>
          </table:table-cell>
          <table:table-cell office:value-type="float" office:value="0.0871274445003558" calcext:value-type="float">
            <text:p>0,0871274445</text:p>
          </table:table-cell>
          <table:table-cell office:value-type="float" office:value="0.698669791753069" calcext:value-type="float">
            <text:p>0,6986697918</text:p>
          </table:table-cell>
          <table:table-cell office:value-type="float" office:value="262.156461011892" calcext:value-type="float">
            <text:p>262,1564610119</text:p>
          </table:table-cell>
          <table:table-cell office:value-type="float" office:value="3" calcext:value-type="float">
            <text:p>3</text:p>
          </table:table-cell>
          <table:table-cell office:value-type="float" office:value="0.734603856606088" calcext:value-type="float">
            <text:p>0,7346038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9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float" office:value="39262.76" calcext:value-type="float">
            <text:p>3,93E+004</text:p>
          </table:table-cell>
          <table:table-cell table:style-name="ce6" office:value-type="float" office:value="7.283489" calcext:value-type="float">
            <text:p>7,28E+000</text:p>
          </table:table-cell>
          <table:table-cell table:style-name="ce6" office:value-type="float" office:value="0.7394546" calcext:value-type="float">
            <text:p>7,39E-001</text:p>
          </table:table-cell>
          <table:table-cell table:style-name="ce6" office:value-type="float" office:value="0.02820297" calcext:value-type="float">
            <text:p>2,82E-002</text:p>
          </table:table-cell>
          <table:table-cell table:style-name="ce6" office:value-type="float" office:value="0.7525218" calcext:value-type="float">
            <text:p>7,53E-001</text:p>
          </table:table-cell>
          <table:table-cell table:style-name="ce6" office:value-type="float" office:value="653.3802" calcext:value-type="float">
            <text:p>6,53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394959" calcext:value-type="float">
            <text:p>7,39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082997411_config.csv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float" office:value="34205.8" calcext:value-type="float">
            <text:p>3,42E+004</text:p>
          </table:table-cell>
          <table:table-cell table:style-name="ce6" office:value-type="float" office:value="7.176981" calcext:value-type="float">
            <text:p>7,18E+000</text:p>
          </table:table-cell>
          <table:table-cell table:style-name="ce6" office:value-type="float" office:value="0.7374068" calcext:value-type="float">
            <text:p>7,37E-001</text:p>
          </table:table-cell>
          <table:table-cell table:style-name="ce6" office:value-type="float" office:value="0.01982961" calcext:value-type="float">
            <text:p>1,98E-002</text:p>
          </table:table-cell>
          <table:table-cell table:style-name="ce6" office:value-type="float" office:value="0.7682764" calcext:value-type="float">
            <text:p>7,68E-001</text:p>
          </table:table-cell>
          <table:table-cell table:style-name="ce6" office:value-type="float" office:value="569.0977" calcext:value-type="float">
            <text:p>5,69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395862" calcext:value-type="float">
            <text:p>7,40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715308971_config.csv</text:p>
          </table:table-cell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37242.8" calcext:value-type="float">
            <text:p>3,72E+004</text:p>
          </table:table-cell>
          <table:table-cell table:style-name="ce6" office:value-type="float" office:value="8.144431" calcext:value-type="float">
            <text:p>8,14E+000</text:p>
          </table:table-cell>
          <table:table-cell table:style-name="ce6" office:value-type="float" office:value="0.7605215" calcext:value-type="float">
            <text:p>7,61E-001</text:p>
          </table:table-cell>
          <table:table-cell table:style-name="ce6" office:value-type="float" office:value="0.01894198" calcext:value-type="float">
            <text:p>1,89E-002</text:p>
          </table:table-cell>
          <table:table-cell table:style-name="ce6" office:value-type="float" office:value="0.7149156" calcext:value-type="float">
            <text:p>7,15E-001</text:p>
          </table:table-cell>
          <table:table-cell table:style-name="ce6" office:value-type="float" office:value="619.7143" calcext:value-type="float">
            <text:p>6,20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400659" calcext:value-type="float">
            <text:p>7,40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5482502232_config.csv</text:p>
          </table:table-cell>
        </table:table-row>
        <table:table-row table:style-name="ro3"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32350.13" calcext:value-type="float">
            <text:p>3,24E+004</text:p>
          </table:table-cell>
          <table:table-cell table:style-name="ce6" office:value-type="float" office:value="5.235321" calcext:value-type="float">
            <text:p>5,24E+000</text:p>
          </table:table-cell>
          <table:table-cell table:style-name="ce6" office:value-type="float" office:value="0.7134814" calcext:value-type="float">
            <text:p>7,13E-001</text:p>
          </table:table-cell>
          <table:table-cell table:style-name="ce6" office:value-type="float" office:value="0.03184361" calcext:value-type="float">
            <text:p>3,18E-002</text:p>
          </table:table-cell>
          <table:table-cell table:style-name="ce6" office:value-type="float" office:value="0.8685664" calcext:value-type="float">
            <text:p>8,69E-001</text:p>
          </table:table-cell>
          <table:table-cell table:style-name="ce6" office:value-type="float" office:value="538.1696" calcext:value-type="float">
            <text:p>5,38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402194" calcext:value-type="float">
            <text:p>7,40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7038047091_config.csv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6" office:value-type="float" office:value="42653.48" calcext:value-type="float">
            <text:p>4,27E+004</text:p>
          </table:table-cell>
          <table:table-cell table:style-name="ce6" office:value-type="float" office:value="7.601662" calcext:value-type="float">
            <text:p>7,60E+000</text:p>
          </table:table-cell>
          <table:table-cell table:style-name="ce6" office:value-type="float" office:value="0.7177801" calcext:value-type="float">
            <text:p>7,18E-001</text:p>
          </table:table-cell>
          <table:table-cell table:style-name="ce6" office:value-type="float" office:value="0.02126485" calcext:value-type="float">
            <text:p>2,13E-002</text:p>
          </table:table-cell>
          <table:table-cell table:style-name="ce6" office:value-type="float" office:value="0.741414" calcext:value-type="float">
            <text:p>7,41E-001</text:p>
          </table:table-cell>
          <table:table-cell table:style-name="ce6" office:value-type="float" office:value="709.8921" calcext:value-type="float">
            <text:p>7,10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405444" calcext:value-type="float">
            <text:p>7,41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4402628373_config.csv</text:p>
          </table:table-cell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26841.29" calcext:value-type="float">
            <text:p>2,68E+004</text:p>
          </table:table-cell>
          <table:table-cell table:style-name="ce6" office:value-type="float" office:value="8.835163" calcext:value-type="float">
            <text:p>8,84E+000</text:p>
          </table:table-cell>
          <table:table-cell table:style-name="ce6" office:value-type="float" office:value="0.7885279" calcext:value-type="float">
            <text:p>7,89E-001</text:p>
          </table:table-cell>
          <table:table-cell table:style-name="ce6" office:value-type="float" office:value="0.02515811" calcext:value-type="float">
            <text:p>2,52E-002</text:p>
          </table:table-cell>
          <table:table-cell table:style-name="ce6" office:value-type="float" office:value="0.6873051" calcext:value-type="float">
            <text:p>6,87E-001</text:p>
          </table:table-cell>
          <table:table-cell table:style-name="ce6" office:value-type="float" office:value="446.3564" calcext:value-type="float">
            <text:p>4,46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419571" calcext:value-type="float">
            <text:p>7,42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8867189022_config.csv</text:p>
          </table:table-cell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6" office:value-type="float" office:value="46250.1" calcext:value-type="float">
            <text:p>4,63E+004</text:p>
          </table:table-cell>
          <table:table-cell table:style-name="ce6" office:value-type="float" office:value="3.771687" calcext:value-type="float">
            <text:p>3,77E+000</text:p>
          </table:table-cell>
          <table:table-cell table:style-name="ce6" office:value-type="float" office:value="0.5340802" calcext:value-type="float">
            <text:p>5,34E-001</text:p>
          </table:table-cell>
          <table:table-cell table:style-name="ce6" office:value-type="float" office:value="0.02896667" calcext:value-type="float">
            <text:p>2,90E-002</text:p>
          </table:table-cell>
          <table:table-cell table:style-name="ce6" office:value-type="float" office:value="1.211022" calcext:value-type="float">
            <text:p>1,21E+000</text:p>
          </table:table-cell>
          <table:table-cell table:style-name="ce6" office:value-type="float" office:value="769.8354" calcext:value-type="float">
            <text:p>7,70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436021" calcext:value-type="float">
            <text:p>7,44E-001</text:p>
          </table:table-cell>
          <table:table-cell table:style-name="ce6" office:value-type="float" office:value="3" calcext:value-type="float">
            <text:p>3,00E+000</text:p>
          </table:table-cell>
          <table:table-cell table:style-name="ce10" office:value-type="string" calcext:value-type="string">
            <text:p>16643977991_config.csv</text:p>
          </table:table-cell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26613.87" calcext:value-type="float">
            <text:p>2,66E+004</text:p>
          </table:table-cell>
          <table:table-cell table:style-name="ce6" office:value-type="float" office:value="9.770478" calcext:value-type="float">
            <text:p>9,77E+000</text:p>
          </table:table-cell>
          <table:table-cell table:style-name="ce6" office:value-type="float" office:value="0.8365381" calcext:value-type="float">
            <text:p>8,37E-001</text:p>
          </table:table-cell>
          <table:table-cell table:style-name="ce6" office:value-type="float" office:value="0.02456862" calcext:value-type="float">
            <text:p>2,46E-002</text:p>
          </table:table-cell>
          <table:table-cell table:style-name="ce6" office:value-type="float" office:value="0.6879687" calcext:value-type="float">
            <text:p>6,88E-001</text:p>
          </table:table-cell>
          <table:table-cell table:style-name="ce6" office:value-type="float" office:value="442.5662" calcext:value-type="float">
            <text:p>4,43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442687" calcext:value-type="float">
            <text:p>7,44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8290401422_config.csv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6" office:value-type="float" office:value="42294.13" calcext:value-type="float">
            <text:p>4,23E+004</text:p>
          </table:table-cell>
          <table:table-cell table:style-name="ce6" office:value-type="float" office:value="6.10885" calcext:value-type="float">
            <text:p>6,11E+000</text:p>
          </table:table-cell>
          <table:table-cell table:style-name="ce6" office:value-type="float" office:value="0.6135195" calcext:value-type="float">
            <text:p>6,14E-001</text:p>
          </table:table-cell>
          <table:table-cell table:style-name="ce6" office:value-type="float" office:value="0.02222114" calcext:value-type="float">
            <text:p>2,22E-002</text:p>
          </table:table-cell>
          <table:table-cell table:style-name="ce6" office:value-type="float" office:value="0.9252403" calcext:value-type="float">
            <text:p>9,25E-001</text:p>
          </table:table-cell>
          <table:table-cell table:style-name="ce6" office:value-type="float" office:value="703.9028" calcext:value-type="float">
            <text:p>7,04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455031" calcext:value-type="float">
            <text:p>7,46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3007472582_config.csv</text:p>
          </table:table-cell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41977.81" calcext:value-type="float">
            <text:p>4,20E+004</text:p>
          </table:table-cell>
          <table:table-cell table:style-name="ce6" office:value-type="float" office:value="9.430527" calcext:value-type="float">
            <text:p>9,43E+000</text:p>
          </table:table-cell>
          <table:table-cell table:style-name="ce6" office:value-type="float" office:value="0.746413" calcext:value-type="float">
            <text:p>7,46E-001</text:p>
          </table:table-cell>
          <table:table-cell table:style-name="ce6" office:value-type="float" office:value="0.01885507" calcext:value-type="float">
            <text:p>1,89E-002</text:p>
          </table:table-cell>
          <table:table-cell table:style-name="ce6" office:value-type="float" office:value="0.6732857" calcext:value-type="float">
            <text:p>6,73E-001</text:p>
          </table:table-cell>
          <table:table-cell table:style-name="ce6" office:value-type="float" office:value="698.6312" calcext:value-type="float">
            <text:p>6,99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466475" calcext:value-type="float">
            <text:p>7,47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7205261141_config.csv</text:p>
          </table:table-cell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6" office:value-type="float" office:value="42827.06" calcext:value-type="float">
            <text:p>4,28E+004</text:p>
          </table:table-cell>
          <table:table-cell table:style-name="ce6" office:value-type="float" office:value="7.147653" calcext:value-type="float">
            <text:p>7,15E+000</text:p>
          </table:table-cell>
          <table:table-cell table:style-name="ce6" office:value-type="float" office:value="0.664762" calcext:value-type="float">
            <text:p>6,65E-001</text:p>
          </table:table-cell>
          <table:table-cell table:style-name="ce6" office:value-type="float" office:value="0.02106293" calcext:value-type="float">
            <text:p>2,11E-002</text:p>
          </table:table-cell>
          <table:table-cell table:style-name="ce6" office:value-type="float" office:value="0.7823562" calcext:value-type="float">
            <text:p>7,82E-001</text:p>
          </table:table-cell>
          <table:table-cell table:style-name="ce6" office:value-type="float" office:value="712.7851" calcext:value-type="float">
            <text:p>7,13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473975" calcext:value-type="float">
            <text:p>7,47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8618891001_config.csv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6" office:value-type="float" office:value="34908.87" calcext:value-type="float">
            <text:p>3,49E+004</text:p>
          </table:table-cell>
          <table:table-cell table:style-name="ce6" office:value-type="float" office:value="7.818689" calcext:value-type="float">
            <text:p>7,82E+000</text:p>
          </table:table-cell>
          <table:table-cell table:style-name="ce6" office:value-type="float" office:value="0.7671843" calcext:value-type="float">
            <text:p>7,67E-001</text:p>
          </table:table-cell>
          <table:table-cell table:style-name="ce6" office:value-type="float" office:value="0.00713185" calcext:value-type="float">
            <text:p>7,13E-003</text:p>
          </table:table-cell>
          <table:table-cell table:style-name="ce6" office:value-type="float" office:value="0.7303433" calcext:value-type="float">
            <text:p>7,30E-001</text:p>
          </table:table-cell>
          <table:table-cell table:style-name="ce6" office:value-type="float" office:value="580.8156" calcext:value-type="float">
            <text:p>5,81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549231" calcext:value-type="float">
            <text:p>7,55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5345567991_config.csv</text:p>
          </table:table-cell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float" office:value="48361.12" calcext:value-type="float">
            <text:p>4,84E+004</text:p>
          </table:table-cell>
          <table:table-cell table:style-name="ce6" office:value-type="float" office:value="6.15611" calcext:value-type="float">
            <text:p>6,16E+000</text:p>
          </table:table-cell>
          <table:table-cell table:style-name="ce6" office:value-type="float" office:value="0.6286493" calcext:value-type="float">
            <text:p>6,29E-001</text:p>
          </table:table-cell>
          <table:table-cell table:style-name="ce6" office:value-type="float" office:value="0.02206001" calcext:value-type="float">
            <text:p>2,21E-002</text:p>
          </table:table-cell>
          <table:table-cell table:style-name="ce6" office:value-type="float" office:value="0.8868417" calcext:value-type="float">
            <text:p>8,87E-001</text:p>
          </table:table-cell>
          <table:table-cell table:style-name="ce6" office:value-type="float" office:value="805.0192" calcext:value-type="float">
            <text:p>8,05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567157" calcext:value-type="float">
            <text:p>7,57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8419985372_config.csv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6" office:value-type="float" office:value="40980.02" calcext:value-type="float">
            <text:p>4,10E+004</text:p>
          </table:table-cell>
          <table:table-cell table:style-name="ce6" office:value-type="float" office:value="8.439808" calcext:value-type="float">
            <text:p>8,44E+000</text:p>
          </table:table-cell>
          <table:table-cell table:style-name="ce6" office:value-type="float" office:value="0.7794319" calcext:value-type="float">
            <text:p>7,79E-001</text:p>
          </table:table-cell>
          <table:table-cell table:style-name="ce6" office:value-type="float" office:value="0.008475692" calcext:value-type="float">
            <text:p>8,48E-003</text:p>
          </table:table-cell>
          <table:table-cell table:style-name="ce6" office:value-type="float" office:value="0.6975501" calcext:value-type="float">
            <text:p>6,98E-001</text:p>
          </table:table-cell>
          <table:table-cell table:style-name="ce6" office:value-type="float" office:value="682.0013" calcext:value-type="float">
            <text:p>6,82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602907" calcext:value-type="float">
            <text:p>7,60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20873709023_config.csv</text:p>
          </table:table-cell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6" office:value-type="float" office:value="48211.6" calcext:value-type="float">
            <text:p>4,82E+004</text:p>
          </table:table-cell>
          <table:table-cell table:style-name="ce6" office:value-type="float" office:value="7.184867" calcext:value-type="float">
            <text:p>7,18E+000</text:p>
          </table:table-cell>
          <table:table-cell table:style-name="ce6" office:value-type="float" office:value="0.6246359" calcext:value-type="float">
            <text:p>6,25E-001</text:p>
          </table:table-cell>
          <table:table-cell table:style-name="ce6" office:value-type="float" office:value="0.01167065" calcext:value-type="float">
            <text:p>1,17E-002</text:p>
          </table:table-cell>
          <table:table-cell table:style-name="ce6" office:value-type="float" office:value="0.8037549" calcext:value-type="float">
            <text:p>8,04E-001</text:p>
          </table:table-cell>
          <table:table-cell table:style-name="ce6" office:value-type="float" office:value="802.5273" calcext:value-type="float">
            <text:p>8,03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608738" calcext:value-type="float">
            <text:p>7,61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0665245701_config.csv</text:p>
          </table:table-cell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6" office:value-type="float" office:value="43069.78" calcext:value-type="float">
            <text:p>4,31E+004</text:p>
          </table:table-cell>
          <table:table-cell table:style-name="ce6" office:value-type="float" office:value="6.492891" calcext:value-type="float">
            <text:p>6,49E+000</text:p>
          </table:table-cell>
          <table:table-cell table:style-name="ce6" office:value-type="float" office:value="0.6847798" calcext:value-type="float">
            <text:p>6,85E-001</text:p>
          </table:table-cell>
          <table:table-cell table:style-name="ce6" office:value-type="float" office:value="0.02065669" calcext:value-type="float">
            <text:p>2,07E-002</text:p>
          </table:table-cell>
          <table:table-cell table:style-name="ce6" office:value-type="float" office:value="0.8081189" calcext:value-type="float">
            <text:p>8,08E-001</text:p>
          </table:table-cell>
          <table:table-cell table:style-name="ce6" office:value-type="float" office:value="716.8303" calcext:value-type="float">
            <text:p>7,17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622652" calcext:value-type="float">
            <text:p>7,62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2875275861_config.csv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float" office:value="57594.87" calcext:value-type="float">
            <text:p>5,76E+004</text:p>
          </table:table-cell>
          <table:table-cell table:style-name="ce6" office:value-type="float" office:value="7.72079" calcext:value-type="float">
            <text:p>7,72E+000</text:p>
          </table:table-cell>
          <table:table-cell table:style-name="ce6" office:value-type="float" office:value="0.6616641" calcext:value-type="float">
            <text:p>6,62E-001</text:p>
          </table:table-cell>
          <table:table-cell table:style-name="ce6" office:value-type="float" office:value="0.01454446" calcext:value-type="float">
            <text:p>1,45E-002</text:p>
          </table:table-cell>
          <table:table-cell table:style-name="ce6" office:value-type="float" office:value="0.7381957" calcext:value-type="float">
            <text:p>7,38E-001</text:p>
          </table:table-cell>
          <table:table-cell table:style-name="ce6" office:value-type="float" office:value="958.9151" calcext:value-type="float">
            <text:p>9,59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627542" calcext:value-type="float">
            <text:p>7,63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3748108753_config.csv</text:p>
          </table:table-cell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40465.24" calcext:value-type="float">
            <text:p>4,05E+004</text:p>
          </table:table-cell>
          <table:table-cell table:style-name="ce6" office:value-type="float" office:value="4.169705" calcext:value-type="float">
            <text:p>4,17E+000</text:p>
          </table:table-cell>
          <table:table-cell table:style-name="ce6" office:value-type="float" office:value="0.5670454" calcext:value-type="float">
            <text:p>5,67E-001</text:p>
          </table:table-cell>
          <table:table-cell table:style-name="ce6" office:value-type="float" office:value="0.02764528" calcext:value-type="float">
            <text:p>2,76E-002</text:p>
          </table:table-cell>
          <table:table-cell table:style-name="ce6" office:value-type="float" office:value="1.117298" calcext:value-type="float">
            <text:p>1,12E+000</text:p>
          </table:table-cell>
          <table:table-cell table:style-name="ce6" office:value-type="float" office:value="673.4211" calcext:value-type="float">
            <text:p>6,73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70372" calcext:value-type="float">
            <text:p>7,70E-001</text:p>
          </table:table-cell>
          <table:table-cell table:style-name="ce6" office:value-type="float" office:value="3" calcext:value-type="float">
            <text:p>3,00E+000</text:p>
          </table:table-cell>
          <table:table-cell table:style-name="ce10" office:value-type="string" calcext:value-type="string">
            <text:p>14913241421_config.csv</text:p>
          </table:table-cell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38553.64" calcext:value-type="float">
            <text:p>3,86E+004</text:p>
          </table:table-cell>
          <table:table-cell table:style-name="ce6" office:value-type="float" office:value="9.140474" calcext:value-type="float">
            <text:p>9,14E+000</text:p>
          </table:table-cell>
          <table:table-cell table:style-name="ce6" office:value-type="float" office:value="0.7374374" calcext:value-type="float">
            <text:p>7,37E-001</text:p>
          </table:table-cell>
          <table:table-cell table:style-name="ce6" office:value-type="float" office:value="0.01405359" calcext:value-type="float">
            <text:p>1,41E-002</text:p>
          </table:table-cell>
          <table:table-cell table:style-name="ce6" office:value-type="float" office:value="0.6564192" calcext:value-type="float">
            <text:p>6,56E-001</text:p>
          </table:table-cell>
          <table:table-cell table:style-name="ce6" office:value-type="float" office:value="641.5618" calcext:value-type="float">
            <text:p>6,42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729107" calcext:value-type="float">
            <text:p>7,73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6829794361_config.csv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float" office:value="49961.28" calcext:value-type="float">
            <text:p>5,00E+004</text:p>
          </table:table-cell>
          <table:table-cell table:style-name="ce6" office:value-type="float" office:value="6.425579" calcext:value-type="float">
            <text:p>6,43E+000</text:p>
          </table:table-cell>
          <table:table-cell table:style-name="ce6" office:value-type="float" office:value="0.5999846" calcext:value-type="float">
            <text:p>6,00E-001</text:p>
          </table:table-cell>
          <table:table-cell table:style-name="ce6" office:value-type="float" office:value="0.01963149" calcext:value-type="float">
            <text:p>1,96E-002</text:p>
          </table:table-cell>
          <table:table-cell table:style-name="ce6" office:value-type="float" office:value="0.8660168" calcext:value-type="float">
            <text:p>8,66E-001</text:p>
          </table:table-cell>
          <table:table-cell table:style-name="ce6" office:value-type="float" office:value="831.6886" calcext:value-type="float">
            <text:p>8,32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732045" calcext:value-type="float">
            <text:p>7,73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1966552433_config.csv</text:p>
          </table:table-cell>
        </table:table-row>
        <table:table-row table:style-name="ro1">
          <table:table-cell office:value-type="string" calcext:value-type="string">
            <text:p>FL36</text:p>
          </table:table-cell>
          <table:table-cell office:value-type="float" office:value="8964.59631790365" calcext:value-type="float">
            <text:p>8964,5963179037</text:p>
          </table:table-cell>
          <table:table-cell office:value-type="float" office:value="8.50653299787627" calcext:value-type="float">
            <text:p>8,5065329979</text:p>
          </table:table-cell>
          <table:table-cell office:value-type="float" office:value="0.947414858170177" calcext:value-type="float">
            <text:p>0,9474148582</text:p>
          </table:table-cell>
          <table:table-cell office:value-type="float" office:value="0.162273302069899" calcext:value-type="float">
            <text:p>0,1622733021</text:p>
          </table:table-cell>
          <table:table-cell office:value-type="float" office:value="0.758456677017088" calcext:value-type="float">
            <text:p>0,758456677</text:p>
          </table:table-cell>
          <table:table-cell office:value-type="float" office:value="148.414407526229" calcext:value-type="float">
            <text:p>148,4144075262</text:p>
          </table:table-cell>
          <table:table-cell office:value-type="float" office:value="3" calcext:value-type="float">
            <text:p>3</text:p>
          </table:table-cell>
          <table:table-cell office:value-type="float" office:value="0.774248342352946" calcext:value-type="float">
            <text:p>0,7742483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35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float" office:value="23709.58" calcext:value-type="float">
            <text:p>2,37E+004</text:p>
          </table:table-cell>
          <table:table-cell table:style-name="ce6" office:value-type="float" office:value="8.588517" calcext:value-type="float">
            <text:p>8,59E+000</text:p>
          </table:table-cell>
          <table:table-cell table:style-name="ce6" office:value-type="float" office:value="0.8226096" calcext:value-type="float">
            <text:p>8,23E-001</text:p>
          </table:table-cell>
          <table:table-cell table:style-name="ce6" office:value-type="float" office:value="0.0287284" calcext:value-type="float">
            <text:p>2,87E-002</text:p>
          </table:table-cell>
          <table:table-cell table:style-name="ce6" office:value-type="float" office:value="0.6652412" calcext:value-type="float">
            <text:p>6,65E-001</text:p>
          </table:table-cell>
          <table:table-cell table:style-name="ce6" office:value-type="float" office:value="394.1614" calcext:value-type="float">
            <text:p>3,94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767886" calcext:value-type="float">
            <text:p>7,77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0023783501_config.csv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float" office:value="23709.58" calcext:value-type="float">
            <text:p>2,37E+004</text:p>
          </table:table-cell>
          <table:table-cell table:style-name="ce6" office:value-type="float" office:value="8.588517" calcext:value-type="float">
            <text:p>8,59E+000</text:p>
          </table:table-cell>
          <table:table-cell table:style-name="ce6" office:value-type="float" office:value="0.8226096" calcext:value-type="float">
            <text:p>8,23E-001</text:p>
          </table:table-cell>
          <table:table-cell table:style-name="ce6" office:value-type="float" office:value="0.0287284" calcext:value-type="float">
            <text:p>2,87E-002</text:p>
          </table:table-cell>
          <table:table-cell table:style-name="ce6" office:value-type="float" office:value="0.6652412" calcext:value-type="float">
            <text:p>6,65E-001</text:p>
          </table:table-cell>
          <table:table-cell table:style-name="ce6" office:value-type="float" office:value="394.1614" calcext:value-type="float">
            <text:p>3,94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767886" calcext:value-type="float">
            <text:p>7,77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0023783501_config.csv</text:p>
          </table:table-cell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29336.27" calcext:value-type="float">
            <text:p>2,93E+004</text:p>
          </table:table-cell>
          <table:table-cell table:style-name="ce6" office:value-type="float" office:value="9.435346" calcext:value-type="float">
            <text:p>9,44E+000</text:p>
          </table:table-cell>
          <table:table-cell table:style-name="ce6" office:value-type="float" office:value="0.8154385" calcext:value-type="float">
            <text:p>8,15E-001</text:p>
          </table:table-cell>
          <table:table-cell table:style-name="ce6" office:value-type="float" office:value="0.01004585" calcext:value-type="float">
            <text:p>1,00E-002</text:p>
          </table:table-cell>
          <table:table-cell table:style-name="ce6" office:value-type="float" office:value="0.6607804" calcext:value-type="float">
            <text:p>6,61E-001</text:p>
          </table:table-cell>
          <table:table-cell table:style-name="ce6" office:value-type="float" office:value="487.9394" calcext:value-type="float">
            <text:p>4,88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800414" calcext:value-type="float">
            <text:p>7,80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621276503_config.csv</text:p>
          </table:table-cell>
        </table:table-row>
        <table:table-row table:style-name="ro1">
          <table:table-cell office:value-type="string" calcext:value-type="string">
            <text:p>FL17</text:p>
          </table:table-cell>
          <table:table-cell office:value-type="float" office:value="7966.73424943126" calcext:value-type="float">
            <text:p>7966,7342494313</text:p>
          </table:table-cell>
          <table:table-cell office:value-type="float" office:value="8.59353021841022" calcext:value-type="float">
            <text:p>8,5935302184</text:p>
          </table:table-cell>
          <table:table-cell office:value-type="float" office:value="0.950472177710501" calcext:value-type="float">
            <text:p>0,9504721777</text:p>
          </table:table-cell>
          <table:table-cell office:value-type="float" office:value="0.164631651976263" calcext:value-type="float">
            <text:p>0,164631652</text:p>
          </table:table-cell>
          <table:table-cell office:value-type="float" office:value="0.761219302241066" calcext:value-type="float">
            <text:p>0,7612193022</text:p>
          </table:table-cell>
          <table:table-cell office:value-type="float" office:value="131.783995107753" calcext:value-type="float">
            <text:p>131,7839951078</text:p>
          </table:table-cell>
          <table:table-cell office:value-type="float" office:value="3" calcext:value-type="float">
            <text:p>3</text:p>
          </table:table-cell>
          <table:table-cell office:value-type="float" office:value="0.780092232653464" calcext:value-type="float">
            <text:p>0,7800922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6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6" office:value-type="float" office:value="36925.61" calcext:value-type="float">
            <text:p>3,69E+004</text:p>
          </table:table-cell>
          <table:table-cell table:style-name="ce6" office:value-type="float" office:value="7.070161" calcext:value-type="float">
            <text:p>7,07E+000</text:p>
          </table:table-cell>
          <table:table-cell table:style-name="ce6" office:value-type="float" office:value="0.7007761" calcext:value-type="float">
            <text:p>7,01E-001</text:p>
          </table:table-cell>
          <table:table-cell table:style-name="ce6" office:value-type="float" office:value="0.02648795" calcext:value-type="float">
            <text:p>2,65E-002</text:p>
          </table:table-cell>
          <table:table-cell table:style-name="ce6" office:value-type="float" office:value="0.7277597" calcext:value-type="float">
            <text:p>7,28E-001</text:p>
          </table:table-cell>
          <table:table-cell table:style-name="ce6" office:value-type="float" office:value="614.4277" calcext:value-type="float">
            <text:p>6,14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807328" calcext:value-type="float">
            <text:p>7,81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5319699791_config.csv</text:p>
          </table:table-cell>
        </table:table-row>
        <table:table-row table:style-name="ro1">
          <table:table-cell office:value-type="string" calcext:value-type="string">
            <text:p>FL91</text:p>
          </table:table-cell>
          <table:table-cell office:value-type="float" office:value="10718.5049958017" calcext:value-type="float">
            <text:p>10718,5049958017</text:p>
          </table:table-cell>
          <table:table-cell office:value-type="float" office:value="8.92626022293902" calcext:value-type="float">
            <text:p>8,9262602229</text:p>
          </table:table-cell>
          <table:table-cell office:value-type="float" office:value="0.939453158653135" calcext:value-type="float">
            <text:p>0,9394531587</text:p>
          </table:table-cell>
          <table:table-cell office:value-type="float" office:value="0.122124840366016" calcext:value-type="float">
            <text:p>0,1221248404</text:p>
          </table:table-cell>
          <table:table-cell office:value-type="float" office:value="0.687184633473508" calcext:value-type="float">
            <text:p>0,6871846335</text:p>
          </table:table-cell>
          <table:table-cell office:value-type="float" office:value="177.645693724902" calcext:value-type="float">
            <text:p>177,6456937249</text:p>
          </table:table-cell>
          <table:table-cell office:value-type="float" office:value="3" calcext:value-type="float">
            <text:p>3</text:p>
          </table:table-cell>
          <table:table-cell office:value-type="float" office:value="0.782008816049759" calcext:value-type="float">
            <text:p>0,782008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90</text:p>
          </table:table-cell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6" office:value-type="float" office:value="35865.14" calcext:value-type="float">
            <text:p>3,59E+004</text:p>
          </table:table-cell>
          <table:table-cell table:style-name="ce6" office:value-type="float" office:value="6.918103" calcext:value-type="float">
            <text:p>6,92E+000</text:p>
          </table:table-cell>
          <table:table-cell table:style-name="ce6" office:value-type="float" office:value="0.7710525" calcext:value-type="float">
            <text:p>7,71E-001</text:p>
          </table:table-cell>
          <table:table-cell table:style-name="ce6" office:value-type="float" office:value="0.01306455" calcext:value-type="float">
            <text:p>1,31E-002</text:p>
          </table:table-cell>
          <table:table-cell table:style-name="ce6" office:value-type="float" office:value="0.7444272" calcext:value-type="float">
            <text:p>7,44E-001</text:p>
          </table:table-cell>
          <table:table-cell table:style-name="ce6" office:value-type="float" office:value="596.7533" calcext:value-type="float">
            <text:p>5,97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83621" calcext:value-type="float">
            <text:p>7,84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1360728453_config.csv</text:p>
          </table:table-cell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style-name="ce6" office:value-type="float" office:value="36904.68" calcext:value-type="float">
            <text:p>3,69E+004</text:p>
          </table:table-cell>
          <table:table-cell table:style-name="ce6" office:value-type="float" office:value="5.085257" calcext:value-type="float">
            <text:p>5,09E+000</text:p>
          </table:table-cell>
          <table:table-cell table:style-name="ce6" office:value-type="float" office:value="0.6167118" calcext:value-type="float">
            <text:p>6,17E-001</text:p>
          </table:table-cell>
          <table:table-cell table:style-name="ce6" office:value-type="float" office:value="0.02128669" calcext:value-type="float">
            <text:p>2,13E-002</text:p>
          </table:table-cell>
          <table:table-cell table:style-name="ce6" office:value-type="float" office:value="0.9546147" calcext:value-type="float">
            <text:p>9,55E-001</text:p>
          </table:table-cell>
          <table:table-cell table:style-name="ce6" office:value-type="float" office:value="614.0787" calcext:value-type="float">
            <text:p>6,14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876463" calcext:value-type="float">
            <text:p>7,88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19875405692_config.csv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6" office:value-type="float" office:value="32830.5" calcext:value-type="float">
            <text:p>3,28E+004</text:p>
          </table:table-cell>
          <table:table-cell table:style-name="ce6" office:value-type="float" office:value="5.226915" calcext:value-type="float">
            <text:p>5,23E+000</text:p>
          </table:table-cell>
          <table:table-cell table:style-name="ce6" office:value-type="float" office:value="0.6610048" calcext:value-type="float">
            <text:p>6,61E-001</text:p>
          </table:table-cell>
          <table:table-cell table:style-name="ce6" office:value-type="float" office:value="0.02050839" calcext:value-type="float">
            <text:p>2,05E-002</text:p>
          </table:table-cell>
          <table:table-cell table:style-name="ce6" office:value-type="float" office:value="0.8848138" calcext:value-type="float">
            <text:p>8,85E-001</text:p>
          </table:table-cell>
          <table:table-cell table:style-name="ce6" office:value-type="float" office:value="546.1758" calcext:value-type="float">
            <text:p>5,46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879243" calcext:value-type="float">
            <text:p>7,88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-21047192511_config.csv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6" office:value-type="float" office:value="52248.71" calcext:value-type="float">
            <text:p>5,22E+004</text:p>
          </table:table-cell>
          <table:table-cell table:style-name="ce6" office:value-type="float" office:value="6.158202" calcext:value-type="float">
            <text:p>6,16E+000</text:p>
          </table:table-cell>
          <table:table-cell table:style-name="ce6" office:value-type="float" office:value="0.5779143" calcext:value-type="float">
            <text:p>5,78E-001</text:p>
          </table:table-cell>
          <table:table-cell table:style-name="ce6" office:value-type="float" office:value="0.02080868" calcext:value-type="float">
            <text:p>2,08E-002</text:p>
          </table:table-cell>
          <table:table-cell table:style-name="ce6" office:value-type="float" office:value="0.8958394" calcext:value-type="float">
            <text:p>8,96E-001</text:p>
          </table:table-cell>
          <table:table-cell table:style-name="ce6" office:value-type="float" office:value="869.8123" calcext:value-type="float">
            <text:p>8,70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902854" calcext:value-type="float">
            <text:p>7,90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17222241693_config.csv</text:p>
          </table:table-cell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32823.83" calcext:value-type="float">
            <text:p>3,28E+004</text:p>
          </table:table-cell>
          <table:table-cell table:style-name="ce6" office:value-type="float" office:value="8.769479" calcext:value-type="float">
            <text:p>8,77E+000</text:p>
          </table:table-cell>
          <table:table-cell table:style-name="ce6" office:value-type="float" office:value="0.8102614" calcext:value-type="float">
            <text:p>8,10E-001</text:p>
          </table:table-cell>
          <table:table-cell table:style-name="ce6" office:value-type="float" office:value="0.02199312" calcext:value-type="float">
            <text:p>2,20E-002</text:p>
          </table:table-cell>
          <table:table-cell table:style-name="ce6" office:value-type="float" office:value="0.6453277" calcext:value-type="float">
            <text:p>6,45E-001</text:p>
          </table:table-cell>
          <table:table-cell table:style-name="ce6" office:value-type="float" office:value="546.0652" calcext:value-type="float">
            <text:p>5,46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920384" calcext:value-type="float">
            <text:p>7,92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15633081551_config.csv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float" office:value="46884.35" calcext:value-type="float">
            <text:p>4,69E+004</text:p>
          </table:table-cell>
          <table:table-cell table:style-name="ce6" office:value-type="float" office:value="4.456644" calcext:value-type="float">
            <text:p>4,46E+000</text:p>
          </table:table-cell>
          <table:table-cell table:style-name="ce6" office:value-type="float" office:value="0.5751282" calcext:value-type="float">
            <text:p>5,75E-001</text:p>
          </table:table-cell>
          <table:table-cell table:style-name="ce6" office:value-type="float" office:value="0.03560768" calcext:value-type="float">
            <text:p>3,56E-002</text:p>
          </table:table-cell>
          <table:table-cell table:style-name="ce6" office:value-type="float" office:value="1.040305" calcext:value-type="float">
            <text:p>1,04E+000</text:p>
          </table:table-cell>
          <table:table-cell table:style-name="ce6" office:value-type="float" office:value="780.4063" calcext:value-type="float">
            <text:p>7,80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946615" calcext:value-type="float">
            <text:p>7,95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-17342957091_config.csv</text:p>
          </table:table-cell>
        </table:table-row>
        <table:table-row table:style-name="ro3">
          <table:table-cell table:style-name="ce2" office:value-type="float" office:value="151" calcext:value-type="float">
            <text:p>151</text:p>
          </table:table-cell>
          <table:table-cell table:style-name="ce6" office:value-type="float" office:value="42634.84" calcext:value-type="float">
            <text:p>4,26E+004</text:p>
          </table:table-cell>
          <table:table-cell table:style-name="ce6" office:value-type="float" office:value="5.658349" calcext:value-type="float">
            <text:p>5,66E+000</text:p>
          </table:table-cell>
          <table:table-cell table:style-name="ce6" office:value-type="float" office:value="0.6666145" calcext:value-type="float">
            <text:p>6,67E-001</text:p>
          </table:table-cell>
          <table:table-cell table:style-name="ce6" office:value-type="float" office:value="0.01258182" calcext:value-type="float">
            <text:p>1,26E-002</text:p>
          </table:table-cell>
          <table:table-cell table:style-name="ce6" office:value-type="float" office:value="0.8670464" calcext:value-type="float">
            <text:p>8,67E-001</text:p>
          </table:table-cell>
          <table:table-cell table:style-name="ce6" office:value-type="float" office:value="709.5813" calcext:value-type="float">
            <text:p>7,10E+002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949414" calcext:value-type="float">
            <text:p>7,95E-001</text:p>
          </table:table-cell>
          <table:table-cell table:style-name="ce6" office:value-type="float" office:value="2" calcext:value-type="float">
            <text:p>2,00E+000</text:p>
          </table:table-cell>
          <table:table-cell table:style-name="ce10" office:value-type="string" calcext:value-type="string">
            <text:p>4477439241_config.csv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6" office:value-type="float" office:value="69300.53" calcext:value-type="float">
            <text:p>6,93E+004</text:p>
          </table:table-cell>
          <table:table-cell table:style-name="ce6" office:value-type="float" office:value="6.868343" calcext:value-type="float">
            <text:p>6,87E+000</text:p>
          </table:table-cell>
          <table:table-cell table:style-name="ce6" office:value-type="float" office:value="0.597504" calcext:value-type="float">
            <text:p>5,98E-001</text:p>
          </table:table-cell>
          <table:table-cell table:style-name="ce6" office:value-type="float" office:value="0.01237933" calcext:value-type="float">
            <text:p>1,24E-002</text:p>
          </table:table-cell>
          <table:table-cell table:style-name="ce6" office:value-type="float" office:value="0.8070473" calcext:value-type="float">
            <text:p>8,07E-001</text:p>
          </table:table-cell>
          <table:table-cell table:style-name="ce6" office:value-type="float" office:value="1154.009" calcext:value-type="float">
            <text:p>1,15E+003</text:p>
          </table:table-cell>
          <table:table-cell table:style-name="ce6" office:value-type="float" office:value="3" calcext:value-type="float">
            <text:p>3,00E+000</text:p>
          </table:table-cell>
          <table:table-cell table:style-name="ce6" office:value-type="float" office:value="0.7957603" calcext:value-type="float">
            <text:p>7,96E-001</text:p>
          </table:table-cell>
          <table:table-cell table:style-name="ce6" office:value-type="float" office:value="1" calcext:value-type="float">
            <text:p>1,00E+000</text:p>
          </table:table-cell>
          <table:table-cell table:style-name="ce10" office:value-type="string" calcext:value-type="string">
            <text:p>-21316479091_config.csv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float" office:value="36418.44" calcext:value-type="float">
            <text:p>3,64E+004</text:p>
          </table:table-cell>
          <table:table-cell table:style-name="ce7" office:value-type="float" office:value="9.197332" calcext:value-type="float">
            <text:p>9,20E+000</text:p>
          </table:table-cell>
          <table:table-cell table:style-name="ce7" office:value-type="float" office:value="0.8004322" calcext:value-type="float">
            <text:p>8,00E-001</text:p>
          </table:table-cell>
          <table:table-cell table:style-name="ce7" office:value-type="float" office:value="0.009724946" calcext:value-type="float">
            <text:p>9,72E-003</text:p>
          </table:table-cell>
          <table:table-cell table:style-name="ce7" office:value-type="float" office:value="0.637537" calcext:value-type="float">
            <text:p>6,38E-001</text:p>
          </table:table-cell>
          <table:table-cell table:style-name="ce7" office:value-type="float" office:value="605.9752" calcext:value-type="float">
            <text:p>6,06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013378" calcext:value-type="float">
            <text:p>8,01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0644204881_config.csv</text:p>
          </table:table-cell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7" office:value-type="float" office:value="34065.27" calcext:value-type="float">
            <text:p>3,41E+004</text:p>
          </table:table-cell>
          <table:table-cell table:style-name="ce7" office:value-type="float" office:value="9.144592" calcext:value-type="float">
            <text:p>9,14E+000</text:p>
          </table:table-cell>
          <table:table-cell table:style-name="ce7" office:value-type="float" office:value="0.7958638" calcext:value-type="float">
            <text:p>7,96E-001</text:p>
          </table:table-cell>
          <table:table-cell table:style-name="ce7" office:value-type="float" office:value="0.01890716" calcext:value-type="float">
            <text:p>1,89E-002</text:p>
          </table:table-cell>
          <table:table-cell table:style-name="ce7" office:value-type="float" office:value="0.6253363" calcext:value-type="float">
            <text:p>6,25E-001</text:p>
          </table:table-cell>
          <table:table-cell table:style-name="ce7" office:value-type="float" office:value="566.7559" calcext:value-type="float">
            <text:p>5,6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025709" calcext:value-type="float">
            <text:p>8,03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580825821_config.csv</text:p>
          </table:table-cell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7" office:value-type="float" office:value="41422.56" calcext:value-type="float">
            <text:p>4,14E+004</text:p>
          </table:table-cell>
          <table:table-cell table:style-name="ce7" office:value-type="float" office:value="6.094182" calcext:value-type="float">
            <text:p>6,09E+000</text:p>
          </table:table-cell>
          <table:table-cell table:style-name="ce7" office:value-type="float" office:value="0.6435216" calcext:value-type="float">
            <text:p>6,44E-001</text:p>
          </table:table-cell>
          <table:table-cell table:style-name="ce7" office:value-type="float" office:value="0.02765829" calcext:value-type="float">
            <text:p>2,77E-002</text:p>
          </table:table-cell>
          <table:table-cell table:style-name="ce7" office:value-type="float" office:value="0.7994201" calcext:value-type="float">
            <text:p>7,99E-001</text:p>
          </table:table-cell>
          <table:table-cell table:style-name="ce7" office:value-type="float" office:value="689.3767" calcext:value-type="float">
            <text:p>6,8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038803" calcext:value-type="float">
            <text:p>8,04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-7352617343_config.csv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 office:value-type="float" office:value="44385.21" calcext:value-type="float">
            <text:p>4,44E+004</text:p>
          </table:table-cell>
          <table:table-cell table:style-name="ce7" office:value-type="float" office:value="6.812382" calcext:value-type="float">
            <text:p>6,81E+000</text:p>
          </table:table-cell>
          <table:table-cell table:style-name="ce7" office:value-type="float" office:value="0.6720115" calcext:value-type="float">
            <text:p>6,72E-001</text:p>
          </table:table-cell>
          <table:table-cell table:style-name="ce7" office:value-type="float" office:value="0.02019612" calcext:value-type="float">
            <text:p>2,02E-002</text:p>
          </table:table-cell>
          <table:table-cell table:style-name="ce7" office:value-type="float" office:value="0.7357902" calcext:value-type="float">
            <text:p>7,36E-001</text:p>
          </table:table-cell>
          <table:table-cell table:style-name="ce7" office:value-type="float" office:value="738.7543" calcext:value-type="float">
            <text:p>7,3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040363" calcext:value-type="float">
            <text:p>8,04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5972100301_config.csv</text:p>
          </table:table-cell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7" office:value-type="float" office:value="66351.71" calcext:value-type="float">
            <text:p>6,64E+004</text:p>
          </table:table-cell>
          <table:table-cell table:style-name="ce7" office:value-type="float" office:value="6.085926" calcext:value-type="float">
            <text:p>6,09E+000</text:p>
          </table:table-cell>
          <table:table-cell table:style-name="ce7" office:value-type="float" office:value="0.6148531" calcext:value-type="float">
            <text:p>6,15E-001</text:p>
          </table:table-cell>
          <table:table-cell table:style-name="ce7" office:value-type="float" office:value="0.01053951" calcext:value-type="float">
            <text:p>1,05E-002</text:p>
          </table:table-cell>
          <table:table-cell table:style-name="ce7" office:value-type="float" office:value="0.8563518" calcext:value-type="float">
            <text:p>8,56E-001</text:p>
          </table:table-cell>
          <table:table-cell table:style-name="ce7" office:value-type="float" office:value="1104.862" calcext:value-type="float">
            <text:p>1,10E+003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043102" calcext:value-type="float">
            <text:p>8,04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21083256512_config.csv</text:p>
          </table:table-cell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7" office:value-type="float" office:value="37615.89" calcext:value-type="float">
            <text:p>3,76E+004</text:p>
          </table:table-cell>
          <table:table-cell table:style-name="ce7" office:value-type="float" office:value="9.863211" calcext:value-type="float">
            <text:p>9,86E+000</text:p>
          </table:table-cell>
          <table:table-cell table:style-name="ce7" office:value-type="float" office:value="0.7844553" calcext:value-type="float">
            <text:p>7,84E-001</text:p>
          </table:table-cell>
          <table:table-cell table:style-name="ce7" office:value-type="float" office:value="0.02160366" calcext:value-type="float">
            <text:p>2,16E-002</text:p>
          </table:table-cell>
          <table:table-cell table:style-name="ce7" office:value-type="float" office:value="0.6115107" calcext:value-type="float">
            <text:p>6,12E-001</text:p>
          </table:table-cell>
          <table:table-cell table:style-name="ce7" office:value-type="float" office:value="625.9327" calcext:value-type="float">
            <text:p>6,26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043104" calcext:value-type="float">
            <text:p>8,04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4440052101_config.csv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7" office:value-type="float" office:value="57961.66" calcext:value-type="float">
            <text:p>5,80E+004</text:p>
          </table:table-cell>
          <table:table-cell table:style-name="ce7" office:value-type="float" office:value="8.167526" calcext:value-type="float">
            <text:p>8,17E+000</text:p>
          </table:table-cell>
          <table:table-cell table:style-name="ce7" office:value-type="float" office:value="0.6876558" calcext:value-type="float">
            <text:p>6,88E-001</text:p>
          </table:table-cell>
          <table:table-cell table:style-name="ce7" office:value-type="float" office:value="0.01139758" calcext:value-type="float">
            <text:p>1,14E-002</text:p>
          </table:table-cell>
          <table:table-cell table:style-name="ce7" office:value-type="float" office:value="0.6613624" calcext:value-type="float">
            <text:p>6,61E-001</text:p>
          </table:table-cell>
          <table:table-cell table:style-name="ce7" office:value-type="float" office:value="965.0284" calcext:value-type="float">
            <text:p>9,65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067556" calcext:value-type="float">
            <text:p>8,0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646180873_config.csv</text:p>
          </table:table-cell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7" office:value-type="float" office:value="60004.43" calcext:value-type="float">
            <text:p>6,00E+004</text:p>
          </table:table-cell>
          <table:table-cell table:style-name="ce7" office:value-type="float" office:value="6.021454" calcext:value-type="float">
            <text:p>6,02E+000</text:p>
          </table:table-cell>
          <table:table-cell table:style-name="ce7" office:value-type="float" office:value="0.585811" calcext:value-type="float">
            <text:p>5,86E-001</text:p>
          </table:table-cell>
          <table:table-cell table:style-name="ce7" office:value-type="float" office:value="0.01261726" calcext:value-type="float">
            <text:p>1,26E-002</text:p>
          </table:table-cell>
          <table:table-cell table:style-name="ce7" office:value-type="float" office:value="0.8829929" calcext:value-type="float">
            <text:p>8,83E-001</text:p>
          </table:table-cell>
          <table:table-cell table:style-name="ce7" office:value-type="float" office:value="999.0743" calcext:value-type="float">
            <text:p>9,9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107963" calcext:value-type="float">
            <text:p>8,11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6416468631_config.csv</text:p>
          </table:table-cell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7" office:value-type="float" office:value="49773.84" calcext:value-type="float">
            <text:p>4,98E+004</text:p>
          </table:table-cell>
          <table:table-cell table:style-name="ce7" office:value-type="float" office:value="5.979742" calcext:value-type="float">
            <text:p>5,98E+000</text:p>
          </table:table-cell>
          <table:table-cell table:style-name="ce7" office:value-type="float" office:value="0.6318408" calcext:value-type="float">
            <text:p>6,32E-001</text:p>
          </table:table-cell>
          <table:table-cell table:style-name="ce7" office:value-type="float" office:value="0.01743082" calcext:value-type="float">
            <text:p>1,74E-002</text:p>
          </table:table-cell>
          <table:table-cell table:style-name="ce7" office:value-type="float" office:value="0.8256053" calcext:value-type="float">
            <text:p>8,26E-001</text:p>
          </table:table-cell>
          <table:table-cell table:style-name="ce7" office:value-type="float" office:value="828.5646" calcext:value-type="float">
            <text:p>8,2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15373" calcext:value-type="float">
            <text:p>8,15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884108911_config.csv</text:p>
          </table:table-cell>
        </table:table-row>
        <table:table-row table:style-name="ro1">
          <table:table-cell office:value-type="string" calcext:value-type="string">
            <text:p>FL24</text:p>
          </table:table-cell>
          <table:table-cell office:value-type="float" office:value="8749.28501006387" calcext:value-type="float">
            <text:p>8749,2850100639</text:p>
          </table:table-cell>
          <table:table-cell office:value-type="float" office:value="8.7797588239701" calcext:value-type="float">
            <text:p>8,779758824</text:p>
          </table:table-cell>
          <table:table-cell office:value-type="float" office:value="0.953494823339952" calcext:value-type="float">
            <text:p>0,9534948233</text:p>
          </table:table-cell>
          <table:table-cell office:value-type="float" office:value="0.155889267815838" calcext:value-type="float">
            <text:p>0,1558892678</text:p>
          </table:table-cell>
          <table:table-cell office:value-type="float" office:value="0.704628293121623" calcext:value-type="float">
            <text:p>0,7046282931</text:p>
          </table:table-cell>
          <table:table-cell office:value-type="float" office:value="144.826411275065" calcext:value-type="float">
            <text:p>144,8264112751</text:p>
          </table:table-cell>
          <table:table-cell office:value-type="float" office:value="3" calcext:value-type="float">
            <text:p>3</text:p>
          </table:table-cell>
          <table:table-cell office:value-type="float" office:value="0.815705266970537" calcext:value-type="float">
            <text:p>0,815705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23</text:p>
          </table:table-cell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7" office:value-type="float" office:value="38320.01" calcext:value-type="float">
            <text:p>3,83E+004</text:p>
          </table:table-cell>
          <table:table-cell table:style-name="ce7" office:value-type="float" office:value="3.332019" calcext:value-type="float">
            <text:p>3,33E+000</text:p>
          </table:table-cell>
          <table:table-cell table:style-name="ce7" office:value-type="float" office:value="0.5488297" calcext:value-type="float">
            <text:p>5,49E-001</text:p>
          </table:table-cell>
          <table:table-cell table:style-name="ce7" office:value-type="float" office:value="0.01589158" calcext:value-type="float">
            <text:p>1,59E-002</text:p>
          </table:table-cell>
          <table:table-cell table:style-name="ce7" office:value-type="float" office:value="1.164531" calcext:value-type="float">
            <text:p>1,16E+000</text:p>
          </table:table-cell>
          <table:table-cell table:style-name="ce7" office:value-type="float" office:value="637.6674" calcext:value-type="float">
            <text:p>6,3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16219" calcext:value-type="float">
            <text:p>8,16E-001</text:p>
          </table:table-cell>
          <table:table-cell table:style-name="ce7" office:value-type="float" office:value="3" calcext:value-type="float">
            <text:p>3,00E+000</text:p>
          </table:table-cell>
          <table:table-cell table:style-name="ce11" office:value-type="string" calcext:value-type="string">
            <text:p>16528562122_config.csv</text:p>
          </table:table-cell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7" office:value-type="float" office:value="27261.12" calcext:value-type="float">
            <text:p>2,73E+004</text:p>
          </table:table-cell>
          <table:table-cell table:style-name="ce7" office:value-type="float" office:value="6.918752" calcext:value-type="float">
            <text:p>6,92E+000</text:p>
          </table:table-cell>
          <table:table-cell table:style-name="ce7" office:value-type="float" office:value="0.7678388" calcext:value-type="float">
            <text:p>7,68E-001</text:p>
          </table:table-cell>
          <table:table-cell table:style-name="ce7" office:value-type="float" office:value="0.02212526" calcext:value-type="float">
            <text:p>2,21E-002</text:p>
          </table:table-cell>
          <table:table-cell table:style-name="ce7" office:value-type="float" office:value="0.6939858" calcext:value-type="float">
            <text:p>6,94E-001</text:p>
          </table:table-cell>
          <table:table-cell table:style-name="ce7" office:value-type="float" office:value="453.3534" calcext:value-type="float">
            <text:p>4,53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170062" calcext:value-type="float">
            <text:p>8,1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20697911971_config.csv</text:p>
          </table:table-cell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7" office:value-type="float" office:value="46060.11" calcext:value-type="float">
            <text:p>4,61E+004</text:p>
          </table:table-cell>
          <table:table-cell table:style-name="ce7" office:value-type="float" office:value="6.587722" calcext:value-type="float">
            <text:p>6,59E+000</text:p>
          </table:table-cell>
          <table:table-cell table:style-name="ce7" office:value-type="float" office:value="0.6494136" calcext:value-type="float">
            <text:p>6,49E-001</text:p>
          </table:table-cell>
          <table:table-cell table:style-name="ce7" office:value-type="float" office:value="0.01184774" calcext:value-type="float">
            <text:p>1,18E-002</text:p>
          </table:table-cell>
          <table:table-cell table:style-name="ce7" office:value-type="float" office:value="0.760501" calcext:value-type="float">
            <text:p>7,61E-001</text:p>
          </table:table-cell>
          <table:table-cell table:style-name="ce7" office:value-type="float" office:value="766.6693" calcext:value-type="float">
            <text:p>7,6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171605" calcext:value-type="float">
            <text:p>8,1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294269353_config.csv</text:p>
          </table:table-cell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7" office:value-type="float" office:value="43238.55" calcext:value-type="float">
            <text:p>4,32E+004</text:p>
          </table:table-cell>
          <table:table-cell table:style-name="ce7" office:value-type="float" office:value="6.921201" calcext:value-type="float">
            <text:p>6,92E+000</text:p>
          </table:table-cell>
          <table:table-cell table:style-name="ce7" office:value-type="float" office:value="0.7774661" calcext:value-type="float">
            <text:p>7,77E-001</text:p>
          </table:table-cell>
          <table:table-cell table:style-name="ce7" office:value-type="float" office:value="0.01428043" calcext:value-type="float">
            <text:p>1,43E-002</text:p>
          </table:table-cell>
          <table:table-cell table:style-name="ce7" office:value-type="float" office:value="0.7016669" calcext:value-type="float">
            <text:p>7,02E-001</text:p>
          </table:table-cell>
          <table:table-cell table:style-name="ce7" office:value-type="float" office:value="719.6433" calcext:value-type="float">
            <text:p>7,20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189587" calcext:value-type="float">
            <text:p>8,19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0503329411_config.csv</text:p>
          </table:table-cell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7" office:value-type="float" office:value="35877.41" calcext:value-type="float">
            <text:p>3,59E+004</text:p>
          </table:table-cell>
          <table:table-cell table:style-name="ce7" office:value-type="float" office:value="9.266664" calcext:value-type="float">
            <text:p>9,27E+000</text:p>
          </table:table-cell>
          <table:table-cell table:style-name="ce7" office:value-type="float" office:value="0.8257508" calcext:value-type="float">
            <text:p>8,26E-001</text:p>
          </table:table-cell>
          <table:table-cell table:style-name="ce7" office:value-type="float" office:value="0.008866154" calcext:value-type="float">
            <text:p>8,87E-003</text:p>
          </table:table-cell>
          <table:table-cell table:style-name="ce7" office:value-type="float" office:value="0.6225284" calcext:value-type="float">
            <text:p>6,23E-001</text:p>
          </table:table-cell>
          <table:table-cell table:style-name="ce7" office:value-type="float" office:value="596.9583" calcext:value-type="float">
            <text:p>5,9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234788" calcext:value-type="float">
            <text:p>8,23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0248655693_config.csv</text:p>
          </table:table-cell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7" office:value-type="float" office:value="64798.34" calcext:value-type="float">
            <text:p>6,48E+004</text:p>
          </table:table-cell>
          <table:table-cell table:style-name="ce7" office:value-type="float" office:value="8.433686" calcext:value-type="float">
            <text:p>8,43E+000</text:p>
          </table:table-cell>
          <table:table-cell table:style-name="ce7" office:value-type="float" office:value="0.7033145" calcext:value-type="float">
            <text:p>7,03E-001</text:p>
          </table:table-cell>
          <table:table-cell table:style-name="ce7" office:value-type="float" office:value="0.006965723" calcext:value-type="float">
            <text:p>6,97E-003</text:p>
          </table:table-cell>
          <table:table-cell table:style-name="ce7" office:value-type="float" office:value="0.6341204" calcext:value-type="float">
            <text:p>6,34E-001</text:p>
          </table:table-cell>
          <table:table-cell table:style-name="ce7" office:value-type="float" office:value="1078.973" calcext:value-type="float">
            <text:p>1,08E+003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245738" calcext:value-type="float">
            <text:p>8,25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8174676073_config.csv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 office:value-type="float" office:value="28115.55" calcext:value-type="float">
            <text:p>2,81E+004</text:p>
          </table:table-cell>
          <table:table-cell table:style-name="ce7" office:value-type="float" office:value="9.742847" calcext:value-type="float">
            <text:p>9,74E+000</text:p>
          </table:table-cell>
          <table:table-cell table:style-name="ce7" office:value-type="float" office:value="0.853856" calcext:value-type="float">
            <text:p>8,54E-001</text:p>
          </table:table-cell>
          <table:table-cell table:style-name="ce7" office:value-type="float" office:value="0.02138984" calcext:value-type="float">
            <text:p>2,14E-002</text:p>
          </table:table-cell>
          <table:table-cell table:style-name="ce7" office:value-type="float" office:value="0.6152538" calcext:value-type="float">
            <text:p>6,15E-001</text:p>
          </table:table-cell>
          <table:table-cell table:style-name="ce7" office:value-type="float" office:value="467.5943" calcext:value-type="float">
            <text:p>4,6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249046" calcext:value-type="float">
            <text:p>8,25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4141373302_config.csv</text:p>
          </table:table-cell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7" office:value-type="float" office:value="45233.4" calcext:value-type="float">
            <text:p>4,52E+004</text:p>
          </table:table-cell>
          <table:table-cell table:style-name="ce7" office:value-type="float" office:value="7.653826" calcext:value-type="float">
            <text:p>7,65E+000</text:p>
          </table:table-cell>
          <table:table-cell table:style-name="ce7" office:value-type="float" office:value="0.7111299" calcext:value-type="float">
            <text:p>7,11E-001</text:p>
          </table:table-cell>
          <table:table-cell table:style-name="ce7" office:value-type="float" office:value="0.01688322" calcext:value-type="float">
            <text:p>1,69E-002</text:p>
          </table:table-cell>
          <table:table-cell table:style-name="ce7" office:value-type="float" office:value="0.6503334" calcext:value-type="float">
            <text:p>6,50E-001</text:p>
          </table:table-cell>
          <table:table-cell table:style-name="ce7" office:value-type="float" office:value="752.8908" calcext:value-type="float">
            <text:p>7,53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255119" calcext:value-type="float">
            <text:p>8,2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1708260872_config.csv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48485.02" calcext:value-type="float">
            <text:p>4,85E+004</text:p>
          </table:table-cell>
          <table:table-cell table:style-name="ce7" office:value-type="float" office:value="5.273736" calcext:value-type="float">
            <text:p>5,27E+000</text:p>
          </table:table-cell>
          <table:table-cell table:style-name="ce7" office:value-type="float" office:value="0.6013735" calcext:value-type="float">
            <text:p>6,01E-001</text:p>
          </table:table-cell>
          <table:table-cell table:style-name="ce7" office:value-type="float" office:value="0.01497441" calcext:value-type="float">
            <text:p>1,50E-002</text:p>
          </table:table-cell>
          <table:table-cell table:style-name="ce7" office:value-type="float" office:value="0.9223644" calcext:value-type="float">
            <text:p>9,22E-001</text:p>
          </table:table-cell>
          <table:table-cell table:style-name="ce7" office:value-type="float" office:value="807.0841" calcext:value-type="float">
            <text:p>8,0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263247" calcext:value-type="float">
            <text:p>8,26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-10193601991_config.csv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48485.02" calcext:value-type="float">
            <text:p>4,85E+004</text:p>
          </table:table-cell>
          <table:table-cell table:style-name="ce7" office:value-type="float" office:value="5.273736" calcext:value-type="float">
            <text:p>5,27E+000</text:p>
          </table:table-cell>
          <table:table-cell table:style-name="ce7" office:value-type="float" office:value="0.6013735" calcext:value-type="float">
            <text:p>6,01E-001</text:p>
          </table:table-cell>
          <table:table-cell table:style-name="ce7" office:value-type="float" office:value="0.01497441" calcext:value-type="float">
            <text:p>1,50E-002</text:p>
          </table:table-cell>
          <table:table-cell table:style-name="ce7" office:value-type="float" office:value="0.9223644" calcext:value-type="float">
            <text:p>9,22E-001</text:p>
          </table:table-cell>
          <table:table-cell table:style-name="ce7" office:value-type="float" office:value="807.0841" calcext:value-type="float">
            <text:p>8,0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263247" calcext:value-type="float">
            <text:p>8,26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-10193601991_config.csv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47365.48" calcext:value-type="float">
            <text:p>4,74E+004</text:p>
          </table:table-cell>
          <table:table-cell table:style-name="ce7" office:value-type="float" office:value="6.54216" calcext:value-type="float">
            <text:p>6,54E+000</text:p>
          </table:table-cell>
          <table:table-cell table:style-name="ce7" office:value-type="float" office:value="0.6388786" calcext:value-type="float">
            <text:p>6,39E-001</text:p>
          </table:table-cell>
          <table:table-cell table:style-name="ce7" office:value-type="float" office:value="0.01959855" calcext:value-type="float">
            <text:p>1,96E-002</text:p>
          </table:table-cell>
          <table:table-cell table:style-name="ce7" office:value-type="float" office:value="0.748791" calcext:value-type="float">
            <text:p>7,49E-001</text:p>
          </table:table-cell>
          <table:table-cell table:style-name="ce7" office:value-type="float" office:value="788.4253" calcext:value-type="float">
            <text:p>7,8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266764" calcext:value-type="float">
            <text:p>8,2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0193601992_config.csv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47365.48" calcext:value-type="float">
            <text:p>4,74E+004</text:p>
          </table:table-cell>
          <table:table-cell table:style-name="ce7" office:value-type="float" office:value="6.54216" calcext:value-type="float">
            <text:p>6,54E+000</text:p>
          </table:table-cell>
          <table:table-cell table:style-name="ce7" office:value-type="float" office:value="0.6388786" calcext:value-type="float">
            <text:p>6,39E-001</text:p>
          </table:table-cell>
          <table:table-cell table:style-name="ce7" office:value-type="float" office:value="0.01959855" calcext:value-type="float">
            <text:p>1,96E-002</text:p>
          </table:table-cell>
          <table:table-cell table:style-name="ce7" office:value-type="float" office:value="0.748791" calcext:value-type="float">
            <text:p>7,49E-001</text:p>
          </table:table-cell>
          <table:table-cell table:style-name="ce7" office:value-type="float" office:value="788.4253" calcext:value-type="float">
            <text:p>7,8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266764" calcext:value-type="float">
            <text:p>8,2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0193601992_config.csv</text:p>
          </table:table-cell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7" office:value-type="float" office:value="45248.58" calcext:value-type="float">
            <text:p>4,52E+004</text:p>
          </table:table-cell>
          <table:table-cell table:style-name="ce7" office:value-type="float" office:value="7.647278" calcext:value-type="float">
            <text:p>7,65E+000</text:p>
          </table:table-cell>
          <table:table-cell table:style-name="ce7" office:value-type="float" office:value="0.748208" calcext:value-type="float">
            <text:p>7,48E-001</text:p>
          </table:table-cell>
          <table:table-cell table:style-name="ce7" office:value-type="float" office:value="0.006840266" calcext:value-type="float">
            <text:p>6,84E-003</text:p>
          </table:table-cell>
          <table:table-cell table:style-name="ce7" office:value-type="float" office:value="0.6553159" calcext:value-type="float">
            <text:p>6,55E-001</text:p>
          </table:table-cell>
          <table:table-cell table:style-name="ce7" office:value-type="float" office:value="753.1439" calcext:value-type="float">
            <text:p>7,53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292318" calcext:value-type="float">
            <text:p>8,29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717528912_config.csv</text:p>
          </table:table-cell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36216.09" calcext:value-type="float">
            <text:p>3,62E+004</text:p>
          </table:table-cell>
          <table:table-cell table:style-name="ce7" office:value-type="float" office:value="8.698809" calcext:value-type="float">
            <text:p>8,70E+000</text:p>
          </table:table-cell>
          <table:table-cell table:style-name="ce7" office:value-type="float" office:value="0.7926442" calcext:value-type="float">
            <text:p>7,93E-001</text:p>
          </table:table-cell>
          <table:table-cell table:style-name="ce7" office:value-type="float" office:value="0.01731854" calcext:value-type="float">
            <text:p>1,73E-002</text:p>
          </table:table-cell>
          <table:table-cell table:style-name="ce7" office:value-type="float" office:value="0.6054037" calcext:value-type="float">
            <text:p>6,05E-001</text:p>
          </table:table-cell>
          <table:table-cell table:style-name="ce7" office:value-type="float" office:value="602.6027" calcext:value-type="float">
            <text:p>6,03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317535" calcext:value-type="float">
            <text:p>8,32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7356620372_config.csv</text:p>
          </table:table-cell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7" office:value-type="float" office:value="18166.41" calcext:value-type="float">
            <text:p>1,82E+004</text:p>
          </table:table-cell>
          <table:table-cell table:style-name="ce7" office:value-type="float" office:value="10.29263" calcext:value-type="float">
            <text:p>1,03E+001</text:p>
          </table:table-cell>
          <table:table-cell table:style-name="ce7" office:value-type="float" office:value="0.9102887" calcext:value-type="float">
            <text:p>9,10E-001</text:p>
          </table:table-cell>
          <table:table-cell table:style-name="ce7" office:value-type="float" office:value="0.01242826" calcext:value-type="float">
            <text:p>1,24E-002</text:p>
          </table:table-cell>
          <table:table-cell table:style-name="ce7" office:value-type="float" office:value="0.6555854" calcext:value-type="float">
            <text:p>6,56E-001</text:p>
          </table:table-cell>
          <table:table-cell table:style-name="ce7" office:value-type="float" office:value="301.7764" calcext:value-type="float">
            <text:p>3,02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327976" calcext:value-type="float">
            <text:p>8,33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5546962351_config.csv</text:p>
          </table:table-cell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7" office:value-type="float" office:value="42107.4" calcext:value-type="float">
            <text:p>4,21E+004</text:p>
          </table:table-cell>
          <table:table-cell table:style-name="ce7" office:value-type="float" office:value="9.685707" calcext:value-type="float">
            <text:p>9,69E+000</text:p>
          </table:table-cell>
          <table:table-cell table:style-name="ce7" office:value-type="float" office:value="0.7235652" calcext:value-type="float">
            <text:p>7,24E-001</text:p>
          </table:table-cell>
          <table:table-cell table:style-name="ce7" office:value-type="float" office:value="0.01203053" calcext:value-type="float">
            <text:p>1,20E-002</text:p>
          </table:table-cell>
          <table:table-cell table:style-name="ce7" office:value-type="float" office:value="0.5908869" calcext:value-type="float">
            <text:p>5,91E-001</text:p>
          </table:table-cell>
          <table:table-cell table:style-name="ce7" office:value-type="float" office:value="700.7912" calcext:value-type="float">
            <text:p>7,01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336934" calcext:value-type="float">
            <text:p>8,34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4523208601_config.csv</text:p>
          </table:table-cell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7" office:value-type="float" office:value="49722.88" calcext:value-type="float">
            <text:p>4,97E+004</text:p>
          </table:table-cell>
          <table:table-cell table:style-name="ce7" office:value-type="float" office:value="6.939892" calcext:value-type="float">
            <text:p>6,94E+000</text:p>
          </table:table-cell>
          <table:table-cell table:style-name="ce7" office:value-type="float" office:value="0.5966631" calcext:value-type="float">
            <text:p>5,97E-001</text:p>
          </table:table-cell>
          <table:table-cell table:style-name="ce7" office:value-type="float" office:value="0.009275543" calcext:value-type="float">
            <text:p>9,28E-003</text:p>
          </table:table-cell>
          <table:table-cell table:style-name="ce7" office:value-type="float" office:value="0.7565812" calcext:value-type="float">
            <text:p>7,57E-001</text:p>
          </table:table-cell>
          <table:table-cell table:style-name="ce7" office:value-type="float" office:value="827.7154" calcext:value-type="float">
            <text:p>8,2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341554" calcext:value-type="float">
            <text:p>8,34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4799083741_config.csv</text:p>
          </table:table-cell>
        </table:table-row>
        <table:table-row table:style-name="ro1">
          <table:table-cell office:value-type="string" calcext:value-type="string">
            <text:p>FL61</text:p>
          </table:table-cell>
          <table:table-cell office:value-type="float" office:value="8618.95522428872" calcext:value-type="float">
            <text:p>8618,9552242887</text:p>
          </table:table-cell>
          <table:table-cell office:value-type="float" office:value="8.12087021566697" calcext:value-type="float">
            <text:p>8,1208702157</text:p>
          </table:table-cell>
          <table:table-cell office:value-type="float" office:value="0.953125098846027" calcext:value-type="float">
            <text:p>0,9531250988</text:p>
          </table:table-cell>
          <table:table-cell office:value-type="float" office:value="0.160637561639443" calcext:value-type="float">
            <text:p>0,1606375616</text:p>
          </table:table-cell>
          <table:table-cell office:value-type="float" office:value="0.684723983373907" calcext:value-type="float">
            <text:p>0,6847239834</text:p>
          </table:table-cell>
          <table:table-cell office:value-type="float" office:value="142.654333520623" calcext:value-type="float">
            <text:p>142,6543335206</text:p>
          </table:table-cell>
          <table:table-cell office:value-type="float" office:value="3" calcext:value-type="float">
            <text:p>3</text:p>
          </table:table-cell>
          <table:table-cell office:value-type="float" office:value="0.835200626033963" calcext:value-type="float">
            <text:p>0,835200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60</text:p>
          </table:table-cell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7" office:value-type="float" office:value="47084.48" calcext:value-type="float">
            <text:p>4,71E+004</text:p>
          </table:table-cell>
          <table:table-cell table:style-name="ce7" office:value-type="float" office:value="5.266805" calcext:value-type="float">
            <text:p>5,27E+000</text:p>
          </table:table-cell>
          <table:table-cell table:style-name="ce7" office:value-type="float" office:value="0.624544" calcext:value-type="float">
            <text:p>6,25E-001</text:p>
          </table:table-cell>
          <table:table-cell table:style-name="ce7" office:value-type="float" office:value="0.01615039" calcext:value-type="float">
            <text:p>1,62E-002</text:p>
          </table:table-cell>
          <table:table-cell table:style-name="ce7" office:value-type="float" office:value="0.8685404" calcext:value-type="float">
            <text:p>8,69E-001</text:p>
          </table:table-cell>
          <table:table-cell table:style-name="ce7" office:value-type="float" office:value="783.742" calcext:value-type="float">
            <text:p>7,84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355129" calcext:value-type="float">
            <text:p>8,36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6146548561_config.csv</text:p>
          </table:table-cell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7" office:value-type="float" office:value="52379.13" calcext:value-type="float">
            <text:p>5,24E+004</text:p>
          </table:table-cell>
          <table:table-cell table:style-name="ce7" office:value-type="float" office:value="6.776273" calcext:value-type="float">
            <text:p>6,78E+000</text:p>
          </table:table-cell>
          <table:table-cell table:style-name="ce7" office:value-type="float" office:value="0.6761688" calcext:value-type="float">
            <text:p>6,76E-001</text:p>
          </table:table-cell>
          <table:table-cell table:style-name="ce7" office:value-type="float" office:value="0.01587322" calcext:value-type="float">
            <text:p>1,59E-002</text:p>
          </table:table-cell>
          <table:table-cell table:style-name="ce7" office:value-type="float" office:value="0.7037065" calcext:value-type="float">
            <text:p>7,04E-001</text:p>
          </table:table-cell>
          <table:table-cell table:style-name="ce7" office:value-type="float" office:value="871.9862" calcext:value-type="float">
            <text:p>8,72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355395" calcext:value-type="float">
            <text:p>8,3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6435732702_config.csv</text:p>
          </table:table-cell>
        </table:table-row>
        <table:table-row table:style-name="ro1">
          <table:table-cell office:value-type="string" calcext:value-type="string">
            <text:p>FL22</text:p>
          </table:table-cell>
          <table:table-cell office:value-type="float" office:value="8542.04999189479" calcext:value-type="float">
            <text:p>8542,0499918948</text:p>
          </table:table-cell>
          <table:table-cell office:value-type="float" office:value="8.84956495150685" calcext:value-type="float">
            <text:p>8,8495649515</text:p>
          </table:table-cell>
          <table:table-cell office:value-type="float" office:value="0.956705554153254" calcext:value-type="float">
            <text:p>0,9567055542</text:p>
          </table:table-cell>
          <table:table-cell office:value-type="float" office:value="0.157046268955133" calcext:value-type="float">
            <text:p>0,157046269</text:p>
          </table:table-cell>
          <table:table-cell office:value-type="float" office:value="0.678473386207433" calcext:value-type="float">
            <text:p>0,6784733862</text:p>
          </table:table-cell>
          <table:table-cell office:value-type="float" office:value="141.372859339705" calcext:value-type="float">
            <text:p>141,3728593397</text:p>
          </table:table-cell>
          <table:table-cell office:value-type="float" office:value="3" calcext:value-type="float">
            <text:p>3</text:p>
          </table:table-cell>
          <table:table-cell office:value-type="float" office:value="0.84348183545653" calcext:value-type="float">
            <text:p>0,8434818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21</text:p>
          </table:table-cell>
        </table:table-row>
        <table:table-row table:style-name="ro1">
          <table:table-cell office:value-type="string" calcext:value-type="string">
            <text:p>FL23</text:p>
          </table:table-cell>
          <table:table-cell office:value-type="float" office:value="8542.04999189479" calcext:value-type="float">
            <text:p>8542,0499918948</text:p>
          </table:table-cell>
          <table:table-cell office:value-type="float" office:value="8.84956495150685" calcext:value-type="float">
            <text:p>8,8495649515</text:p>
          </table:table-cell>
          <table:table-cell office:value-type="float" office:value="0.956705554153254" calcext:value-type="float">
            <text:p>0,9567055542</text:p>
          </table:table-cell>
          <table:table-cell office:value-type="float" office:value="0.157046268955133" calcext:value-type="float">
            <text:p>0,157046269</text:p>
          </table:table-cell>
          <table:table-cell office:value-type="float" office:value="0.678473386207433" calcext:value-type="float">
            <text:p>0,6784733862</text:p>
          </table:table-cell>
          <table:table-cell office:value-type="float" office:value="141.372859339705" calcext:value-type="float">
            <text:p>141,3728593397</text:p>
          </table:table-cell>
          <table:table-cell office:value-type="float" office:value="3" calcext:value-type="float">
            <text:p>3</text:p>
          </table:table-cell>
          <table:table-cell office:value-type="float" office:value="0.84348183545653" calcext:value-type="float">
            <text:p>0,8434818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21</text:p>
          </table:table-cell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7" office:value-type="float" office:value="60009.24" calcext:value-type="float">
            <text:p>6,00E+004</text:p>
          </table:table-cell>
          <table:table-cell table:style-name="ce7" office:value-type="float" office:value="7.98716" calcext:value-type="float">
            <text:p>7,99E+000</text:p>
          </table:table-cell>
          <table:table-cell table:style-name="ce7" office:value-type="float" office:value="0.633024" calcext:value-type="float">
            <text:p>6,33E-001</text:p>
          </table:table-cell>
          <table:table-cell table:style-name="ce7" office:value-type="float" office:value="0.01323663" calcext:value-type="float">
            <text:p>1,32E-002</text:p>
          </table:table-cell>
          <table:table-cell table:style-name="ce7" office:value-type="float" office:value="0.6492448" calcext:value-type="float">
            <text:p>6,49E-001</text:p>
          </table:table-cell>
          <table:table-cell table:style-name="ce7" office:value-type="float" office:value="999.1546" calcext:value-type="float">
            <text:p>9,9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458491" calcext:value-type="float">
            <text:p>8,4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20032482691_config.csv</text:p>
          </table:table-cell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7" office:value-type="float" office:value="50677.05" calcext:value-type="float">
            <text:p>5,07E+004</text:p>
          </table:table-cell>
          <table:table-cell table:style-name="ce7" office:value-type="float" office:value="7.614927" calcext:value-type="float">
            <text:p>7,61E+000</text:p>
          </table:table-cell>
          <table:table-cell table:style-name="ce7" office:value-type="float" office:value="0.6671374" calcext:value-type="float">
            <text:p>6,67E-001</text:p>
          </table:table-cell>
          <table:table-cell table:style-name="ce7" office:value-type="float" office:value="0.01028885" calcext:value-type="float">
            <text:p>1,03E-002</text:p>
          </table:table-cell>
          <table:table-cell table:style-name="ce7" office:value-type="float" office:value="0.6513671" calcext:value-type="float">
            <text:p>6,51E-001</text:p>
          </table:table-cell>
          <table:table-cell table:style-name="ce7" office:value-type="float" office:value="843.6182" calcext:value-type="float">
            <text:p>8,44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463004" calcext:value-type="float">
            <text:p>8,4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7340771471_config.csv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27074.16" calcext:value-type="float">
            <text:p>2,71E+004</text:p>
          </table:table-cell>
          <table:table-cell table:style-name="ce7" office:value-type="float" office:value="9.322167" calcext:value-type="float">
            <text:p>9,32E+000</text:p>
          </table:table-cell>
          <table:table-cell table:style-name="ce7" office:value-type="float" office:value="0.8796964" calcext:value-type="float">
            <text:p>8,80E-001</text:p>
          </table:table-cell>
          <table:table-cell table:style-name="ce7" office:value-type="float" office:value="0.01963253" calcext:value-type="float">
            <text:p>1,96E-002</text:p>
          </table:table-cell>
          <table:table-cell table:style-name="ce7" office:value-type="float" office:value="0.6133775" calcext:value-type="float">
            <text:p>6,13E-001</text:p>
          </table:table-cell>
          <table:table-cell table:style-name="ce7" office:value-type="float" office:value="450.2378" calcext:value-type="float">
            <text:p>4,50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46341" calcext:value-type="float">
            <text:p>8,4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0325968621_config.csv</text:p>
          </table:table-cell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7" office:value-type="float" office:value="54795.33" calcext:value-type="float">
            <text:p>5,48E+004</text:p>
          </table:table-cell>
          <table:table-cell table:style-name="ce7" office:value-type="float" office:value="7.227582" calcext:value-type="float">
            <text:p>7,23E+000</text:p>
          </table:table-cell>
          <table:table-cell table:style-name="ce7" office:value-type="float" office:value="0.6518864" calcext:value-type="float">
            <text:p>6,52E-001</text:p>
          </table:table-cell>
          <table:table-cell table:style-name="ce7" office:value-type="float" office:value="0.005108275" calcext:value-type="float">
            <text:p>5,11E-003</text:p>
          </table:table-cell>
          <table:table-cell table:style-name="ce7" office:value-type="float" office:value="0.6865699" calcext:value-type="float">
            <text:p>6,87E-001</text:p>
          </table:table-cell>
          <table:table-cell table:style-name="ce7" office:value-type="float" office:value="912.2561" calcext:value-type="float">
            <text:p>9,12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473298" calcext:value-type="float">
            <text:p>8,4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21203266422_config.csv</text:p>
          </table:table-cell>
        </table:table-row>
        <table:table-row table:style-name="ro1">
          <table:table-cell office:value-type="string" calcext:value-type="string">
            <text:p>FL37</text:p>
          </table:table-cell>
          <table:table-cell office:value-type="float" office:value="10294.7418025316" calcext:value-type="float">
            <text:p>10294,7418025316</text:p>
          </table:table-cell>
          <table:table-cell office:value-type="float" office:value="10.0859172320637" calcext:value-type="float">
            <text:p>10,0859172321</text:p>
          </table:table-cell>
          <table:table-cell office:value-type="float" office:value="0.955111874619565" calcext:value-type="float">
            <text:p>0,9551118746</text:p>
          </table:table-cell>
          <table:table-cell office:value-type="float" office:value="0.106080178222717" calcext:value-type="float">
            <text:p>0,1060801782</text:p>
          </table:table-cell>
          <table:table-cell office:value-type="float" office:value="0.655848228813102" calcext:value-type="float">
            <text:p>0,6558482288</text:p>
          </table:table-cell>
          <table:table-cell office:value-type="float" office:value="170.583756115697" calcext:value-type="float">
            <text:p>170,5837561157</text:p>
          </table:table-cell>
          <table:table-cell office:value-type="float" office:value="3" calcext:value-type="float">
            <text:p>3</text:p>
          </table:table-cell>
          <table:table-cell office:value-type="float" office:value="0.847885614045476" calcext:value-type="float">
            <text:p>0,847885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36</text:p>
          </table:table-cell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7" office:value-type="float" office:value="42589.13" calcext:value-type="float">
            <text:p>4,26E+004</text:p>
          </table:table-cell>
          <table:table-cell table:style-name="ce7" office:value-type="float" office:value="7.618985" calcext:value-type="float">
            <text:p>7,62E+000</text:p>
          </table:table-cell>
          <table:table-cell table:style-name="ce7" office:value-type="float" office:value="0.6889727" calcext:value-type="float">
            <text:p>6,89E-001</text:p>
          </table:table-cell>
          <table:table-cell table:style-name="ce7" office:value-type="float" office:value="0.01070004" calcext:value-type="float">
            <text:p>1,07E-002</text:p>
          </table:table-cell>
          <table:table-cell table:style-name="ce7" office:value-type="float" office:value="0.6404831" calcext:value-type="float">
            <text:p>6,40E-001</text:p>
          </table:table-cell>
          <table:table-cell table:style-name="ce7" office:value-type="float" office:value="708.8199" calcext:value-type="float">
            <text:p>7,0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479134" calcext:value-type="float">
            <text:p>8,48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9595176101_config.csv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7" office:value-type="float" office:value="49573.27" calcext:value-type="float">
            <text:p>4,96E+004</text:p>
          </table:table-cell>
          <table:table-cell table:style-name="ce7" office:value-type="float" office:value="8.996181" calcext:value-type="float">
            <text:p>9,00E+000</text:p>
          </table:table-cell>
          <table:table-cell table:style-name="ce7" office:value-type="float" office:value="0.7154455" calcext:value-type="float">
            <text:p>7,15E-001</text:p>
          </table:table-cell>
          <table:table-cell table:style-name="ce7" office:value-type="float" office:value="0.003839324" calcext:value-type="float">
            <text:p>3,84E-003</text:p>
          </table:table-cell>
          <table:table-cell table:style-name="ce7" office:value-type="float" office:value="0.5962597" calcext:value-type="float">
            <text:p>5,96E-001</text:p>
          </table:table-cell>
          <table:table-cell table:style-name="ce7" office:value-type="float" office:value="825.2221" calcext:value-type="float">
            <text:p>8,25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48404" calcext:value-type="float">
            <text:p>8,48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991608011_config.csv</text:p>
          </table:table-cell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7" office:value-type="float" office:value="45004.98" calcext:value-type="float">
            <text:p>4,50E+004</text:p>
          </table:table-cell>
          <table:table-cell table:style-name="ce7" office:value-type="float" office:value="8.65403" calcext:value-type="float">
            <text:p>8,65E+000</text:p>
          </table:table-cell>
          <table:table-cell table:style-name="ce7" office:value-type="float" office:value="0.7517485" calcext:value-type="float">
            <text:p>7,52E-001</text:p>
          </table:table-cell>
          <table:table-cell table:style-name="ce7" office:value-type="float" office:value="0.01108938" calcext:value-type="float">
            <text:p>1,11E-002</text:p>
          </table:table-cell>
          <table:table-cell table:style-name="ce7" office:value-type="float" office:value="0.5910504" calcext:value-type="float">
            <text:p>5,91E-001</text:p>
          </table:table-cell>
          <table:table-cell table:style-name="ce7" office:value-type="float" office:value="749.084" calcext:value-type="float">
            <text:p>7,4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488636" calcext:value-type="float">
            <text:p>8,49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537316711_config.csv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office:value-type="float" office:value="21892.06" calcext:value-type="float">
            <text:p>2,19E+004</text:p>
          </table:table-cell>
          <table:table-cell table:style-name="ce7" office:value-type="float" office:value="8.77045" calcext:value-type="float">
            <text:p>8,77E+000</text:p>
          </table:table-cell>
          <table:table-cell table:style-name="ce7" office:value-type="float" office:value="0.8789482" calcext:value-type="float">
            <text:p>8,79E-001</text:p>
          </table:table-cell>
          <table:table-cell table:style-name="ce7" office:value-type="float" office:value="0.01961884" calcext:value-type="float">
            <text:p>1,96E-002</text:p>
          </table:table-cell>
          <table:table-cell table:style-name="ce7" office:value-type="float" office:value="0.6193461" calcext:value-type="float">
            <text:p>6,19E-001</text:p>
          </table:table-cell>
          <table:table-cell table:style-name="ce7" office:value-type="float" office:value="363.8698" calcext:value-type="float">
            <text:p>3,64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500754" calcext:value-type="float">
            <text:p>8,50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356081212_config.csv</text:p>
          </table:table-cell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7" office:value-type="float" office:value="71375.15" calcext:value-type="float">
            <text:p>7,14E+004</text:p>
          </table:table-cell>
          <table:table-cell table:style-name="ce7" office:value-type="float" office:value="7.04167" calcext:value-type="float">
            <text:p>7,04E+000</text:p>
          </table:table-cell>
          <table:table-cell table:style-name="ce7" office:value-type="float" office:value="0.6069841" calcext:value-type="float">
            <text:p>6,07E-001</text:p>
          </table:table-cell>
          <table:table-cell table:style-name="ce7" office:value-type="float" office:value="0.006983469" calcext:value-type="float">
            <text:p>6,98E-003</text:p>
          </table:table-cell>
          <table:table-cell table:style-name="ce7" office:value-type="float" office:value="0.7232131" calcext:value-type="float">
            <text:p>7,23E-001</text:p>
          </table:table-cell>
          <table:table-cell table:style-name="ce7" office:value-type="float" office:value="1188.586" calcext:value-type="float">
            <text:p>1,19E+003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502123" calcext:value-type="float">
            <text:p>8,50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6822872921_config.csv</text:p>
          </table:table-cell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7" office:value-type="float" office:value="42500.75" calcext:value-type="float">
            <text:p>4,25E+004</text:p>
          </table:table-cell>
          <table:table-cell table:style-name="ce7" office:value-type="float" office:value="8.110305" calcext:value-type="float">
            <text:p>8,11E+000</text:p>
          </table:table-cell>
          <table:table-cell table:style-name="ce7" office:value-type="float" office:value="0.8075181" calcext:value-type="float">
            <text:p>8,08E-001</text:p>
          </table:table-cell>
          <table:table-cell table:style-name="ce7" office:value-type="float" office:value="0.01458005" calcext:value-type="float">
            <text:p>1,46E-002</text:p>
          </table:table-cell>
          <table:table-cell table:style-name="ce7" office:value-type="float" office:value="0.6105988" calcext:value-type="float">
            <text:p>6,11E-001</text:p>
          </table:table-cell>
          <table:table-cell table:style-name="ce7" office:value-type="float" office:value="707.347" calcext:value-type="float">
            <text:p>7,0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506162" calcext:value-type="float">
            <text:p>8,51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777213671_config.csv</text:p>
          </table:table-cell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7" office:value-type="float" office:value="51994.86" calcext:value-type="float">
            <text:p>5,20E+004</text:p>
          </table:table-cell>
          <table:table-cell table:style-name="ce7" office:value-type="float" office:value="7.18005" calcext:value-type="float">
            <text:p>7,18E+000</text:p>
          </table:table-cell>
          <table:table-cell table:style-name="ce7" office:value-type="float" office:value="0.6154874" calcext:value-type="float">
            <text:p>6,15E-001</text:p>
          </table:table-cell>
          <table:table-cell table:style-name="ce7" office:value-type="float" office:value="0.01061075" calcext:value-type="float">
            <text:p>1,06E-002</text:p>
          </table:table-cell>
          <table:table-cell table:style-name="ce7" office:value-type="float" office:value="0.6971572" calcext:value-type="float">
            <text:p>6,97E-001</text:p>
          </table:table-cell>
          <table:table-cell table:style-name="ce7" office:value-type="float" office:value="865.5818" calcext:value-type="float">
            <text:p>8,66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540505" calcext:value-type="float">
            <text:p>8,54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7356620371_config.csv</text:p>
          </table:table-cell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7" office:value-type="float" office:value="51533.63" calcext:value-type="float">
            <text:p>5,15E+004</text:p>
          </table:table-cell>
          <table:table-cell table:style-name="ce7" office:value-type="float" office:value="6.045608" calcext:value-type="float">
            <text:p>6,05E+000</text:p>
          </table:table-cell>
          <table:table-cell table:style-name="ce7" office:value-type="float" office:value="0.6372947" calcext:value-type="float">
            <text:p>6,37E-001</text:p>
          </table:table-cell>
          <table:table-cell table:style-name="ce7" office:value-type="float" office:value="0.01382567" calcext:value-type="float">
            <text:p>1,38E-002</text:p>
          </table:table-cell>
          <table:table-cell table:style-name="ce7" office:value-type="float" office:value="0.764681" calcext:value-type="float">
            <text:p>7,65E-001</text:p>
          </table:table-cell>
          <table:table-cell table:style-name="ce7" office:value-type="float" office:value="857.8944" calcext:value-type="float">
            <text:p>8,5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552697" calcext:value-type="float">
            <text:p>8,55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2012382101_config.csv</text:p>
          </table:table-cell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7" office:value-type="float" office:value="56191.16" calcext:value-type="float">
            <text:p>5,62E+004</text:p>
          </table:table-cell>
          <table:table-cell table:style-name="ce7" office:value-type="float" office:value="5.978679" calcext:value-type="float">
            <text:p>5,98E+000</text:p>
          </table:table-cell>
          <table:table-cell table:style-name="ce7" office:value-type="float" office:value="0.5807756" calcext:value-type="float">
            <text:p>5,81E-001</text:p>
          </table:table-cell>
          <table:table-cell table:style-name="ce7" office:value-type="float" office:value="0.01257631" calcext:value-type="float">
            <text:p>1,26E-002</text:p>
          </table:table-cell>
          <table:table-cell table:style-name="ce7" office:value-type="float" office:value="0.8186601" calcext:value-type="float">
            <text:p>8,19E-001</text:p>
          </table:table-cell>
          <table:table-cell table:style-name="ce7" office:value-type="float" office:value="935.5198" calcext:value-type="float">
            <text:p>9,36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603425" calcext:value-type="float">
            <text:p>8,60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2588498172_config.csv</text:p>
          </table:table-cell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7" office:value-type="float" office:value="37453.9" calcext:value-type="float">
            <text:p>3,75E+004</text:p>
          </table:table-cell>
          <table:table-cell table:style-name="ce7" office:value-type="float" office:value="8.813048" calcext:value-type="float">
            <text:p>8,81E+000</text:p>
          </table:table-cell>
          <table:table-cell table:style-name="ce7" office:value-type="float" office:value="0.8192256" calcext:value-type="float">
            <text:p>8,19E-001</text:p>
          </table:table-cell>
          <table:table-cell table:style-name="ce7" office:value-type="float" office:value="0.01433192" calcext:value-type="float">
            <text:p>1,43E-002</text:p>
          </table:table-cell>
          <table:table-cell table:style-name="ce7" office:value-type="float" office:value="0.5826261" calcext:value-type="float">
            <text:p>5,83E-001</text:p>
          </table:table-cell>
          <table:table-cell table:style-name="ce7" office:value-type="float" office:value="623.233" calcext:value-type="float">
            <text:p>6,23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608644" calcext:value-type="float">
            <text:p>8,61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2129481641_config.csv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float" office:value="44958.27" calcext:value-type="float">
            <text:p>4,50E+004</text:p>
          </table:table-cell>
          <table:table-cell table:style-name="ce7" office:value-type="float" office:value="8.109789" calcext:value-type="float">
            <text:p>8,11E+000</text:p>
          </table:table-cell>
          <table:table-cell table:style-name="ce7" office:value-type="float" office:value="0.7221102" calcext:value-type="float">
            <text:p>7,22E-001</text:p>
          </table:table-cell>
          <table:table-cell table:style-name="ce7" office:value-type="float" office:value="0.008695605" calcext:value-type="float">
            <text:p>8,70E-003</text:p>
          </table:table-cell>
          <table:table-cell table:style-name="ce7" office:value-type="float" office:value="0.5989369" calcext:value-type="float">
            <text:p>5,99E-001</text:p>
          </table:table-cell>
          <table:table-cell table:style-name="ce7" office:value-type="float" office:value="748.3055" calcext:value-type="float">
            <text:p>7,4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621435" calcext:value-type="float">
            <text:p>8,62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264657812_config.csv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office:value-type="float" office:value="52631.73" calcext:value-type="float">
            <text:p>5,26E+004</text:p>
          </table:table-cell>
          <table:table-cell table:style-name="ce7" office:value-type="float" office:value="9.102245" calcext:value-type="float">
            <text:p>9,10E+000</text:p>
          </table:table-cell>
          <table:table-cell table:style-name="ce7" office:value-type="float" office:value="0.7737296" calcext:value-type="float">
            <text:p>7,74E-001</text:p>
          </table:table-cell>
          <table:table-cell table:style-name="ce7" office:value-type="float" office:value="0.01526389" calcext:value-type="float">
            <text:p>1,53E-002</text:p>
          </table:table-cell>
          <table:table-cell table:style-name="ce7" office:value-type="float" office:value="0.5598746" calcext:value-type="float">
            <text:p>5,60E-001</text:p>
          </table:table-cell>
          <table:table-cell table:style-name="ce7" office:value-type="float" office:value="876.1965" calcext:value-type="float">
            <text:p>8,76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664994" calcext:value-type="float">
            <text:p>8,6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4783475733_config.csv</text:p>
          </table:table-cell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7" office:value-type="float" office:value="52109.74" calcext:value-type="float">
            <text:p>5,21E+004</text:p>
          </table:table-cell>
          <table:table-cell table:style-name="ce7" office:value-type="float" office:value="5.221711" calcext:value-type="float">
            <text:p>5,22E+000</text:p>
          </table:table-cell>
          <table:table-cell table:style-name="ce7" office:value-type="float" office:value="0.5632762" calcext:value-type="float">
            <text:p>5,63E-001</text:p>
          </table:table-cell>
          <table:table-cell table:style-name="ce7" office:value-type="float" office:value="0.01634405" calcext:value-type="float">
            <text:p>1,63E-002</text:p>
          </table:table-cell>
          <table:table-cell table:style-name="ce7" office:value-type="float" office:value="0.915137" calcext:value-type="float">
            <text:p>9,15E-001</text:p>
          </table:table-cell>
          <table:table-cell table:style-name="ce7" office:value-type="float" office:value="867.4962" calcext:value-type="float">
            <text:p>8,6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687981" calcext:value-type="float">
            <text:p>8,69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21156392381_config.csv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float" office:value="23431.1" calcext:value-type="float">
            <text:p>2,34E+004</text:p>
          </table:table-cell>
          <table:table-cell table:style-name="ce7" office:value-type="float" office:value="9.328658" calcext:value-type="float">
            <text:p>9,33E+000</text:p>
          </table:table-cell>
          <table:table-cell table:style-name="ce7" office:value-type="float" office:value="0.8881429" calcext:value-type="float">
            <text:p>8,88E-001</text:p>
          </table:table-cell>
          <table:table-cell table:style-name="ce7" office:value-type="float" office:value="0.01079838" calcext:value-type="float">
            <text:p>1,08E-002</text:p>
          </table:table-cell>
          <table:table-cell table:style-name="ce7" office:value-type="float" office:value="0.6032136" calcext:value-type="float">
            <text:p>6,03E-001</text:p>
          </table:table-cell>
          <table:table-cell table:style-name="ce7" office:value-type="float" office:value="389.5205" calcext:value-type="float">
            <text:p>3,90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698643" calcext:value-type="float">
            <text:p>8,70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0802723961_config.csv</text:p>
          </table:table-cell>
        </table:table-row>
        <table:table-row table:style-name="ro3"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37149.44" calcext:value-type="float">
            <text:p>3,71E+004</text:p>
          </table:table-cell>
          <table:table-cell table:style-name="ce7" office:value-type="float" office:value="4.772843" calcext:value-type="float">
            <text:p>4,77E+000</text:p>
          </table:table-cell>
          <table:table-cell table:style-name="ce7" office:value-type="float" office:value="0.5973488" calcext:value-type="float">
            <text:p>5,97E-001</text:p>
          </table:table-cell>
          <table:table-cell table:style-name="ce7" office:value-type="float" office:value="0.01635508" calcext:value-type="float">
            <text:p>1,64E-002</text:p>
          </table:table-cell>
          <table:table-cell table:style-name="ce7" office:value-type="float" office:value="0.8867043" calcext:value-type="float">
            <text:p>8,87E-001</text:p>
          </table:table-cell>
          <table:table-cell table:style-name="ce7" office:value-type="float" office:value="618.158" calcext:value-type="float">
            <text:p>6,1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748609" calcext:value-type="float">
            <text:p>8,75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7955112411_config.csv</text:p>
          </table:table-cell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7" office:value-type="float" office:value="35832.89" calcext:value-type="float">
            <text:p>3,58E+004</text:p>
          </table:table-cell>
          <table:table-cell table:style-name="ce7" office:value-type="float" office:value="9.262974" calcext:value-type="float">
            <text:p>9,26E+000</text:p>
          </table:table-cell>
          <table:table-cell table:style-name="ce7" office:value-type="float" office:value="0.7858407" calcext:value-type="float">
            <text:p>7,86E-001</text:p>
          </table:table-cell>
          <table:table-cell table:style-name="ce7" office:value-type="float" office:value="0.01333254" calcext:value-type="float">
            <text:p>1,33E-002</text:p>
          </table:table-cell>
          <table:table-cell table:style-name="ce7" office:value-type="float" office:value="0.5519729" calcext:value-type="float">
            <text:p>5,52E-001</text:p>
          </table:table-cell>
          <table:table-cell table:style-name="ce7" office:value-type="float" office:value="596.2163" calcext:value-type="float">
            <text:p>5,96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754361" calcext:value-type="float">
            <text:p>8,75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1755667321_config.csv</text:p>
          </table:table-cell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7" office:value-type="float" office:value="70140.1" calcext:value-type="float">
            <text:p>7,01E+004</text:p>
          </table:table-cell>
          <table:table-cell table:style-name="ce7" office:value-type="float" office:value="5.495241" calcext:value-type="float">
            <text:p>5,50E+000</text:p>
          </table:table-cell>
          <table:table-cell table:style-name="ce7" office:value-type="float" office:value="0.6370726" calcext:value-type="float">
            <text:p>6,37E-001</text:p>
          </table:table-cell>
          <table:table-cell table:style-name="ce7" office:value-type="float" office:value="0.009399376" calcext:value-type="float">
            <text:p>9,40E-003</text:p>
          </table:table-cell>
          <table:table-cell table:style-name="ce7" office:value-type="float" office:value="0.8000149" calcext:value-type="float">
            <text:p>8,00E-001</text:p>
          </table:table-cell>
          <table:table-cell table:style-name="ce7" office:value-type="float" office:value="1168.002" calcext:value-type="float">
            <text:p>1,17E+003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770853" calcext:value-type="float">
            <text:p>8,7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9510150192_config.csv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7" office:value-type="float" office:value="51319.96" calcext:value-type="float">
            <text:p>5,13E+004</text:p>
          </table:table-cell>
          <table:table-cell table:style-name="ce7" office:value-type="float" office:value="3.068835" calcext:value-type="float">
            <text:p>3,07E+000</text:p>
          </table:table-cell>
          <table:table-cell table:style-name="ce7" office:value-type="float" office:value="0.4633838" calcext:value-type="float">
            <text:p>4,63E-001</text:p>
          </table:table-cell>
          <table:table-cell table:style-name="ce7" office:value-type="float" office:value="0.02012458" calcext:value-type="float">
            <text:p>2,01E-002</text:p>
          </table:table-cell>
          <table:table-cell table:style-name="ce7" office:value-type="float" office:value="1.190482" calcext:value-type="float">
            <text:p>1,19E+000</text:p>
          </table:table-cell>
          <table:table-cell table:style-name="ce7" office:value-type="float" office:value="854.3331" calcext:value-type="float">
            <text:p>8,54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816492" calcext:value-type="float">
            <text:p>8,82E-001</text:p>
          </table:table-cell>
          <table:table-cell table:style-name="ce7" office:value-type="float" office:value="3" calcext:value-type="float">
            <text:p>3,00E+000</text:p>
          </table:table-cell>
          <table:table-cell table:style-name="ce11" office:value-type="string" calcext:value-type="string">
            <text:p>-18905927952_config.csv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 office:value-type="float" office:value="37838.75" calcext:value-type="float">
            <text:p>3,78E+004</text:p>
          </table:table-cell>
          <table:table-cell table:style-name="ce7" office:value-type="float" office:value="4.780468" calcext:value-type="float">
            <text:p>4,78E+000</text:p>
          </table:table-cell>
          <table:table-cell table:style-name="ce7" office:value-type="float" office:value="0.5858483" calcext:value-type="float">
            <text:p>5,86E-001</text:p>
          </table:table-cell>
          <table:table-cell table:style-name="ce7" office:value-type="float" office:value="0.01650983" calcext:value-type="float">
            <text:p>1,65E-002</text:p>
          </table:table-cell>
          <table:table-cell table:style-name="ce7" office:value-type="float" office:value="0.8877151" calcext:value-type="float">
            <text:p>8,88E-001</text:p>
          </table:table-cell>
          <table:table-cell table:style-name="ce7" office:value-type="float" office:value="629.6466" calcext:value-type="float">
            <text:p>6,30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843665" calcext:value-type="float">
            <text:p>8,84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-15217897402_config.csv</text:p>
          </table:table-cell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7" office:value-type="float" office:value="46785.41" calcext:value-type="float">
            <text:p>4,68E+004</text:p>
          </table:table-cell>
          <table:table-cell table:style-name="ce7" office:value-type="float" office:value="9.86181" calcext:value-type="float">
            <text:p>9,86E+000</text:p>
          </table:table-cell>
          <table:table-cell table:style-name="ce7" office:value-type="float" office:value="0.820878" calcext:value-type="float">
            <text:p>8,21E-001</text:p>
          </table:table-cell>
          <table:table-cell table:style-name="ce7" office:value-type="float" office:value="0.01020543" calcext:value-type="float">
            <text:p>1,02E-002</text:p>
          </table:table-cell>
          <table:table-cell table:style-name="ce7" office:value-type="float" office:value="0.5470434" calcext:value-type="float">
            <text:p>5,47E-001</text:p>
          </table:table-cell>
          <table:table-cell table:style-name="ce7" office:value-type="float" office:value="778.758" calcext:value-type="float">
            <text:p>7,7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874222" calcext:value-type="float">
            <text:p>8,8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2724895301_config.csv</text:p>
          </table:table-cell>
        </table:table-row>
        <table:table-row table:style-name="ro1">
          <table:table-cell office:value-type="string" calcext:value-type="string">
            <text:p>FL26</text:p>
          </table:table-cell>
          <table:table-cell office:value-type="float" office:value="72719.241672434" calcext:value-type="float">
            <text:p>72719,241672434</text:p>
          </table:table-cell>
          <table:table-cell office:value-type="float" office:value="2.38222721366363" calcext:value-type="float">
            <text:p>2,3822272137</text:p>
          </table:table-cell>
          <table:table-cell office:value-type="float" office:value="0.893202990850347" calcext:value-type="float">
            <text:p>0,8932029909</text:p>
          </table:table-cell>
          <table:table-cell office:value-type="float" office:value="0.0016197408641966" calcext:value-type="float">
            <text:p>0,0016197409</text:p>
          </table:table-cell>
          <table:table-cell office:value-type="float" office:value="1.25066787954331" calcext:value-type="float">
            <text:p>1,2506678795</text:p>
          </table:table-cell>
          <table:table-cell office:value-type="float" office:value="1210.98769055835" calcext:value-type="float">
            <text:p>1210,9876905584</text:p>
          </table:table-cell>
          <table:table-cell office:value-type="float" office:value="3" calcext:value-type="float">
            <text:p>3</text:p>
          </table:table-cell>
          <table:table-cell office:value-type="float" office:value="0.890016477382538" calcext:value-type="float">
            <text:p>0,89001647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25</text:p>
          </table:table-cell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7" office:value-type="float" office:value="50774.91" calcext:value-type="float">
            <text:p>5,08E+004</text:p>
          </table:table-cell>
          <table:table-cell table:style-name="ce7" office:value-type="float" office:value="4.861349" calcext:value-type="float">
            <text:p>4,86E+000</text:p>
          </table:table-cell>
          <table:table-cell table:style-name="ce7" office:value-type="float" office:value="0.5746601" calcext:value-type="float">
            <text:p>5,75E-001</text:p>
          </table:table-cell>
          <table:table-cell table:style-name="ce7" office:value-type="float" office:value="0.01545511" calcext:value-type="float">
            <text:p>1,55E-002</text:p>
          </table:table-cell>
          <table:table-cell table:style-name="ce7" office:value-type="float" office:value="0.8877941" calcext:value-type="float">
            <text:p>8,88E-001</text:p>
          </table:table-cell>
          <table:table-cell table:style-name="ce7" office:value-type="float" office:value="845.249" calcext:value-type="float">
            <text:p>8,45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933572" calcext:value-type="float">
            <text:p>8,93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8457680812_config.csv</text:p>
          </table:table-cell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7" office:value-type="float" office:value="53560.61" calcext:value-type="float">
            <text:p>5,36E+004</text:p>
          </table:table-cell>
          <table:table-cell table:style-name="ce7" office:value-type="float" office:value="4.865061" calcext:value-type="float">
            <text:p>4,87E+000</text:p>
          </table:table-cell>
          <table:table-cell table:style-name="ce7" office:value-type="float" office:value="0.5565411" calcext:value-type="float">
            <text:p>5,57E-001</text:p>
          </table:table-cell>
          <table:table-cell table:style-name="ce7" office:value-type="float" office:value="0.02015944" calcext:value-type="float">
            <text:p>2,02E-002</text:p>
          </table:table-cell>
          <table:table-cell table:style-name="ce7" office:value-type="float" office:value="0.8960532" calcext:value-type="float">
            <text:p>8,96E-001</text:p>
          </table:table-cell>
          <table:table-cell table:style-name="ce7" office:value-type="float" office:value="891.6774" calcext:value-type="float">
            <text:p>8,92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966462" calcext:value-type="float">
            <text:p>8,97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18939891641_config.csv</text:p>
          </table:table-cell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7" office:value-type="float" office:value="53163.38" calcext:value-type="float">
            <text:p>5,32E+004</text:p>
          </table:table-cell>
          <table:table-cell table:style-name="ce7" office:value-type="float" office:value="6.078726" calcext:value-type="float">
            <text:p>6,08E+000</text:p>
          </table:table-cell>
          <table:table-cell table:style-name="ce7" office:value-type="float" office:value="0.5682481" calcext:value-type="float">
            <text:p>5,68E-001</text:p>
          </table:table-cell>
          <table:table-cell table:style-name="ce7" office:value-type="float" office:value="0.01196964" calcext:value-type="float">
            <text:p>1,20E-002</text:p>
          </table:table-cell>
          <table:table-cell table:style-name="ce7" office:value-type="float" office:value="0.7698719" calcext:value-type="float">
            <text:p>7,70E-001</text:p>
          </table:table-cell>
          <table:table-cell table:style-name="ce7" office:value-type="float" office:value="885.0569" calcext:value-type="float">
            <text:p>8,85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975579" calcext:value-type="float">
            <text:p>8,98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9082690653_config.csv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office:value-type="float" office:value="19590.6" calcext:value-type="float">
            <text:p>1,96E+004</text:p>
          </table:table-cell>
          <table:table-cell table:style-name="ce7" office:value-type="float" office:value="10.67609" calcext:value-type="float">
            <text:p>1,07E+001</text:p>
          </table:table-cell>
          <table:table-cell table:style-name="ce7" office:value-type="float" office:value="0.8974521" calcext:value-type="float">
            <text:p>8,97E-001</text:p>
          </table:table-cell>
          <table:table-cell table:style-name="ce7" office:value-type="float" office:value="0.002992387" calcext:value-type="float">
            <text:p>2,99E-003</text:p>
          </table:table-cell>
          <table:table-cell table:style-name="ce7" office:value-type="float" office:value="0.5892611" calcext:value-type="float">
            <text:p>5,89E-001</text:p>
          </table:table-cell>
          <table:table-cell table:style-name="ce7" office:value-type="float" office:value="325.513" calcext:value-type="float">
            <text:p>3,26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981375" calcext:value-type="float">
            <text:p>8,98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4144224492_config.csv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float" office:value="57277.34" calcext:value-type="float">
            <text:p>5,73E+004</text:p>
          </table:table-cell>
          <table:table-cell table:style-name="ce7" office:value-type="float" office:value="10.05477" calcext:value-type="float">
            <text:p>1,01E+001</text:p>
          </table:table-cell>
          <table:table-cell table:style-name="ce7" office:value-type="float" office:value="0.7880728" calcext:value-type="float">
            <text:p>7,88E-001</text:p>
          </table:table-cell>
          <table:table-cell table:style-name="ce7" office:value-type="float" office:value="0.006597539" calcext:value-type="float">
            <text:p>6,60E-003</text:p>
          </table:table-cell>
          <table:table-cell table:style-name="ce7" office:value-type="float" office:value="0.5317969" calcext:value-type="float">
            <text:p>5,32E-001</text:p>
          </table:table-cell>
          <table:table-cell table:style-name="ce7" office:value-type="float" office:value="953.6234" calcext:value-type="float">
            <text:p>9,54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8981737" calcext:value-type="float">
            <text:p>8,98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112726332_config.csv</text:p>
          </table:table-cell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7" office:value-type="float" office:value="57353.54" calcext:value-type="float">
            <text:p>5,74E+004</text:p>
          </table:table-cell>
          <table:table-cell table:style-name="ce7" office:value-type="float" office:value="5.537936" calcext:value-type="float">
            <text:p>5,54E+000</text:p>
          </table:table-cell>
          <table:table-cell table:style-name="ce7" office:value-type="float" office:value="0.5842154" calcext:value-type="float">
            <text:p>5,84E-001</text:p>
          </table:table-cell>
          <table:table-cell table:style-name="ce7" office:value-type="float" office:value="0.01606553" calcext:value-type="float">
            <text:p>1,61E-002</text:p>
          </table:table-cell>
          <table:table-cell table:style-name="ce7" office:value-type="float" office:value="0.7953978" calcext:value-type="float">
            <text:p>7,95E-001</text:p>
          </table:table-cell>
          <table:table-cell table:style-name="ce7" office:value-type="float" office:value="954.8928" calcext:value-type="float">
            <text:p>9,55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029755" calcext:value-type="float">
            <text:p>9,03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1727605552_config.csv</text:p>
          </table:table-cell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7" office:value-type="float" office:value="23375.67" calcext:value-type="float">
            <text:p>2,34E+004</text:p>
          </table:table-cell>
          <table:table-cell table:style-name="ce7" office:value-type="float" office:value="10.1513" calcext:value-type="float">
            <text:p>1,02E+001</text:p>
          </table:table-cell>
          <table:table-cell table:style-name="ce7" office:value-type="float" office:value="0.875845" calcext:value-type="float">
            <text:p>8,76E-001</text:p>
          </table:table-cell>
          <table:table-cell table:style-name="ce7" office:value-type="float" office:value="0.02779404" calcext:value-type="float">
            <text:p>2,78E-002</text:p>
          </table:table-cell>
          <table:table-cell table:style-name="ce7" office:value-type="float" office:value="0.539234" calcext:value-type="float">
            <text:p>5,39E-001</text:p>
          </table:table-cell>
          <table:table-cell table:style-name="ce7" office:value-type="float" office:value="388.5968" calcext:value-type="float">
            <text:p>3,8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038536" calcext:value-type="float">
            <text:p>9,04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7476777861_config.csv</text:p>
          </table:table-cell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34654.28" calcext:value-type="float">
            <text:p>3,47E+004</text:p>
          </table:table-cell>
          <table:table-cell table:style-name="ce7" office:value-type="float" office:value="9.650989" calcext:value-type="float">
            <text:p>9,65E+000</text:p>
          </table:table-cell>
          <table:table-cell table:style-name="ce7" office:value-type="float" office:value="0.8560079" calcext:value-type="float">
            <text:p>8,56E-001</text:p>
          </table:table-cell>
          <table:table-cell table:style-name="ce7" office:value-type="float" office:value="0.01412242" calcext:value-type="float">
            <text:p>1,41E-002</text:p>
          </table:table-cell>
          <table:table-cell table:style-name="ce7" office:value-type="float" office:value="0.5401388" calcext:value-type="float">
            <text:p>5,40E-001</text:p>
          </table:table-cell>
          <table:table-cell table:style-name="ce7" office:value-type="float" office:value="576.5729" calcext:value-type="float">
            <text:p>5,7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04652" calcext:value-type="float">
            <text:p>9,05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2294555082_config.csv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81248.86" calcext:value-type="float">
            <text:p>8,12E+004</text:p>
          </table:table-cell>
          <table:table-cell table:style-name="ce7" office:value-type="float" office:value="4.923012" calcext:value-type="float">
            <text:p>4,92E+000</text:p>
          </table:table-cell>
          <table:table-cell table:style-name="ce7" office:value-type="float" office:value="0.4598275" calcext:value-type="float">
            <text:p>4,60E-001</text:p>
          </table:table-cell>
          <table:table-cell table:style-name="ce7" office:value-type="float" office:value="0.006919683" calcext:value-type="float">
            <text:p>6,92E-003</text:p>
          </table:table-cell>
          <table:table-cell table:style-name="ce7" office:value-type="float" office:value="1.089744" calcext:value-type="float">
            <text:p>1,09E+000</text:p>
          </table:table-cell>
          <table:table-cell table:style-name="ce7" office:value-type="float" office:value="1353.148" calcext:value-type="float">
            <text:p>1,35E+003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153503" calcext:value-type="float">
            <text:p>9,15E-001</text:p>
          </table:table-cell>
          <table:table-cell table:style-name="ce7" office:value-type="float" office:value="3" calcext:value-type="float">
            <text:p>3,00E+000</text:p>
          </table:table-cell>
          <table:table-cell table:style-name="ce11" office:value-type="string" calcext:value-type="string">
            <text:p>-2797320021_config.csv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81248.86" calcext:value-type="float">
            <text:p>8,12E+004</text:p>
          </table:table-cell>
          <table:table-cell table:style-name="ce7" office:value-type="float" office:value="4.923012" calcext:value-type="float">
            <text:p>4,92E+000</text:p>
          </table:table-cell>
          <table:table-cell table:style-name="ce7" office:value-type="float" office:value="0.4598275" calcext:value-type="float">
            <text:p>4,60E-001</text:p>
          </table:table-cell>
          <table:table-cell table:style-name="ce7" office:value-type="float" office:value="0.006919683" calcext:value-type="float">
            <text:p>6,92E-003</text:p>
          </table:table-cell>
          <table:table-cell table:style-name="ce7" office:value-type="float" office:value="1.089744" calcext:value-type="float">
            <text:p>1,09E+000</text:p>
          </table:table-cell>
          <table:table-cell table:style-name="ce7" office:value-type="float" office:value="1353.148" calcext:value-type="float">
            <text:p>1,35E+003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153503" calcext:value-type="float">
            <text:p>9,15E-001</text:p>
          </table:table-cell>
          <table:table-cell table:style-name="ce7" office:value-type="float" office:value="3" calcext:value-type="float">
            <text:p>3,00E+000</text:p>
          </table:table-cell>
          <table:table-cell table:style-name="ce11" office:value-type="string" calcext:value-type="string">
            <text:p>-2797320021_config.csv</text:p>
          </table:table-cell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7" office:value-type="float" office:value="81248.86" calcext:value-type="float">
            <text:p>8,12E+004</text:p>
          </table:table-cell>
          <table:table-cell table:style-name="ce7" office:value-type="float" office:value="4.923012" calcext:value-type="float">
            <text:p>4,92E+000</text:p>
          </table:table-cell>
          <table:table-cell table:style-name="ce7" office:value-type="float" office:value="0.4598275" calcext:value-type="float">
            <text:p>4,60E-001</text:p>
          </table:table-cell>
          <table:table-cell table:style-name="ce7" office:value-type="float" office:value="0.006919683" calcext:value-type="float">
            <text:p>6,92E-003</text:p>
          </table:table-cell>
          <table:table-cell table:style-name="ce7" office:value-type="float" office:value="1.089744" calcext:value-type="float">
            <text:p>1,09E+000</text:p>
          </table:table-cell>
          <table:table-cell table:style-name="ce7" office:value-type="float" office:value="1353.148" calcext:value-type="float">
            <text:p>1,35E+003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153503" calcext:value-type="float">
            <text:p>9,15E-001</text:p>
          </table:table-cell>
          <table:table-cell table:style-name="ce7" office:value-type="float" office:value="3" calcext:value-type="float">
            <text:p>3,00E+000</text:p>
          </table:table-cell>
          <table:table-cell table:style-name="ce11" office:value-type="string" calcext:value-type="string">
            <text:p>-2797320021_config.csv</text:p>
          </table:table-cell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7" office:value-type="float" office:value="36724.5" calcext:value-type="float">
            <text:p>3,67E+004</text:p>
          </table:table-cell>
          <table:table-cell table:style-name="ce7" office:value-type="float" office:value="9.858361" calcext:value-type="float">
            <text:p>9,86E+000</text:p>
          </table:table-cell>
          <table:table-cell table:style-name="ce7" office:value-type="float" office:value="0.8395359" calcext:value-type="float">
            <text:p>8,40E-001</text:p>
          </table:table-cell>
          <table:table-cell table:style-name="ce7" office:value-type="float" office:value="0.01214994" calcext:value-type="float">
            <text:p>1,21E-002</text:p>
          </table:table-cell>
          <table:table-cell table:style-name="ce7" office:value-type="float" office:value="0.5173037" calcext:value-type="float">
            <text:p>5,17E-001</text:p>
          </table:table-cell>
          <table:table-cell table:style-name="ce7" office:value-type="float" office:value="611.0765" calcext:value-type="float">
            <text:p>6,11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205154" calcext:value-type="float">
            <text:p>9,21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6997988603_config.csv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 office:value-type="float" office:value="39736.78" calcext:value-type="float">
            <text:p>3,97E+004</text:p>
          </table:table-cell>
          <table:table-cell table:style-name="ce7" office:value-type="float" office:value="10.12398" calcext:value-type="float">
            <text:p>1,01E+001</text:p>
          </table:table-cell>
          <table:table-cell table:style-name="ce7" office:value-type="float" office:value="0.8544206" calcext:value-type="float">
            <text:p>8,54E-001</text:p>
          </table:table-cell>
          <table:table-cell table:style-name="ce7" office:value-type="float" office:value="0.01098938" calcext:value-type="float">
            <text:p>1,10E-002</text:p>
          </table:table-cell>
          <table:table-cell table:style-name="ce7" office:value-type="float" office:value="0.5229721" calcext:value-type="float">
            <text:p>5,23E-001</text:p>
          </table:table-cell>
          <table:table-cell table:style-name="ce7" office:value-type="float" office:value="661.2811" calcext:value-type="float">
            <text:p>6,61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225391" calcext:value-type="float">
            <text:p>9,23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4696451042_config.csv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float" office:value="26219.24" calcext:value-type="float">
            <text:p>2,62E+004</text:p>
          </table:table-cell>
          <table:table-cell table:style-name="ce7" office:value-type="float" office:value="9.56368" calcext:value-type="float">
            <text:p>9,56E+000</text:p>
          </table:table-cell>
          <table:table-cell table:style-name="ce7" office:value-type="float" office:value="0.8754355" calcext:value-type="float">
            <text:p>8,75E-001</text:p>
          </table:table-cell>
          <table:table-cell table:style-name="ce7" office:value-type="float" office:value="0.008227278" calcext:value-type="float">
            <text:p>8,23E-003</text:p>
          </table:table-cell>
          <table:table-cell table:style-name="ce7" office:value-type="float" office:value="0.534002" calcext:value-type="float">
            <text:p>5,34E-001</text:p>
          </table:table-cell>
          <table:table-cell table:style-name="ce7" office:value-type="float" office:value="435.9895" calcext:value-type="float">
            <text:p>4,36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270854" calcext:value-type="float">
            <text:p>9,2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3976619491_config.csv</text:p>
          </table:table-cell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7" office:value-type="float" office:value="28841.21" calcext:value-type="float">
            <text:p>2,88E+004</text:p>
          </table:table-cell>
          <table:table-cell table:style-name="ce7" office:value-type="float" office:value="9.502591" calcext:value-type="float">
            <text:p>9,50E+000</text:p>
          </table:table-cell>
          <table:table-cell table:style-name="ce7" office:value-type="float" office:value="0.8547466" calcext:value-type="float">
            <text:p>8,55E-001</text:p>
          </table:table-cell>
          <table:table-cell table:style-name="ce7" office:value-type="float" office:value="0.0181542" calcext:value-type="float">
            <text:p>1,82E-002</text:p>
          </table:table-cell>
          <table:table-cell table:style-name="ce7" office:value-type="float" office:value="0.5127948" calcext:value-type="float">
            <text:p>5,13E-001</text:p>
          </table:table-cell>
          <table:table-cell table:style-name="ce7" office:value-type="float" office:value="479.6887" calcext:value-type="float">
            <text:p>4,80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274913" calcext:value-type="float">
            <text:p>9,27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9043528731_config.csv</text:p>
          </table:table-cell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7" office:value-type="float" office:value="12820.8" calcext:value-type="float">
            <text:p>1,28E+004</text:p>
          </table:table-cell>
          <table:table-cell table:style-name="ce7" office:value-type="float" office:value="10.55353" calcext:value-type="float">
            <text:p>1,06E+001</text:p>
          </table:table-cell>
          <table:table-cell table:style-name="ce7" office:value-type="float" office:value="0.9543951" calcext:value-type="float">
            <text:p>9,54E-001</text:p>
          </table:table-cell>
          <table:table-cell table:style-name="ce7" office:value-type="float" office:value="0.009757131" calcext:value-type="float">
            <text:p>9,76E-003</text:p>
          </table:table-cell>
          <table:table-cell table:style-name="ce7" office:value-type="float" office:value="0.5937673" calcext:value-type="float">
            <text:p>5,94E-001</text:p>
          </table:table-cell>
          <table:table-cell table:style-name="ce7" office:value-type="float" office:value="212.6847" calcext:value-type="float">
            <text:p>2,13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286525" calcext:value-type="float">
            <text:p>9,29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2164327993_config.csv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float" office:value="43159.54" calcext:value-type="float">
            <text:p>4,32E+004</text:p>
          </table:table-cell>
          <table:table-cell table:style-name="ce7" office:value-type="float" office:value="9.490703" calcext:value-type="float">
            <text:p>9,49E+000</text:p>
          </table:table-cell>
          <table:table-cell table:style-name="ce7" office:value-type="float" office:value="0.819868" calcext:value-type="float">
            <text:p>8,20E-001</text:p>
          </table:table-cell>
          <table:table-cell table:style-name="ce7" office:value-type="float" office:value="0.009651321" calcext:value-type="float">
            <text:p>9,65E-003</text:p>
          </table:table-cell>
          <table:table-cell table:style-name="ce7" office:value-type="float" office:value="0.5061634" calcext:value-type="float">
            <text:p>5,06E-001</text:p>
          </table:table-cell>
          <table:table-cell table:style-name="ce7" office:value-type="float" office:value="718.3269" calcext:value-type="float">
            <text:p>7,1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290981" calcext:value-type="float">
            <text:p>9,29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264657813_config.csv</text:p>
          </table:table-cell>
        </table:table-row>
        <table:table-row table:style-name="ro1">
          <table:table-cell office:value-type="string" calcext:value-type="string">
            <text:p>FL88</text:p>
          </table:table-cell>
          <table:table-cell office:value-type="float" office:value="22670.5654137937" calcext:value-type="float">
            <text:p>22670,5654137937</text:p>
          </table:table-cell>
          <table:table-cell office:value-type="float" office:value="4.11372240162147" calcext:value-type="float">
            <text:p>4,1137224016</text:p>
          </table:table-cell>
          <table:table-cell office:value-type="float" office:value="0.686345053510314" calcext:value-type="float">
            <text:p>0,6863450535</text:p>
          </table:table-cell>
          <table:table-cell office:value-type="float" office:value="0.0812642785988018" calcext:value-type="float">
            <text:p>0,0812642786</text:p>
          </table:table-cell>
          <table:table-cell office:value-type="float" office:value="2.59338906418071" calcext:value-type="float">
            <text:p>2,5933890642</text:p>
          </table:table-cell>
          <table:table-cell office:value-type="float" office:value="376.843902279655" calcext:value-type="float">
            <text:p>376,8439022797</text:p>
          </table:table-cell>
          <table:table-cell office:value-type="float" office:value="3" calcext:value-type="float">
            <text:p>3</text:p>
          </table:table-cell>
          <table:table-cell office:value-type="float" office:value="0.929117837694078" calcext:value-type="float">
            <text:p>0,92911783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87</text:p>
          </table:table-cell>
        </table:table-row>
        <table:table-row table:style-name="ro1">
          <table:table-cell office:value-type="string" calcext:value-type="string">
            <text:p>FL89</text:p>
          </table:table-cell>
          <table:table-cell office:value-type="float" office:value="22670.5654137937" calcext:value-type="float">
            <text:p>22670,5654137937</text:p>
          </table:table-cell>
          <table:table-cell office:value-type="float" office:value="4.11372240162147" calcext:value-type="float">
            <text:p>4,1137224016</text:p>
          </table:table-cell>
          <table:table-cell office:value-type="float" office:value="0.686345053510314" calcext:value-type="float">
            <text:p>0,6863450535</text:p>
          </table:table-cell>
          <table:table-cell office:value-type="float" office:value="0.0812642785988018" calcext:value-type="float">
            <text:p>0,0812642786</text:p>
          </table:table-cell>
          <table:table-cell office:value-type="float" office:value="2.59338906418071" calcext:value-type="float">
            <text:p>2,5933890642</text:p>
          </table:table-cell>
          <table:table-cell office:value-type="float" office:value="376.843902279655" calcext:value-type="float">
            <text:p>376,8439022797</text:p>
          </table:table-cell>
          <table:table-cell office:value-type="float" office:value="3" calcext:value-type="float">
            <text:p>3</text:p>
          </table:table-cell>
          <table:table-cell office:value-type="float" office:value="0.929117837694078" calcext:value-type="float">
            <text:p>0,92911783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87</text:p>
          </table:table-cell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7" office:value-type="float" office:value="55962.39" calcext:value-type="float">
            <text:p>5,60E+004</text:p>
          </table:table-cell>
          <table:table-cell table:style-name="ce7" office:value-type="float" office:value="9.585858" calcext:value-type="float">
            <text:p>9,59E+000</text:p>
          </table:table-cell>
          <table:table-cell table:style-name="ce7" office:value-type="float" office:value="0.8079729" calcext:value-type="float">
            <text:p>8,08E-001</text:p>
          </table:table-cell>
          <table:table-cell table:style-name="ce7" office:value-type="float" office:value="0.01082005" calcext:value-type="float">
            <text:p>1,08E-002</text:p>
          </table:table-cell>
          <table:table-cell table:style-name="ce7" office:value-type="float" office:value="0.4989667" calcext:value-type="float">
            <text:p>4,99E-001</text:p>
          </table:table-cell>
          <table:table-cell table:style-name="ce7" office:value-type="float" office:value="931.7075" calcext:value-type="float">
            <text:p>9,32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307852" calcext:value-type="float">
            <text:p>9,31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549485161_config.csv</text:p>
          </table:table-cell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7" office:value-type="float" office:value="9393.713" calcext:value-type="float">
            <text:p>9,39E+003</text:p>
          </table:table-cell>
          <table:table-cell table:style-name="ce7" office:value-type="float" office:value="10.42701" calcext:value-type="float">
            <text:p>1,04E+001</text:p>
          </table:table-cell>
          <table:table-cell table:style-name="ce7" office:value-type="float" office:value="0.9642534" calcext:value-type="float">
            <text:p>9,64E-001</text:p>
          </table:table-cell>
          <table:table-cell table:style-name="ce7" office:value-type="float" office:value="0.02120787" calcext:value-type="float">
            <text:p>2,12E-002</text:p>
          </table:table-cell>
          <table:table-cell table:style-name="ce7" office:value-type="float" office:value="0.5862827" calcext:value-type="float">
            <text:p>5,86E-001</text:p>
          </table:table-cell>
          <table:table-cell table:style-name="ce7" office:value-type="float" office:value="155.5682" calcext:value-type="float">
            <text:p>1,56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323774" calcext:value-type="float">
            <text:p>9,32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4849075441_config.csv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7" office:value-type="float" office:value="59512.06" calcext:value-type="float">
            <text:p>5,95E+004</text:p>
          </table:table-cell>
          <table:table-cell table:style-name="ce7" office:value-type="float" office:value="3.211163" calcext:value-type="float">
            <text:p>3,21E+000</text:p>
          </table:table-cell>
          <table:table-cell table:style-name="ce7" office:value-type="float" office:value="0.4733564" calcext:value-type="float">
            <text:p>4,73E-001</text:p>
          </table:table-cell>
          <table:table-cell table:style-name="ce7" office:value-type="float" office:value="0.02041028" calcext:value-type="float">
            <text:p>2,04E-002</text:p>
          </table:table-cell>
          <table:table-cell table:style-name="ce7" office:value-type="float" office:value="1.078483" calcext:value-type="float">
            <text:p>1,08E+000</text:p>
          </table:table-cell>
          <table:table-cell table:style-name="ce7" office:value-type="float" office:value="990.8682" calcext:value-type="float">
            <text:p>9,91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336171" calcext:value-type="float">
            <text:p>9,34E-001</text:p>
          </table:table-cell>
          <table:table-cell table:style-name="ce7" office:value-type="float" office:value="3" calcext:value-type="float">
            <text:p>3,00E+000</text:p>
          </table:table-cell>
          <table:table-cell table:style-name="ce11" office:value-type="string" calcext:value-type="string">
            <text:p>-1551999211_config.csv</text:p>
          </table:table-cell>
        </table:table-row>
        <table:table-row table:style-name="ro1">
          <table:table-cell office:value-type="string" calcext:value-type="string">
            <text:p>FL94</text:p>
          </table:table-cell>
          <table:table-cell office:value-type="float" office:value="7631.95057291533" calcext:value-type="float">
            <text:p>7631,9505729153</text:p>
          </table:table-cell>
          <table:table-cell office:value-type="float" office:value="8.33048300904663" calcext:value-type="float">
            <text:p>8,330483009</text:p>
          </table:table-cell>
          <table:table-cell office:value-type="float" office:value="0.968638383247526" calcext:value-type="float">
            <text:p>0,9686383832</text:p>
          </table:table-cell>
          <table:table-cell office:value-type="float" office:value="0.162281106000697" calcext:value-type="float">
            <text:p>0,162281106</text:p>
          </table:table-cell>
          <table:table-cell office:value-type="float" office:value="0.583271385926371" calcext:value-type="float">
            <text:p>0,5832713859</text:p>
          </table:table-cell>
          <table:table-cell office:value-type="float" office:value="126.205981085168" calcext:value-type="float">
            <text:p>126,2059810852</text:p>
          </table:table-cell>
          <table:table-cell office:value-type="float" office:value="3" calcext:value-type="float">
            <text:p>3</text:p>
          </table:table-cell>
          <table:table-cell office:value-type="float" office:value="0.937806588565472" calcext:value-type="float">
            <text:p>0,9378065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93</text:p>
          </table:table-cell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7" office:value-type="float" office:value="14322.38" calcext:value-type="float">
            <text:p>1,43E+004</text:p>
          </table:table-cell>
          <table:table-cell table:style-name="ce7" office:value-type="float" office:value="10.56925" calcext:value-type="float">
            <text:p>1,06E+001</text:p>
          </table:table-cell>
          <table:table-cell table:style-name="ce7" office:value-type="float" office:value="0.9404118" calcext:value-type="float">
            <text:p>9,40E-001</text:p>
          </table:table-cell>
          <table:table-cell table:style-name="ce7" office:value-type="float" office:value="0.007546442" calcext:value-type="float">
            <text:p>7,55E-003</text:p>
          </table:table-cell>
          <table:table-cell table:style-name="ce7" office:value-type="float" office:value="0.5638793" calcext:value-type="float">
            <text:p>5,64E-001</text:p>
          </table:table-cell>
          <table:table-cell table:style-name="ce7" office:value-type="float" office:value="237.7107" calcext:value-type="float">
            <text:p>2,3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456454" calcext:value-type="float">
            <text:p>9,4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6223040471_config.csv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float" office:value="21775.37" calcext:value-type="float">
            <text:p>2,18E+004</text:p>
          </table:table-cell>
          <table:table-cell table:style-name="ce7" office:value-type="float" office:value="10.25353" calcext:value-type="float">
            <text:p>1,03E+001</text:p>
          </table:table-cell>
          <table:table-cell table:style-name="ce7" office:value-type="float" office:value="0.9193684" calcext:value-type="float">
            <text:p>9,19E-001</text:p>
          </table:table-cell>
          <table:table-cell table:style-name="ce7" office:value-type="float" office:value="0.02205947" calcext:value-type="float">
            <text:p>2,21E-002</text:p>
          </table:table-cell>
          <table:table-cell table:style-name="ce7" office:value-type="float" office:value="0.5264807" calcext:value-type="float">
            <text:p>5,26E-001</text:p>
          </table:table-cell>
          <table:table-cell table:style-name="ce7" office:value-type="float" office:value="361.9256" calcext:value-type="float">
            <text:p>3,62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477868" calcext:value-type="float">
            <text:p>9,48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1159428422_config.csv</text:p>
          </table:table-cell>
        </table:table-row>
        <table:table-row table:style-name="ro1">
          <table:table-cell office:value-type="string" calcext:value-type="string">
            <text:p>FL72</text:p>
          </table:table-cell>
          <table:table-cell office:value-type="float" office:value="6847.19372715929" calcext:value-type="float">
            <text:p>6847,1937271593</text:p>
          </table:table-cell>
          <table:table-cell office:value-type="float" office:value="8.9986533600037" calcext:value-type="float">
            <text:p>8,99865336</text:p>
          </table:table-cell>
          <table:table-cell office:value-type="float" office:value="0.96763088629881" calcext:value-type="float">
            <text:p>0,9676308863</text:p>
          </table:table-cell>
          <table:table-cell office:value-type="float" office:value="0.173858911583876" calcext:value-type="float">
            <text:p>0,1738589116</text:p>
          </table:table-cell>
          <table:table-cell office:value-type="float" office:value="0.600114306846063" calcext:value-type="float">
            <text:p>0,6001143068</text:p>
          </table:table-cell>
          <table:table-cell office:value-type="float" office:value="113.127732577711" calcext:value-type="float">
            <text:p>113,1277325777</text:p>
          </table:table-cell>
          <table:table-cell office:value-type="float" office:value="3" calcext:value-type="float">
            <text:p>3</text:p>
          </table:table-cell>
          <table:table-cell office:value-type="float" office:value="0.950883270765465" calcext:value-type="float">
            <text:p>0,9508832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71</text:p>
          </table:table-cell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7" office:value-type="float" office:value="54468.92" calcext:value-type="float">
            <text:p>5,45E+004</text:p>
          </table:table-cell>
          <table:table-cell table:style-name="ce7" office:value-type="float" office:value="9.411153" calcext:value-type="float">
            <text:p>9,41E+000</text:p>
          </table:table-cell>
          <table:table-cell table:style-name="ce7" office:value-type="float" office:value="0.8093388" calcext:value-type="float">
            <text:p>8,09E-001</text:p>
          </table:table-cell>
          <table:table-cell table:style-name="ce7" office:value-type="float" office:value="0.008862137" calcext:value-type="float">
            <text:p>8,86E-003</text:p>
          </table:table-cell>
          <table:table-cell table:style-name="ce7" office:value-type="float" office:value="0.4805026" calcext:value-type="float">
            <text:p>4,81E-001</text:p>
          </table:table-cell>
          <table:table-cell table:style-name="ce7" office:value-type="float" office:value="906.8163" calcext:value-type="float">
            <text:p>9,0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525155" calcext:value-type="float">
            <text:p>9,53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9280079903_config.csv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float" office:value="28499.69" calcext:value-type="float">
            <text:p>2,85E+004</text:p>
          </table:table-cell>
          <table:table-cell table:style-name="ce7" office:value-type="float" office:value="10.09405" calcext:value-type="float">
            <text:p>1,01E+001</text:p>
          </table:table-cell>
          <table:table-cell table:style-name="ce7" office:value-type="float" office:value="0.8831876" calcext:value-type="float">
            <text:p>8,83E-001</text:p>
          </table:table-cell>
          <table:table-cell table:style-name="ce7" office:value-type="float" office:value="0.01852205" calcext:value-type="float">
            <text:p>1,85E-002</text:p>
          </table:table-cell>
          <table:table-cell table:style-name="ce7" office:value-type="float" office:value="0.4991462" calcext:value-type="float">
            <text:p>4,99E-001</text:p>
          </table:table-cell>
          <table:table-cell table:style-name="ce7" office:value-type="float" office:value="473.9969" calcext:value-type="float">
            <text:p>4,74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525771" calcext:value-type="float">
            <text:p>9,53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3453456642_config.csv</text:p>
          </table:table-cell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7" office:value-type="float" office:value="70150.83" calcext:value-type="float">
            <text:p>7,02E+004</text:p>
          </table:table-cell>
          <table:table-cell table:style-name="ce7" office:value-type="float" office:value="2.219564" calcext:value-type="float">
            <text:p>2,22E+000</text:p>
          </table:table-cell>
          <table:table-cell table:style-name="ce7" office:value-type="float" office:value="0.392628" calcext:value-type="float">
            <text:p>3,93E-001</text:p>
          </table:table-cell>
          <table:table-cell table:style-name="ce7" office:value-type="float" office:value="0.01120061" calcext:value-type="float">
            <text:p>1,12E-002</text:p>
          </table:table-cell>
          <table:table-cell table:style-name="ce7" office:value-type="float" office:value="1.341261" calcext:value-type="float">
            <text:p>1,34E+000</text:p>
          </table:table-cell>
          <table:table-cell table:style-name="ce7" office:value-type="float" office:value="1168.181" calcext:value-type="float">
            <text:p>1,17E+003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628319" calcext:value-type="float">
            <text:p>9,63E-001</text:p>
          </table:table-cell>
          <table:table-cell table:style-name="ce7" office:value-type="float" office:value="3" calcext:value-type="float">
            <text:p>3,00E+000</text:p>
          </table:table-cell>
          <table:table-cell table:style-name="ce11" office:value-type="string" calcext:value-type="string">
            <text:p>18356937111_config.csv</text:p>
          </table:table-cell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7" office:value-type="float" office:value="16473.12" calcext:value-type="float">
            <text:p>1,65E+004</text:p>
          </table:table-cell>
          <table:table-cell table:style-name="ce7" office:value-type="float" office:value="9.914016" calcext:value-type="float">
            <text:p>9,91E+000</text:p>
          </table:table-cell>
          <table:table-cell table:style-name="ce7" office:value-type="float" office:value="0.9233507" calcext:value-type="float">
            <text:p>9,23E-001</text:p>
          </table:table-cell>
          <table:table-cell table:style-name="ce7" office:value-type="float" office:value="0.01537989" calcext:value-type="float">
            <text:p>1,54E-002</text:p>
          </table:table-cell>
          <table:table-cell table:style-name="ce7" office:value-type="float" office:value="0.5177079" calcext:value-type="float">
            <text:p>5,18E-001</text:p>
          </table:table-cell>
          <table:table-cell table:style-name="ce7" office:value-type="float" office:value="273.5557" calcext:value-type="float">
            <text:p>2,74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637015" calcext:value-type="float">
            <text:p>9,64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21452524641_config.csv</text:p>
          </table:table-cell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7" office:value-type="float" office:value="58952.75" calcext:value-type="float">
            <text:p>5,90E+004</text:p>
          </table:table-cell>
          <table:table-cell table:style-name="ce7" office:value-type="float" office:value="4.338902" calcext:value-type="float">
            <text:p>4,34E+000</text:p>
          </table:table-cell>
          <table:table-cell table:style-name="ce7" office:value-type="float" office:value="0.5175674" calcext:value-type="float">
            <text:p>5,18E-001</text:p>
          </table:table-cell>
          <table:table-cell table:style-name="ce7" office:value-type="float" office:value="0.01526004" calcext:value-type="float">
            <text:p>1,53E-002</text:p>
          </table:table-cell>
          <table:table-cell table:style-name="ce7" office:value-type="float" office:value="0.927565" calcext:value-type="float">
            <text:p>9,28E-001</text:p>
          </table:table-cell>
          <table:table-cell table:style-name="ce7" office:value-type="float" office:value="981.5464" calcext:value-type="float">
            <text:p>9,82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64998" calcext:value-type="float">
            <text:p>9,65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-5604635073_config.csv</text:p>
          </table:table-cell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7" office:value-type="float" office:value="19729.31" calcext:value-type="float">
            <text:p>1,97E+004</text:p>
          </table:table-cell>
          <table:table-cell table:style-name="ce7" office:value-type="float" office:value="10.44508" calcext:value-type="float">
            <text:p>1,04E+001</text:p>
          </table:table-cell>
          <table:table-cell table:style-name="ce7" office:value-type="float" office:value="0.9153999" calcext:value-type="float">
            <text:p>9,15E-001</text:p>
          </table:table-cell>
          <table:table-cell table:style-name="ce7" office:value-type="float" office:value="0.005168612" calcext:value-type="float">
            <text:p>5,17E-003</text:p>
          </table:table-cell>
          <table:table-cell table:style-name="ce7" office:value-type="float" office:value="0.5225903" calcext:value-type="float">
            <text:p>5,23E-001</text:p>
          </table:table-cell>
          <table:table-cell table:style-name="ce7" office:value-type="float" office:value="327.8251" calcext:value-type="float">
            <text:p>3,2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657215" calcext:value-type="float">
            <text:p>9,6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6784683073_config.csv</text:p>
          </table:table-cell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7" office:value-type="float" office:value="21978.84" calcext:value-type="float">
            <text:p>2,20E+004</text:p>
          </table:table-cell>
          <table:table-cell table:style-name="ce7" office:value-type="float" office:value="8.714897" calcext:value-type="float">
            <text:p>8,71E+000</text:p>
          </table:table-cell>
          <table:table-cell table:style-name="ce7" office:value-type="float" office:value="0.9172742" calcext:value-type="float">
            <text:p>9,17E-001</text:p>
          </table:table-cell>
          <table:table-cell table:style-name="ce7" office:value-type="float" office:value="0.01503028" calcext:value-type="float">
            <text:p>1,50E-002</text:p>
          </table:table-cell>
          <table:table-cell table:style-name="ce7" office:value-type="float" office:value="0.521823" calcext:value-type="float">
            <text:p>5,22E-001</text:p>
          </table:table-cell>
          <table:table-cell table:style-name="ce7" office:value-type="float" office:value="365.3166" calcext:value-type="float">
            <text:p>3,65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69275" calcext:value-type="float">
            <text:p>9,69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3934658461_config.csv</text:p>
          </table:table-cell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7" office:value-type="float" office:value="62825.45" calcext:value-type="float">
            <text:p>6,28E+004</text:p>
          </table:table-cell>
          <table:table-cell table:style-name="ce7" office:value-type="float" office:value="9.720514" calcext:value-type="float">
            <text:p>9,72E+000</text:p>
          </table:table-cell>
          <table:table-cell table:style-name="ce7" office:value-type="float" office:value="0.7996925" calcext:value-type="float">
            <text:p>8,00E-001</text:p>
          </table:table-cell>
          <table:table-cell table:style-name="ce7" office:value-type="float" office:value="0.005660666" calcext:value-type="float">
            <text:p>5,66E-003</text:p>
          </table:table-cell>
          <table:table-cell table:style-name="ce7" office:value-type="float" office:value="0.4605254" calcext:value-type="float">
            <text:p>4,61E-001</text:p>
          </table:table-cell>
          <table:table-cell table:style-name="ce7" office:value-type="float" office:value="1046.092" calcext:value-type="float">
            <text:p>1,05E+003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710097" calcext:value-type="float">
            <text:p>9,71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3738625282_config.csv</text:p>
          </table:table-cell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7" office:value-type="float" office:value="57679.46" calcext:value-type="float">
            <text:p>5,77E+004</text:p>
          </table:table-cell>
          <table:table-cell table:style-name="ce7" office:value-type="float" office:value="5.562206" calcext:value-type="float">
            <text:p>5,56E+000</text:p>
          </table:table-cell>
          <table:table-cell table:style-name="ce7" office:value-type="float" office:value="0.4549865" calcext:value-type="float">
            <text:p>4,55E-001</text:p>
          </table:table-cell>
          <table:table-cell table:style-name="ce7" office:value-type="float" office:value="0.0003037167" calcext:value-type="float">
            <text:p>3,04E-004</text:p>
          </table:table-cell>
          <table:table-cell table:style-name="ce7" office:value-type="float" office:value="0.9199205" calcext:value-type="float">
            <text:p>9,20E-001</text:p>
          </table:table-cell>
          <table:table-cell table:style-name="ce7" office:value-type="float" office:value="960.3249" calcext:value-type="float">
            <text:p>9,60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736889" calcext:value-type="float">
            <text:p>9,74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866941941_config.csv</text:p>
          </table:table-cell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7" office:value-type="float" office:value="47299.5" calcext:value-type="float">
            <text:p>4,73E+004</text:p>
          </table:table-cell>
          <table:table-cell table:style-name="ce7" office:value-type="float" office:value="4.029399" calcext:value-type="float">
            <text:p>4,03E+000</text:p>
          </table:table-cell>
          <table:table-cell table:style-name="ce7" office:value-type="float" office:value="0.5379133" calcext:value-type="float">
            <text:p>5,38E-001</text:p>
          </table:table-cell>
          <table:table-cell table:style-name="ce7" office:value-type="float" office:value="0.01989358" calcext:value-type="float">
            <text:p>1,99E-002</text:p>
          </table:table-cell>
          <table:table-cell table:style-name="ce7" office:value-type="float" office:value="0.8739658" calcext:value-type="float">
            <text:p>8,74E-001</text:p>
          </table:table-cell>
          <table:table-cell table:style-name="ce7" office:value-type="float" office:value="787.3256" calcext:value-type="float">
            <text:p>7,8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788945" calcext:value-type="float">
            <text:p>9,79E-001</text:p>
          </table:table-cell>
          <table:table-cell table:style-name="ce7" office:value-type="float" office:value="2" calcext:value-type="float">
            <text:p>2,00E+000</text:p>
          </table:table-cell>
          <table:table-cell table:style-name="ce11" office:value-type="string" calcext:value-type="string">
            <text:p>8799147322_config.csv</text:p>
          </table:table-cell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7" office:value-type="float" office:value="12232.33" calcext:value-type="float">
            <text:p>1,22E+004</text:p>
          </table:table-cell>
          <table:table-cell table:style-name="ce7" office:value-type="float" office:value="10.6799" calcext:value-type="float">
            <text:p>1,07E+001</text:p>
          </table:table-cell>
          <table:table-cell table:style-name="ce7" office:value-type="float" office:value="0.9613875" calcext:value-type="float">
            <text:p>9,61E-001</text:p>
          </table:table-cell>
          <table:table-cell table:style-name="ce7" office:value-type="float" office:value="0.02013363" calcext:value-type="float">
            <text:p>2,01E-002</text:p>
          </table:table-cell>
          <table:table-cell table:style-name="ce7" office:value-type="float" office:value="0.5206742" calcext:value-type="float">
            <text:p>5,21E-001</text:p>
          </table:table-cell>
          <table:table-cell table:style-name="ce7" office:value-type="float" office:value="202.8774" calcext:value-type="float">
            <text:p>2,03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906944" calcext:value-type="float">
            <text:p>9,91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5814156511_config.csv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7" office:value-type="float" office:value="20927.22" calcext:value-type="float">
            <text:p>2,09E+004</text:p>
          </table:table-cell>
          <table:table-cell table:style-name="ce7" office:value-type="float" office:value="10.17028" calcext:value-type="float">
            <text:p>1,02E+001</text:p>
          </table:table-cell>
          <table:table-cell table:style-name="ce7" office:value-type="float" office:value="0.9149479" calcext:value-type="float">
            <text:p>9,15E-001</text:p>
          </table:table-cell>
          <table:table-cell table:style-name="ce7" office:value-type="float" office:value="0.01036907" calcext:value-type="float">
            <text:p>1,04E-002</text:p>
          </table:table-cell>
          <table:table-cell table:style-name="ce7" office:value-type="float" office:value="0.4820561" calcext:value-type="float">
            <text:p>4,82E-001</text:p>
          </table:table-cell>
          <table:table-cell table:style-name="ce7" office:value-type="float" office:value="347.7901" calcext:value-type="float">
            <text:p>3,4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955755" calcext:value-type="float">
            <text:p>9,9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7964655302_config.csv</text:p>
          </table:table-cell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7" office:value-type="float" office:value="13581.97" calcext:value-type="float">
            <text:p>1,36E+004</text:p>
          </table:table-cell>
          <table:table-cell table:style-name="ce7" office:value-type="float" office:value="10.4879" calcext:value-type="float">
            <text:p>1,05E+001</text:p>
          </table:table-cell>
          <table:table-cell table:style-name="ce7" office:value-type="float" office:value="0.9536736" calcext:value-type="float">
            <text:p>9,54E-001</text:p>
          </table:table-cell>
          <table:table-cell table:style-name="ce7" office:value-type="float" office:value="0.006739704" calcext:value-type="float">
            <text:p>6,74E-003</text:p>
          </table:table-cell>
          <table:table-cell table:style-name="ce7" office:value-type="float" office:value="0.5188892" calcext:value-type="float">
            <text:p>5,19E-001</text:p>
          </table:table-cell>
          <table:table-cell table:style-name="ce7" office:value-type="float" office:value="225.371" calcext:value-type="float">
            <text:p>2,25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0.9963904" calcext:value-type="float">
            <text:p>9,96E-001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1532223111_config.csv</text:p>
          </table:table-cell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7" office:value-type="float" office:value="9771.368" calcext:value-type="float">
            <text:p>9,77E+003</text:p>
          </table:table-cell>
          <table:table-cell table:style-name="ce7" office:value-type="float" office:value="10.29529" calcext:value-type="float">
            <text:p>1,03E+001</text:p>
          </table:table-cell>
          <table:table-cell table:style-name="ce7" office:value-type="float" office:value="0.9679781" calcext:value-type="float">
            <text:p>9,68E-001</text:p>
          </table:table-cell>
          <table:table-cell table:style-name="ce7" office:value-type="float" office:value="0.006919621" calcext:value-type="float">
            <text:p>6,92E-003</text:p>
          </table:table-cell>
          <table:table-cell table:style-name="ce7" office:value-type="float" office:value="0.5235035" calcext:value-type="float">
            <text:p>5,24E-001</text:p>
          </table:table-cell>
          <table:table-cell table:style-name="ce7" office:value-type="float" office:value="161.8629" calcext:value-type="float">
            <text:p>1,62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1.003028" calcext:value-type="float">
            <text:p>1,00E+000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3288843812_config.csv</text:p>
          </table:table-cell>
        </table:table-row>
        <table:table-row table:style-name="ro1">
          <table:table-cell office:value-type="string" calcext:value-type="string">
            <text:p>FL105</text:p>
          </table:table-cell>
          <table:table-cell office:value-type="float" office:value="7604.10216146136" calcext:value-type="float">
            <text:p>7604,1021614614</text:p>
          </table:table-cell>
          <table:table-cell office:value-type="float" office:value="9.4435607041579" calcext:value-type="float">
            <text:p>9,4435607042</text:p>
          </table:table-cell>
          <table:table-cell office:value-type="float" office:value="0.97325600655391" calcext:value-type="float">
            <text:p>0,9732560066</text:p>
          </table:table-cell>
          <table:table-cell office:value-type="float" office:value="0.167332604588192" calcext:value-type="float">
            <text:p>0,1673326046</text:p>
          </table:table-cell>
          <table:table-cell office:value-type="float" office:value="0.535710515169617" calcext:value-type="float">
            <text:p>0,5357105152</text:p>
          </table:table-cell>
          <table:table-cell office:value-type="float" office:value="125.742801600711" calcext:value-type="float">
            <text:p>125,7428016007</text:p>
          </table:table-cell>
          <table:table-cell office:value-type="float" office:value="3" calcext:value-type="float">
            <text:p>3</text:p>
          </table:table-cell>
          <table:table-cell office:value-type="float" office:value="1.00646376468435" calcext:value-type="float">
            <text:p>1,00646376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04</text:p>
          </table:table-cell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7" office:value-type="float" office:value="17276.52" calcext:value-type="float">
            <text:p>1,73E+004</text:p>
          </table:table-cell>
          <table:table-cell table:style-name="ce7" office:value-type="float" office:value="10.39519" calcext:value-type="float">
            <text:p>1,04E+001</text:p>
          </table:table-cell>
          <table:table-cell table:style-name="ce7" office:value-type="float" office:value="0.9567505" calcext:value-type="float">
            <text:p>9,57E-001</text:p>
          </table:table-cell>
          <table:table-cell table:style-name="ce7" office:value-type="float" office:value="0.01303563" calcext:value-type="float">
            <text:p>1,30E-002</text:p>
          </table:table-cell>
          <table:table-cell table:style-name="ce7" office:value-type="float" office:value="0.5011556" calcext:value-type="float">
            <text:p>5,01E-001</text:p>
          </table:table-cell>
          <table:table-cell table:style-name="ce7" office:value-type="float" office:value="286.9458" calcext:value-type="float">
            <text:p>2,8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1.007722" calcext:value-type="float">
            <text:p>1,01E+000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3857270652_config.csv</text:p>
          </table:table-cell>
        </table:table-row>
        <table:table-row table:style-name="ro1">
          <table:table-cell office:value-type="string" calcext:value-type="string">
            <text:p>FL51</text:p>
          </table:table-cell>
          <table:table-cell office:value-type="float" office:value="7203.70074469459" calcext:value-type="float">
            <text:p>7203,7007446946</text:p>
          </table:table-cell>
          <table:table-cell office:value-type="float" office:value="8.72943912697546" calcext:value-type="float">
            <text:p>8,729439127</text:p>
          </table:table-cell>
          <table:table-cell office:value-type="float" office:value="0.979663138589055" calcext:value-type="float">
            <text:p>0,9796631386</text:p>
          </table:table-cell>
          <table:table-cell office:value-type="float" office:value="0.133274113153823" calcext:value-type="float">
            <text:p>0,1332741132</text:p>
          </table:table-cell>
          <table:table-cell office:value-type="float" office:value="0.467525739887039" calcext:value-type="float">
            <text:p>0,4675257399</text:p>
          </table:table-cell>
          <table:table-cell office:value-type="float" office:value="119.069976679681" calcext:value-type="float">
            <text:p>119,0699766797</text:p>
          </table:table-cell>
          <table:table-cell office:value-type="float" office:value="3" calcext:value-type="float">
            <text:p>3</text:p>
          </table:table-cell>
          <table:table-cell office:value-type="float" office:value="1.01716102800768" calcext:value-type="float">
            <text:p>1,017161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50</text:p>
          </table:table-cell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7" office:value-type="float" office:value="12134.68" calcext:value-type="float">
            <text:p>1,21E+004</text:p>
          </table:table-cell>
          <table:table-cell table:style-name="ce7" office:value-type="float" office:value="10.22403" calcext:value-type="float">
            <text:p>1,02E+001</text:p>
          </table:table-cell>
          <table:table-cell table:style-name="ce7" office:value-type="float" office:value="0.9590239" calcext:value-type="float">
            <text:p>9,59E-001</text:p>
          </table:table-cell>
          <table:table-cell table:style-name="ce7" office:value-type="float" office:value="0.004959108" calcext:value-type="float">
            <text:p>4,96E-003</text:p>
          </table:table-cell>
          <table:table-cell table:style-name="ce7" office:value-type="float" office:value="0.500087" calcext:value-type="float">
            <text:p>5,00E-001</text:p>
          </table:table-cell>
          <table:table-cell table:style-name="ce7" office:value-type="float" office:value="201.2502" calcext:value-type="float">
            <text:p>2,01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1.017894" calcext:value-type="float">
            <text:p>1,02E+000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255738002_config.csv</text:p>
          </table:table-cell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0098.78" calcext:value-type="float">
            <text:p>1,01E+004</text:p>
          </table:table-cell>
          <table:table-cell table:style-name="ce7" office:value-type="float" office:value="10.5865" calcext:value-type="float">
            <text:p>1,06E+001</text:p>
          </table:table-cell>
          <table:table-cell table:style-name="ce7" office:value-type="float" office:value="0.9703088" calcext:value-type="float">
            <text:p>9,70E-001</text:p>
          </table:table-cell>
          <table:table-cell table:style-name="ce7" office:value-type="float" office:value="0.006586701" calcext:value-type="float">
            <text:p>6,59E-003</text:p>
          </table:table-cell>
          <table:table-cell table:style-name="ce7" office:value-type="float" office:value="0.5068258" calcext:value-type="float">
            <text:p>5,07E-001</text:p>
          </table:table-cell>
          <table:table-cell table:style-name="ce7" office:value-type="float" office:value="167.3198" calcext:value-type="float">
            <text:p>1,67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1.021957" calcext:value-type="float">
            <text:p>1,02E+000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2235453813_config.csv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7" office:value-type="float" office:value="10293.95" calcext:value-type="float">
            <text:p>1,03E+004</text:p>
          </table:table-cell>
          <table:table-cell table:style-name="ce7" office:value-type="float" office:value="10.43698" calcext:value-type="float">
            <text:p>1,04E+001</text:p>
          </table:table-cell>
          <table:table-cell table:style-name="ce7" office:value-type="float" office:value="0.973142" calcext:value-type="float">
            <text:p>9,73E-001</text:p>
          </table:table-cell>
          <table:table-cell table:style-name="ce7" office:value-type="float" office:value="0.02242068" calcext:value-type="float">
            <text:p>2,24E-002</text:p>
          </table:table-cell>
          <table:table-cell table:style-name="ce7" office:value-type="float" office:value="0.4901735" calcext:value-type="float">
            <text:p>4,90E-001</text:p>
          </table:table-cell>
          <table:table-cell table:style-name="ce7" office:value-type="float" office:value="170.5723" calcext:value-type="float">
            <text:p>1,71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1.024184" calcext:value-type="float">
            <text:p>1,02E+000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18394125103_config.csv</text:p>
          </table:table-cell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7" office:value-type="float" office:value="8569.992" calcext:value-type="float">
            <text:p>8,57E+003</text:p>
          </table:table-cell>
          <table:table-cell table:style-name="ce7" office:value-type="float" office:value="10.50464" calcext:value-type="float">
            <text:p>1,05E+001</text:p>
          </table:table-cell>
          <table:table-cell table:style-name="ce7" office:value-type="float" office:value="0.9739889" calcext:value-type="float">
            <text:p>9,74E-001</text:p>
          </table:table-cell>
          <table:table-cell table:style-name="ce7" office:value-type="float" office:value="0.00983271" calcext:value-type="float">
            <text:p>9,83E-003</text:p>
          </table:table-cell>
          <table:table-cell table:style-name="ce7" office:value-type="float" office:value="0.5020654" calcext:value-type="float">
            <text:p>5,02E-001</text:p>
          </table:table-cell>
          <table:table-cell table:style-name="ce7" office:value-type="float" office:value="141.8412" calcext:value-type="float">
            <text:p>1,42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1.025322" calcext:value-type="float">
            <text:p>1,03E+000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20926881113_config.csv</text:p>
          </table:table-cell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7" office:value-type="float" office:value="13143.98" calcext:value-type="float">
            <text:p>1,31E+004</text:p>
          </table:table-cell>
          <table:table-cell table:style-name="ce7" office:value-type="float" office:value="10.6525" calcext:value-type="float">
            <text:p>1,07E+001</text:p>
          </table:table-cell>
          <table:table-cell table:style-name="ce7" office:value-type="float" office:value="0.9633671" calcext:value-type="float">
            <text:p>9,63E-001</text:p>
          </table:table-cell>
          <table:table-cell table:style-name="ce7" office:value-type="float" office:value="0.01204426" calcext:value-type="float">
            <text:p>1,20E-002</text:p>
          </table:table-cell>
          <table:table-cell table:style-name="ce7" office:value-type="float" office:value="0.4797697" calcext:value-type="float">
            <text:p>4,80E-001</text:p>
          </table:table-cell>
          <table:table-cell table:style-name="ce7" office:value-type="float" office:value="218.0717" calcext:value-type="float">
            <text:p>2,18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1.035178" calcext:value-type="float">
            <text:p>1,04E+000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14539866801_config.csv</text:p>
          </table:table-cell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7" office:value-type="float" office:value="10787.95" calcext:value-type="float">
            <text:p>1,08E+004</text:p>
          </table:table-cell>
          <table:table-cell table:style-name="ce7" office:value-type="float" office:value="10.4818" calcext:value-type="float">
            <text:p>1,05E+001</text:p>
          </table:table-cell>
          <table:table-cell table:style-name="ce7" office:value-type="float" office:value="0.972744" calcext:value-type="float">
            <text:p>9,73E-001</text:p>
          </table:table-cell>
          <table:table-cell table:style-name="ce7" office:value-type="float" office:value="0.004727654" calcext:value-type="float">
            <text:p>4,73E-003</text:p>
          </table:table-cell>
          <table:table-cell table:style-name="ce7" office:value-type="float" office:value="0.4891301" calcext:value-type="float">
            <text:p>4,89E-001</text:p>
          </table:table-cell>
          <table:table-cell table:style-name="ce7" office:value-type="float" office:value="178.8056" calcext:value-type="float">
            <text:p>1,79E+002</text:p>
          </table:table-cell>
          <table:table-cell table:style-name="ce7" office:value-type="float" office:value="3" calcext:value-type="float">
            <text:p>3,00E+000</text:p>
          </table:table-cell>
          <table:table-cell table:style-name="ce7" office:value-type="float" office:value="1.040678" calcext:value-type="float">
            <text:p>1,04E+000</text:p>
          </table:table-cell>
          <table:table-cell table:style-name="ce7" office:value-type="float" office:value="1" calcext:value-type="float">
            <text:p>1,00E+000</text:p>
          </table:table-cell>
          <table:table-cell table:style-name="ce11" office:value-type="string" calcext:value-type="string">
            <text:p>-50236341_config.csv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8" office:value-type="float" office:value="73156.9" calcext:value-type="float">
            <text:p>7,32E+004</text:p>
          </table:table-cell>
          <table:table-cell table:style-name="ce8" office:value-type="float" office:value="1.260111" calcext:value-type="float">
            <text:p>1,26E+000</text:p>
          </table:table-cell>
          <table:table-cell table:style-name="ce8" office:value-type="float" office:value="0.3418763" calcext:value-type="float">
            <text:p>3,42E-001</text:p>
          </table:table-cell>
          <table:table-cell table:style-name="ce8" office:value-type="float" office:value="0.008478424" calcext:value-type="float">
            <text:p>8,48E-003</text:p>
          </table:table-cell>
          <table:table-cell table:style-name="ce8" office:value-type="float" office:value="1.590684" calcext:value-type="float">
            <text:p>1,59E+000</text:p>
          </table:table-cell>
          <table:table-cell table:style-name="ce8" office:value-type="float" office:value="1218.282" calcext:value-type="float">
            <text:p>1,22E+003</text:p>
          </table:table-cell>
          <table:table-cell table:style-name="ce8" office:value-type="float" office:value="3" calcext:value-type="float">
            <text:p>3,00E+000</text:p>
          </table:table-cell>
          <table:table-cell table:style-name="ce8" office:value-type="float" office:value="1.041828" calcext:value-type="float">
            <text:p>1,04E+000</text:p>
          </table:table-cell>
          <table:table-cell table:style-name="ce8" office:value-type="float" office:value="3" calcext:value-type="float">
            <text:p>3,00E+000</text:p>
          </table:table-cell>
          <table:table-cell table:style-name="ce12" office:value-type="string" calcext:value-type="string">
            <text:p>-1879355941_config.csv</text:p>
          </table:table-cell>
        </table:table-row>
        <table:table-row table:style-name="ro1">
          <table:table-cell office:value-type="string" calcext:value-type="string">
            <text:p>FL68</text:p>
          </table:table-cell>
          <table:table-cell office:value-type="float" office:value="7672.3594514085" calcext:value-type="float">
            <text:p>7672,3594514085</text:p>
          </table:table-cell>
          <table:table-cell office:value-type="float" office:value="9.79477437025571" calcext:value-type="float">
            <text:p>9,7947743703</text:p>
          </table:table-cell>
          <table:table-cell office:value-type="float" office:value="0.979380632203447" calcext:value-type="float">
            <text:p>0,9793806322</text:p>
          </table:table-cell>
          <table:table-cell office:value-type="float" office:value="0.139233941572908" calcext:value-type="float">
            <text:p>0,1392339416</text:p>
          </table:table-cell>
          <table:table-cell office:value-type="float" office:value="0.462539584440806" calcext:value-type="float">
            <text:p>0,4625395844</text:p>
          </table:table-cell>
          <table:table-cell office:value-type="float" office:value="126.880960892236" calcext:value-type="float">
            <text:p>126,8809608922</text:p>
          </table:table-cell>
          <table:table-cell office:value-type="float" office:value="3" calcext:value-type="float">
            <text:p>3</text:p>
          </table:table-cell>
          <table:table-cell office:value-type="float" office:value="1.04707006206122" calcext:value-type="float">
            <text:p>1,0470700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67</text:p>
          </table:table-cell>
        </table:table-row>
        <table:table-row table:style-name="ro1">
          <table:table-cell office:value-type="string" calcext:value-type="string">
            <text:p>FL32</text:p>
          </table:table-cell>
          <table:table-cell office:value-type="float" office:value="7257.27620210455" calcext:value-type="float">
            <text:p>7257,2762021046</text:p>
          </table:table-cell>
          <table:table-cell office:value-type="float" office:value="9.27319311602126" calcext:value-type="float">
            <text:p>9,273193116</text:p>
          </table:table-cell>
          <table:table-cell office:value-type="float" office:value="0.979543221441561" calcext:value-type="float">
            <text:p>0,9795432214</text:p>
          </table:table-cell>
          <table:table-cell office:value-type="float" office:value="0.168373435109077" calcext:value-type="float">
            <text:p>0,1683734351</text:p>
          </table:table-cell>
          <table:table-cell office:value-type="float" office:value="0.467814252689617" calcext:value-type="float">
            <text:p>0,4678142527</text:p>
          </table:table-cell>
          <table:table-cell office:value-type="float" office:value="119.963419444524" calcext:value-type="float">
            <text:p>119,9634194445</text:p>
          </table:table-cell>
          <table:table-cell office:value-type="float" office:value="3" calcext:value-type="float">
            <text:p>3</text:p>
          </table:table-cell>
          <table:table-cell office:value-type="float" office:value="1.06776165658394" calcext:value-type="float">
            <text:p>1,0677616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31</text:p>
          </table:table-cell>
        </table:table-row>
        <table:table-row table:style-name="ro3">
          <table:table-cell table:style-name="ce4" office:value-type="float" office:value="158" calcext:value-type="float">
            <text:p>158</text:p>
          </table:table-cell>
          <table:table-cell table:style-name="ce8" office:value-type="float" office:value="17019.72" calcext:value-type="float">
            <text:p>1,70E+004</text:p>
          </table:table-cell>
          <table:table-cell table:style-name="ce8" office:value-type="float" office:value="10.65181" calcext:value-type="float">
            <text:p>1,07E+001</text:p>
          </table:table-cell>
          <table:table-cell table:style-name="ce8" office:value-type="float" office:value="0.9467499" calcext:value-type="float">
            <text:p>9,47E-001</text:p>
          </table:table-cell>
          <table:table-cell table:style-name="ce8" office:value-type="float" office:value="0.007835993" calcext:value-type="float">
            <text:p>7,84E-003</text:p>
          </table:table-cell>
          <table:table-cell table:style-name="ce8" office:value-type="float" office:value="0.4162847" calcext:value-type="float">
            <text:p>4,16E-001</text:p>
          </table:table-cell>
          <table:table-cell table:style-name="ce8" office:value-type="float" office:value="282.6663" calcext:value-type="float">
            <text:p>2,83E+002</text:p>
          </table:table-cell>
          <table:table-cell table:style-name="ce8" office:value-type="float" office:value="3" calcext:value-type="float">
            <text:p>3,00E+000</text:p>
          </table:table-cell>
          <table:table-cell table:style-name="ce8" office:value-type="float" office:value="1.083338" calcext:value-type="float">
            <text:p>1,08E+000</text:p>
          </table:table-cell>
          <table:table-cell table:style-name="ce8" office:value-type="float" office:value="1" calcext:value-type="float">
            <text:p>1,00E+000</text:p>
          </table:table-cell>
          <table:table-cell table:style-name="ce12" office:value-type="string" calcext:value-type="string">
            <text:p>6435306151_config.csv</text:p>
          </table:table-cell>
        </table:table-row>
        <table:table-row table:style-name="ro3">
          <table:table-cell table:style-name="ce4" office:value-type="float" office:value="144" calcext:value-type="float">
            <text:p>144</text:p>
          </table:table-cell>
          <table:table-cell table:style-name="ce8" office:value-type="float" office:value="13723.56" calcext:value-type="float">
            <text:p>1,37E+004</text:p>
          </table:table-cell>
          <table:table-cell table:style-name="ce8" office:value-type="float" office:value="10.58758" calcext:value-type="float">
            <text:p>1,06E+001</text:p>
          </table:table-cell>
          <table:table-cell table:style-name="ce8" office:value-type="float" office:value="0.9656163" calcext:value-type="float">
            <text:p>9,66E-001</text:p>
          </table:table-cell>
          <table:table-cell table:style-name="ce8" office:value-type="float" office:value="0.01041678" calcext:value-type="float">
            <text:p>1,04E-002</text:p>
          </table:table-cell>
          <table:table-cell table:style-name="ce8" office:value-type="float" office:value="0.4262984" calcext:value-type="float">
            <text:p>4,26E-001</text:p>
          </table:table-cell>
          <table:table-cell table:style-name="ce8" office:value-type="float" office:value="227.7314" calcext:value-type="float">
            <text:p>2,28E+002</text:p>
          </table:table-cell>
          <table:table-cell table:style-name="ce8" office:value-type="float" office:value="3" calcext:value-type="float">
            <text:p>3,00E+000</text:p>
          </table:table-cell>
          <table:table-cell table:style-name="ce8" office:value-type="float" office:value="1.085643" calcext:value-type="float">
            <text:p>1,09E+000</text:p>
          </table:table-cell>
          <table:table-cell table:style-name="ce8" office:value-type="float" office:value="1" calcext:value-type="float">
            <text:p>1,00E+000</text:p>
          </table:table-cell>
          <table:table-cell table:style-name="ce12" office:value-type="string" calcext:value-type="string">
            <text:p>21276310431_config.csv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float" office:value="8588.23402113438" calcext:value-type="float">
            <text:p>8588,2340211344</text:p>
          </table:table-cell>
          <table:table-cell office:value-type="float" office:value="9.82316299988798" calcext:value-type="float">
            <text:p>9,8231629999</text:p>
          </table:table-cell>
          <table:table-cell office:value-type="float" office:value="0.979618440894402" calcext:value-type="float">
            <text:p>0,9796184409</text:p>
          </table:table-cell>
          <table:table-cell office:value-type="float" office:value="0.119076005208663" calcext:value-type="float">
            <text:p>0,1190760052</text:p>
          </table:table-cell>
          <table:table-cell office:value-type="float" office:value="0.403359087301588" calcext:value-type="float">
            <text:p>0,4033590873</text:p>
          </table:table-cell>
          <table:table-cell office:value-type="float" office:value="142.14508329405" calcext:value-type="float">
            <text:p>142,1450832941</text:p>
          </table:table-cell>
          <table:table-cell office:value-type="float" office:value="3" calcext:value-type="float">
            <text:p>3</text:p>
          </table:table-cell>
          <table:table-cell office:value-type="float" office:value="1.08783174131375" calcext:value-type="float">
            <text:p>1,0878317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2</text:p>
          </table:table-cell>
        </table:table-row>
        <table:table-row table:style-name="ro3">
          <table:table-cell table:style-name="ce4" office:value-type="float" office:value="170" calcext:value-type="float">
            <text:p>170</text:p>
          </table:table-cell>
          <table:table-cell table:style-name="ce8" office:value-type="float" office:value="98925.84" calcext:value-type="float">
            <text:p>9,89E+004</text:p>
          </table:table-cell>
          <table:table-cell table:style-name="ce8" office:value-type="float" office:value="2.26295" calcext:value-type="float">
            <text:p>2,26E+000</text:p>
          </table:table-cell>
          <table:table-cell table:style-name="ce8" office:value-type="float" office:value="0.3733144" calcext:value-type="float">
            <text:p>3,73E-001</text:p>
          </table:table-cell>
          <table:table-cell table:style-name="ce8" office:value-type="float" office:value="0.006338993" calcext:value-type="float">
            <text:p>6,34E-003</text:p>
          </table:table-cell>
          <table:table-cell table:style-name="ce8" office:value-type="float" office:value="1.121395" calcext:value-type="float">
            <text:p>1,12E+000</text:p>
          </table:table-cell>
          <table:table-cell table:style-name="ce8" office:value-type="float" office:value="1647.764" calcext:value-type="float">
            <text:p>1,65E+003</text:p>
          </table:table-cell>
          <table:table-cell table:style-name="ce8" office:value-type="float" office:value="3" calcext:value-type="float">
            <text:p>3,00E+000</text:p>
          </table:table-cell>
          <table:table-cell table:style-name="ce8" office:value-type="float" office:value="1.09508" calcext:value-type="float">
            <text:p>1,10E+000</text:p>
          </table:table-cell>
          <table:table-cell table:style-name="ce8" office:value-type="float" office:value="3" calcext:value-type="float">
            <text:p>3,00E+000</text:p>
          </table:table-cell>
          <table:table-cell table:style-name="ce12" office:value-type="string" calcext:value-type="string">
            <text:p>8742228911_config.csv</text:p>
          </table:table-cell>
        </table:table-row>
        <table:table-row table:style-name="ro3">
          <table:table-cell table:style-name="ce4" office:value-type="float" office:value="145" calcext:value-type="float">
            <text:p>145</text:p>
          </table:table-cell>
          <table:table-cell table:style-name="ce8" office:value-type="float" office:value="78905.94" calcext:value-type="float">
            <text:p>7,89E+004</text:p>
          </table:table-cell>
          <table:table-cell table:style-name="ce8" office:value-type="float" office:value="4.40375" calcext:value-type="float">
            <text:p>4,40E+000</text:p>
          </table:table-cell>
          <table:table-cell table:style-name="ce8" office:value-type="float" office:value="0.363168" calcext:value-type="float">
            <text:p>3,63E-001</text:p>
          </table:table-cell>
          <table:table-cell table:style-name="ce8" office:value-type="float" office:value="0.001001302" calcext:value-type="float">
            <text:p>1,00E-003</text:p>
          </table:table-cell>
          <table:table-cell table:style-name="ce8" office:value-type="float" office:value="1.008034" calcext:value-type="float">
            <text:p>1,01E+000</text:p>
          </table:table-cell>
          <table:table-cell table:style-name="ce8" office:value-type="float" office:value="1314.099" calcext:value-type="float">
            <text:p>1,31E+003</text:p>
          </table:table-cell>
          <table:table-cell table:style-name="ce8" office:value-type="float" office:value="3" calcext:value-type="float">
            <text:p>3,00E+000</text:p>
          </table:table-cell>
          <table:table-cell table:style-name="ce8" office:value-type="float" office:value="1.103391" calcext:value-type="float">
            <text:p>1,10E+000</text:p>
          </table:table-cell>
          <table:table-cell table:style-name="ce8" office:value-type="float" office:value="3" calcext:value-type="float">
            <text:p>3,00E+000</text:p>
          </table:table-cell>
          <table:table-cell table:style-name="ce12" office:value-type="string" calcext:value-type="string">
            <text:p>21329614002_config.csv</text:p>
          </table:table-cell>
        </table:table-row>
        <table:table-row table:style-name="ro1">
          <table:table-cell office:value-type="string" calcext:value-type="string">
            <text:p>FL77</text:p>
          </table:table-cell>
          <table:table-cell office:value-type="string" calcext:value-type="string">
            <text:p>NA</text:p>
          </table:table-cell>
          <table:table-cell office:value-type="float" office:value="9.14771466082503" calcext:value-type="float">
            <text:p>9,1477146608</text:p>
          </table:table-cell>
          <table:table-cell office:value-type="float" office:value="0.980773984151345" calcext:value-type="float">
            <text:p>0,9807739842</text:p>
          </table:table-cell>
          <table:table-cell office:value-type="float" office:value="0.179656433821459" calcext:value-type="float">
            <text:p>0,1796564338</text:p>
          </table:table-cell>
          <table:table-cell office:value-type="float" office:value="0.446866600670696" calcext:value-type="float">
            <text:p>0,4468666007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10380746113573" calcext:value-type="float">
            <text:p>1,1038074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76</text:p>
          </table:table-cell>
        </table:table-row>
        <table:table-row table:style-name="ro1">
          <table:table-cell office:value-type="string" calcext:value-type="string">
            <text:p>FL99</text:p>
          </table:table-cell>
          <table:table-cell office:value-type="string" calcext:value-type="string">
            <text:p>NA</text:p>
          </table:table-cell>
          <table:table-cell office:value-type="float" office:value="9.39932559212494" calcext:value-type="float">
            <text:p>9,3993255921</text:p>
          </table:table-cell>
          <table:table-cell office:value-type="float" office:value="0.98214554874414" calcext:value-type="float">
            <text:p>0,9821455487</text:p>
          </table:table-cell>
          <table:table-cell office:value-type="float" office:value="0.172704506709299" calcext:value-type="float">
            <text:p>0,1727045067</text:p>
          </table:table-cell>
          <table:table-cell office:value-type="float" office:value="0.431613326657387" calcext:value-type="float">
            <text:p>0,4316133267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11050659024383" calcext:value-type="float">
            <text:p>1,1105065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98</text:p>
          </table:table-cell>
        </table:table-row>
        <table:table-row table:style-name="ro1">
          <table:table-cell office:value-type="string" calcext:value-type="string">
            <text:p>FL5</text:p>
          </table:table-cell>
          <table:table-cell office:value-type="string" calcext:value-type="string">
            <text:p>NA</text:p>
          </table:table-cell>
          <table:table-cell office:value-type="float" office:value="9.4630169700122" calcext:value-type="float">
            <text:p>9,46301697</text:p>
          </table:table-cell>
          <table:table-cell office:value-type="float" office:value="0.983864757404139" calcext:value-type="float">
            <text:p>0,9838647574</text:p>
          </table:table-cell>
          <table:table-cell office:value-type="float" office:value="0.171718365398615" calcext:value-type="float">
            <text:p>0,1717183654</text:p>
          </table:table-cell>
          <table:table-cell office:value-type="float" office:value="0.41183197338377" calcext:value-type="float">
            <text:p>0,4118319734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12859788443503" calcext:value-type="float">
            <text:p>1,128597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4</text:p>
          </table:table-cell>
        </table:table-row>
        <table:table-row table:style-name="ro1">
          <table:table-cell office:value-type="string" calcext:value-type="string">
            <text:p>FL11</text:p>
          </table:table-cell>
          <table:table-cell office:value-type="string" calcext:value-type="string">
            <text:p>NA</text:p>
          </table:table-cell>
          <table:table-cell office:value-type="float" office:value="10.0373457349419" calcext:value-type="float">
            <text:p>10,0373457349</text:p>
          </table:table-cell>
          <table:table-cell office:value-type="float" office:value="0.985276540152262" calcext:value-type="float">
            <text:p>0,9852765402</text:p>
          </table:table-cell>
          <table:table-cell office:value-type="float" office:value="0.155451920224128" calcext:value-type="float">
            <text:p>0,1554519202</text:p>
          </table:table-cell>
          <table:table-cell office:value-type="float" office:value="0.393025005404402" calcext:value-type="float">
            <text:p>0,3930250054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13711785324132" calcext:value-type="float">
            <text:p>1,1371178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0</text:p>
          </table:table-cell>
        </table:table-row>
        <table:table-row table:style-name="ro1">
          <table:table-cell office:value-type="string" calcext:value-type="string">
            <text:p>FL10</text:p>
          </table:table-cell>
          <table:table-cell office:value-type="float" office:value="6711.99729452101" calcext:value-type="float">
            <text:p>6711,997294521</text:p>
          </table:table-cell>
          <table:table-cell office:value-type="float" office:value="9.52312375137711" calcext:value-type="float">
            <text:p>9,5231237514</text:p>
          </table:table-cell>
          <table:table-cell office:value-type="float" office:value="0.98494933448603" calcext:value-type="float">
            <text:p>0,9849493345</text:p>
          </table:table-cell>
          <table:table-cell office:value-type="float" office:value="0.167905102798236" calcext:value-type="float">
            <text:p>0,1679051028</text:p>
          </table:table-cell>
          <table:table-cell office:value-type="float" office:value="0.395574533179899" calcext:value-type="float">
            <text:p>0,3955745332</text:p>
          </table:table-cell>
          <table:table-cell office:value-type="float" office:value="110.877154144409" calcext:value-type="float">
            <text:p>110,8771541444</text:p>
          </table:table-cell>
          <table:table-cell office:value-type="float" office:value="3" calcext:value-type="float">
            <text:p>3</text:p>
          </table:table-cell>
          <table:table-cell office:value-type="float" office:value="1.13895638591276" calcext:value-type="float">
            <text:p>1,13895638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9</text:p>
          </table:table-cell>
        </table:table-row>
        <table:table-row table:style-name="ro1">
          <table:table-cell office:value-type="string" calcext:value-type="string">
            <text:p>FL15</text:p>
          </table:table-cell>
          <table:table-cell office:value-type="float" office:value="7120.52899582014" calcext:value-type="float">
            <text:p>7120,5289958201</text:p>
          </table:table-cell>
          <table:table-cell office:value-type="float" office:value="9.71184378403604" calcext:value-type="float">
            <text:p>9,711843784</text:p>
          </table:table-cell>
          <table:table-cell office:value-type="float" office:value="0.986663989372411" calcext:value-type="float">
            <text:p>0,9866639894</text:p>
          </table:table-cell>
          <table:table-cell office:value-type="float" office:value="0.142565262590115" calcext:value-type="float">
            <text:p>0,1425652626</text:p>
          </table:table-cell>
          <table:table-cell office:value-type="float" office:value="0.366004327255322" calcext:value-type="float">
            <text:p>0,3660043273</text:p>
          </table:table-cell>
          <table:table-cell office:value-type="float" office:value="117.68554789643" calcext:value-type="float">
            <text:p>117,6855478964</text:p>
          </table:table-cell>
          <table:table-cell office:value-type="float" office:value="3" calcext:value-type="float">
            <text:p>3</text:p>
          </table:table-cell>
          <table:table-cell office:value-type="float" office:value="1.14000154091114" calcext:value-type="float">
            <text:p>1,1400015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4</text:p>
          </table:table-cell>
        </table:table-row>
        <table:table-row table:style-name="ro1">
          <table:table-cell office:value-type="string" calcext:value-type="string">
            <text:p>FL13</text:p>
          </table:table-cell>
          <table:table-cell office:value-type="float" office:value="7486.62242183421" calcext:value-type="float">
            <text:p>7486,6224218342</text:p>
          </table:table-cell>
          <table:table-cell office:value-type="float" office:value="9.44140372508847" calcext:value-type="float">
            <text:p>9,4414037251</text:p>
          </table:table-cell>
          <table:table-cell office:value-type="float" office:value="0.987585115115137" calcext:value-type="float">
            <text:p>0,9875851151</text:p>
          </table:table-cell>
          <table:table-cell office:value-type="float" office:value="0.142229786214232" calcext:value-type="float">
            <text:p>0,1422297862</text:p>
          </table:table-cell>
          <table:table-cell office:value-type="float" office:value="0.347598560170461" calcext:value-type="float">
            <text:p>0,3475985602</text:p>
          </table:table-cell>
          <table:table-cell office:value-type="float" office:value="123.786692202748" calcext:value-type="float">
            <text:p>123,7866922027</text:p>
          </table:table-cell>
          <table:table-cell office:value-type="float" office:value="3" calcext:value-type="float">
            <text:p>3</text:p>
          </table:table-cell>
          <table:table-cell office:value-type="float" office:value="1.15123783890037" calcext:value-type="float">
            <text:p>1,1512378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2</text:p>
          </table:table-cell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8" office:value-type="float" office:value="83307.48" calcext:value-type="float">
            <text:p>8,33E+004</text:p>
          </table:table-cell>
          <table:table-cell table:style-name="ce8" office:value-type="float" office:value="3.946366" calcext:value-type="float">
            <text:p>3,95E+000</text:p>
          </table:table-cell>
          <table:table-cell table:style-name="ce8" office:value-type="float" office:value="0.3605754" calcext:value-type="float">
            <text:p>3,61E-001</text:p>
          </table:table-cell>
          <table:table-cell table:style-name="ce8" office:value-type="float" office:value="0.0004009527" calcext:value-type="float">
            <text:p>4,01E-004</text:p>
          </table:table-cell>
          <table:table-cell table:style-name="ce8" office:value-type="float" office:value="0.9290534" calcext:value-type="float">
            <text:p>9,29E-001</text:p>
          </table:table-cell>
          <table:table-cell table:style-name="ce8" office:value-type="float" office:value="1387.459" calcext:value-type="float">
            <text:p>1,39E+003</text:p>
          </table:table-cell>
          <table:table-cell table:style-name="ce8" office:value-type="float" office:value="3" calcext:value-type="float">
            <text:p>3,00E+000</text:p>
          </table:table-cell>
          <table:table-cell table:style-name="ce8" office:value-type="float" office:value="1.170082" calcext:value-type="float">
            <text:p>1,17E+000</text:p>
          </table:table-cell>
          <table:table-cell table:style-name="ce8" office:value-type="float" office:value="3" calcext:value-type="float">
            <text:p>3,00E+000</text:p>
          </table:table-cell>
          <table:table-cell table:style-name="ce12" office:value-type="string" calcext:value-type="string">
            <text:p>-18331011491_config.csv</text:p>
          </table:table-cell>
        </table:table-row>
        <table:table-row table:style-name="ro1">
          <table:table-cell office:value-type="string" calcext:value-type="string">
            <text:p>FL25</text:p>
          </table:table-cell>
          <table:table-cell office:value-type="string" calcext:value-type="string">
            <text:p>NA</text:p>
          </table:table-cell>
          <table:table-cell office:value-type="float" office:value="8.95265195304333" calcext:value-type="float">
            <text:p>8,952651953</text:p>
          </table:table-cell>
          <table:table-cell office:value-type="float" office:value="0.990129574960775" calcext:value-type="float">
            <text:p>0,990129575</text:p>
          </table:table-cell>
          <table:table-cell office:value-type="float" office:value="0.147361096606134" calcext:value-type="float">
            <text:p>0,1473610966</text:p>
          </table:table-cell>
          <table:table-cell office:value-type="float" office:value="0.321064458355544" calcext:value-type="float">
            <text:p>0,3210644584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17428964193694" calcext:value-type="float">
            <text:p>1,1742896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24</text:p>
          </table:table-cell>
        </table:table-row>
        <table:table-row table:style-name="ro1">
          <table:table-cell office:value-type="string" calcext:value-type="string">
            <text:p>FL4</text:p>
          </table:table-cell>
          <table:table-cell office:value-type="string" calcext:value-type="string">
            <text:p>NA</text:p>
          </table:table-cell>
          <table:table-cell office:value-type="float" office:value="9.59539344662809" calcext:value-type="float">
            <text:p>9,5953934466</text:p>
          </table:table-cell>
          <table:table-cell office:value-type="float" office:value="0.989176795905882" calcext:value-type="float">
            <text:p>0,9891767959</text:p>
          </table:table-cell>
          <table:table-cell office:value-type="float" office:value="0.171162413919487" calcext:value-type="float">
            <text:p>0,1711624139</text:p>
          </table:table-cell>
          <table:table-cell office:value-type="float" office:value="0.336543383473789" calcext:value-type="float">
            <text:p>0,3365433835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20019317130226" calcext:value-type="float">
            <text:p>1,2001931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3</text:p>
          </table:table-cell>
        </table:table-row>
        <table:table-row table:style-name="ro1">
          <table:table-cell office:value-type="string" calcext:value-type="string">
            <text:p>FL106</text:p>
          </table:table-cell>
          <table:table-cell office:value-type="float" office:value="8149.93961994026" calcext:value-type="float">
            <text:p>8149,9396199403</text:p>
          </table:table-cell>
          <table:table-cell office:value-type="float" office:value="10.3480429378846" calcext:value-type="float">
            <text:p>10,3480429379</text:p>
          </table:table-cell>
          <table:table-cell office:value-type="float" office:value="0.991090863918932" calcext:value-type="float">
            <text:p>0,9910908639</text:p>
          </table:table-cell>
          <table:table-cell office:value-type="float" office:value="0.0884591209498613" calcext:value-type="float">
            <text:p>0,0884591209</text:p>
          </table:table-cell>
          <table:table-cell office:value-type="float" office:value="0.291876919974395" calcext:value-type="float">
            <text:p>0,29187692</text:p>
          </table:table-cell>
          <table:table-cell office:value-type="float" office:value="134.842044177699" calcext:value-type="float">
            <text:p>134,8420441777</text:p>
          </table:table-cell>
          <table:table-cell office:value-type="float" office:value="3" calcext:value-type="float">
            <text:p>3</text:p>
          </table:table-cell>
          <table:table-cell office:value-type="float" office:value="1.20974163828724" calcext:value-type="float">
            <text:p>1,2097416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05</text:p>
          </table:table-cell>
        </table:table-row>
        <table:table-row table:style-name="ro1">
          <table:table-cell office:value-type="string" calcext:value-type="string">
            <text:p>FL74</text:p>
          </table:table-cell>
          <table:table-cell office:value-type="string" calcext:value-type="string">
            <text:p>NA</text:p>
          </table:table-cell>
          <table:table-cell office:value-type="float" office:value="9.47097272713223" calcext:value-type="float">
            <text:p>9,4709727271</text:p>
          </table:table-cell>
          <table:table-cell office:value-type="float" office:value="0.990057768198026" calcext:value-type="float">
            <text:p>0,9900577682</text:p>
          </table:table-cell>
          <table:table-cell office:value-type="float" office:value="0.175016213486956" calcext:value-type="float">
            <text:p>0,1750162135</text:p>
          </table:table-cell>
          <table:table-cell office:value-type="float" office:value="0.321530344289067" calcext:value-type="float">
            <text:p>0,3215303443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21740674730507" calcext:value-type="float">
            <text:p>1,21740674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73</text:p>
          </table:table-cell>
        </table:table-row>
        <table:table-row table:style-name="ro1">
          <table:table-cell office:value-type="string" calcext:value-type="string">
            <text:p>FL43</text:p>
          </table:table-cell>
          <table:table-cell office:value-type="string" calcext:value-type="string">
            <text:p>NA</text:p>
          </table:table-cell>
          <table:table-cell office:value-type="float" office:value="9.76217003939759" calcext:value-type="float">
            <text:p>9,7621700394</text:p>
          </table:table-cell>
          <table:table-cell office:value-type="float" office:value="0.990895456086753" calcext:value-type="float">
            <text:p>0,9908954561</text:p>
          </table:table-cell>
          <table:table-cell office:value-type="float" office:value="0.169606496071079" calcext:value-type="float">
            <text:p>0,1696064961</text:p>
          </table:table-cell>
          <table:table-cell office:value-type="float" office:value="0.307935985607683" calcext:value-type="float">
            <text:p>0,3079359856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2280122740744" calcext:value-type="float">
            <text:p>1,2280122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42</text:p>
          </table:table-cell>
        </table:table-row>
        <table:table-row table:style-name="ro1">
          <table:table-cell office:value-type="string" calcext:value-type="string">
            <text:p>FL33</text:p>
          </table:table-cell>
          <table:table-cell office:value-type="string" calcext:value-type="string">
            <text:p>NA</text:p>
          </table:table-cell>
          <table:table-cell office:value-type="float" office:value="9.9817767986824" calcext:value-type="float">
            <text:p>9,9817767987</text:p>
          </table:table-cell>
          <table:table-cell office:value-type="float" office:value="0.993816571555006" calcext:value-type="float">
            <text:p>0,9938165716</text:p>
          </table:table-cell>
          <table:table-cell office:value-type="float" office:value="0.134272622201737" calcext:value-type="float">
            <text:p>0,1342726222</text:p>
          </table:table-cell>
          <table:table-cell office:value-type="float" office:value="0.241011783760116" calcext:value-type="float">
            <text:p>0,2410117838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25866782495686" calcext:value-type="float">
            <text:p>1,258667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32</text:p>
          </table:table-cell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8" office:value-type="float" office:value="227882.5" calcext:value-type="float">
            <text:p>2,28E+005</text:p>
          </table:table-cell>
          <table:table-cell table:style-name="ce8" office:value-type="float" office:value="3.225197" calcext:value-type="float">
            <text:p>3,23E+000</text:p>
          </table:table-cell>
          <table:table-cell table:style-name="ce8" office:value-type="float" office:value="0.1898158" calcext:value-type="float">
            <text:p>1,90E-001</text:p>
          </table:table-cell>
          <table:table-cell table:style-name="ce8" office:value-type="float" office:value="-0.000768478" calcext:value-type="float">
            <text:p>-7,68E-004</text:p>
          </table:table-cell>
          <table:table-cell table:style-name="ce8" office:value-type="float" office:value="1.276439" calcext:value-type="float">
            <text:p>1,28E+000</text:p>
          </table:table-cell>
          <table:table-cell table:style-name="ce8" office:value-type="float" office:value="3797.043" calcext:value-type="float">
            <text:p>3,80E+003</text:p>
          </table:table-cell>
          <table:table-cell table:style-name="ce8" office:value-type="float" office:value="3" calcext:value-type="float">
            <text:p>3,00E+000</text:p>
          </table:table-cell>
          <table:table-cell table:style-name="ce8" office:value-type="float" office:value="1.262822" calcext:value-type="float">
            <text:p>1,26E+000</text:p>
          </table:table-cell>
          <table:table-cell table:style-name="ce8" office:value-type="float" office:value="3" calcext:value-type="float">
            <text:p>3,00E+000</text:p>
          </table:table-cell>
          <table:table-cell table:style-name="ce12" office:value-type="string" calcext:value-type="string">
            <text:p>-17797929751_config.csv</text:p>
          </table:table-cell>
        </table:table-row>
        <table:table-row table:style-name="ro1">
          <table:table-cell office:value-type="string" calcext:value-type="string">
            <text:p>FL29</text:p>
          </table:table-cell>
          <table:table-cell office:value-type="string" calcext:value-type="string">
            <text:p>NA</text:p>
          </table:table-cell>
          <table:table-cell office:value-type="float" office:value="9.54468945461987" calcext:value-type="float">
            <text:p>9,5446894546</text:p>
          </table:table-cell>
          <table:table-cell office:value-type="float" office:value="0.993296365019057" calcext:value-type="float">
            <text:p>0,993296365</text:p>
          </table:table-cell>
          <table:table-cell office:value-type="float" office:value="0.175632534581219" calcext:value-type="float">
            <text:p>0,1756325346</text:p>
          </table:table-cell>
          <table:table-cell office:value-type="float" office:value="0.263624707259533" calcext:value-type="float">
            <text:p>0,2636247073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2732211220607" calcext:value-type="float">
            <text:p>1,273221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28</text:p>
          </table:table-cell>
        </table:table-row>
        <table:table-row table:style-name="ro3">
          <table:table-cell table:style-name="ce4" office:value-type="float" office:value="153" calcext:value-type="float">
            <text:p>153</text:p>
          </table:table-cell>
          <table:table-cell table:style-name="ce8" office:value-type="float" office:value="96291.1" calcext:value-type="float">
            <text:p>9,63E+004</text:p>
          </table:table-cell>
          <table:table-cell table:style-name="ce8" office:value-type="float" office:value="1.744381" calcext:value-type="float">
            <text:p>1,74E+000</text:p>
          </table:table-cell>
          <table:table-cell table:style-name="ce8" office:value-type="float" office:value="0.1931457" calcext:value-type="float">
            <text:p>1,93E-001</text:p>
          </table:table-cell>
          <table:table-cell table:style-name="ce8" office:value-type="float" office:value="0.0002815458" calcext:value-type="float">
            <text:p>2,82E-004</text:p>
          </table:table-cell>
          <table:table-cell table:style-name="ce8" office:value-type="float" office:value="1.357608" calcext:value-type="float">
            <text:p>1,36E+000</text:p>
          </table:table-cell>
          <table:table-cell table:style-name="ce8" office:value-type="float" office:value="1603.852" calcext:value-type="float">
            <text:p>1,60E+003</text:p>
          </table:table-cell>
          <table:table-cell table:style-name="ce8" office:value-type="float" office:value="3" calcext:value-type="float">
            <text:p>3,00E+000</text:p>
          </table:table-cell>
          <table:table-cell table:style-name="ce8" office:value-type="float" office:value="1.294761" calcext:value-type="float">
            <text:p>1,29E+000</text:p>
          </table:table-cell>
          <table:table-cell table:style-name="ce8" office:value-type="float" office:value="3" calcext:value-type="float">
            <text:p>3,00E+000</text:p>
          </table:table-cell>
          <table:table-cell table:style-name="ce12" office:value-type="string" calcext:value-type="string">
            <text:p>5520346191_config.csv</text:p>
          </table:table-cell>
        </table:table-row>
        <table:table-row table:style-name="ro1">
          <table:table-cell office:value-type="string" calcext:value-type="string">
            <text:p>FL113</text:p>
          </table:table-cell>
          <table:table-cell office:value-type="string" calcext:value-type="string">
            <text:p>NA</text:p>
          </table:table-cell>
          <table:table-cell office:value-type="float" office:value="9.74736643345426" calcext:value-type="float">
            <text:p>9,7473664335</text:p>
          </table:table-cell>
          <table:table-cell office:value-type="float" office:value="0.995453544604119" calcext:value-type="float">
            <text:p>0,9954535446</text:p>
          </table:table-cell>
          <table:table-cell office:value-type="float" office:value="0.174505792341088" calcext:value-type="float">
            <text:p>0,1745057923</text:p>
          </table:table-cell>
          <table:table-cell office:value-type="float" office:value="0.217890084590061" calcext:value-type="float">
            <text:p>0,2178900846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31783067179077" calcext:value-type="float">
            <text:p>1,3178306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12</text:p>
          </table:table-cell>
        </table:table-row>
        <table:table-row table:style-name="ro1">
          <table:table-cell office:value-type="string" calcext:value-type="string">
            <text:p>FL62</text:p>
          </table:table-cell>
          <table:table-cell office:value-type="string" calcext:value-type="string">
            <text:p>NA</text:p>
          </table:table-cell>
          <table:table-cell office:value-type="float" office:value="9.68503703433905" calcext:value-type="float">
            <text:p>9,6850370343</text:p>
          </table:table-cell>
          <table:table-cell office:value-type="float" office:value="0.995414159941136" calcext:value-type="float">
            <text:p>0,9954141599</text:p>
          </table:table-cell>
          <table:table-cell office:value-type="float" office:value="0.175966475702669" calcext:value-type="float">
            <text:p>0,1759664757</text:p>
          </table:table-cell>
          <table:table-cell office:value-type="float" office:value="0.217608307110304" calcext:value-type="float">
            <text:p>0,2176083071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31887617596934" calcext:value-type="float">
            <text:p>1,318876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61</text:p>
          </table:table-cell>
        </table:table-row>
        <table:table-row table:style-name="ro1">
          <table:table-cell office:value-type="string" calcext:value-type="string">
            <text:p>FL63</text:p>
          </table:table-cell>
          <table:table-cell office:value-type="string" calcext:value-type="string">
            <text:p>NA</text:p>
          </table:table-cell>
          <table:table-cell office:value-type="float" office:value="9.68503703433905" calcext:value-type="float">
            <text:p>9,6850370343</text:p>
          </table:table-cell>
          <table:table-cell office:value-type="float" office:value="0.995414159941136" calcext:value-type="float">
            <text:p>0,9954141599</text:p>
          </table:table-cell>
          <table:table-cell office:value-type="float" office:value="0.175966475702669" calcext:value-type="float">
            <text:p>0,1759664757</text:p>
          </table:table-cell>
          <table:table-cell office:value-type="float" office:value="0.217608307110304" calcext:value-type="float">
            <text:p>0,2176083071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31887617596934" calcext:value-type="float">
            <text:p>1,318876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61</text:p>
          </table:table-cell>
        </table:table-row>
        <table:table-row table:style-name="ro1">
          <table:table-cell office:value-type="string" calcext:value-type="string">
            <text:p>FL46</text:p>
          </table:table-cell>
          <table:table-cell office:value-type="string" calcext:value-type="string">
            <text:p>NA</text:p>
          </table:table-cell>
          <table:table-cell office:value-type="float" office:value="9.76761523980076" calcext:value-type="float">
            <text:p>9,7676152398</text:p>
          </table:table-cell>
          <table:table-cell office:value-type="float" office:value="0.996068781782131" calcext:value-type="float">
            <text:p>0,9960687818</text:p>
          </table:table-cell>
          <table:table-cell office:value-type="float" office:value="0.175997038384731" calcext:value-type="float">
            <text:p>0,1759970384</text:p>
          </table:table-cell>
          <table:table-cell office:value-type="float" office:value="0.200861581457881" calcext:value-type="float">
            <text:p>0,2008615815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33600647677142" calcext:value-type="float">
            <text:p>1,3360064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45</text:p>
          </table:table-cell>
        </table:table-row>
        <table:table-row table:style-name="ro1">
          <table:table-cell office:value-type="string" calcext:value-type="string">
            <text:p>FL55</text:p>
          </table:table-cell>
          <table:table-cell office:value-type="string" calcext:value-type="string">
            <text:p>NA</text:p>
          </table:table-cell>
          <table:table-cell office:value-type="float" office:value="9.66697034690912" calcext:value-type="float">
            <text:p>9,6669703469</text:p>
          </table:table-cell>
          <table:table-cell office:value-type="float" office:value="0.996705869895513" calcext:value-type="float">
            <text:p>0,9967058699</text:p>
          </table:table-cell>
          <table:table-cell office:value-type="float" office:value="0.170402173851711" calcext:value-type="float">
            <text:p>0,1704021739</text:p>
          </table:table-cell>
          <table:table-cell office:value-type="float" office:value="0.188311149661354" calcext:value-type="float">
            <text:p>0,1883111497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33801827902858" calcext:value-type="float">
            <text:p>1,338018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54</text:p>
          </table:table-cell>
        </table:table-row>
        <table:table-row table:style-name="ro1">
          <table:table-cell office:value-type="string" calcext:value-type="string">
            <text:p>FL84</text:p>
          </table:table-cell>
          <table:table-cell office:value-type="float" office:value="23903.1320046136" calcext:value-type="float">
            <text:p>23903,1320046136</text:p>
          </table:table-cell>
          <table:table-cell office:value-type="float" office:value="3.69971212842916" calcext:value-type="float">
            <text:p>3,6997121284</text:p>
          </table:table-cell>
          <table:table-cell office:value-type="float" office:value="0.673564583235816" calcext:value-type="float">
            <text:p>0,6735645832</text:p>
          </table:table-cell>
          <table:table-cell office:value-type="float" office:value="0.076784513280333" calcext:value-type="float">
            <text:p>0,0767845133</text:p>
          </table:table-cell>
          <table:table-cell office:value-type="float" office:value="3.0072576430569" calcext:value-type="float">
            <text:p>3,0072576431</text:p>
          </table:table-cell>
          <table:table-cell office:value-type="float" office:value="397.387808107538" calcext:value-type="float">
            <text:p>397,3878081075</text:p>
          </table:table-cell>
          <table:table-cell office:value-type="float" office:value="3" calcext:value-type="float">
            <text:p>3</text:p>
          </table:table-cell>
          <table:table-cell office:value-type="float" office:value="1.34457011086199" calcext:value-type="float">
            <text:p>1,3445701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83</text:p>
          </table:table-cell>
        </table:table-row>
        <table:table-row table:style-name="ro1">
          <table:table-cell office:value-type="string" calcext:value-type="string">
            <text:p>FL41</text:p>
          </table:table-cell>
          <table:table-cell office:value-type="string" calcext:value-type="string">
            <text:p>NA</text:p>
          </table:table-cell>
          <table:table-cell office:value-type="float" office:value="9.73492184939651" calcext:value-type="float">
            <text:p>9,7349218494</text:p>
          </table:table-cell>
          <table:table-cell office:value-type="float" office:value="0.997375624950335" calcext:value-type="float">
            <text:p>0,997375625</text:p>
          </table:table-cell>
          <table:table-cell office:value-type="float" office:value="0.167833248625345" calcext:value-type="float">
            <text:p>0,1678332486</text:p>
          </table:table-cell>
          <table:table-cell office:value-type="float" office:value="0.167496829521716" calcext:value-type="float">
            <text:p>0,1674968295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35534382483053" calcext:value-type="float">
            <text:p>1,3553438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40</text:p>
          </table:table-cell>
        </table:table-row>
        <table:table-row table:style-name="ro1">
          <table:table-cell office:value-type="string" calcext:value-type="string">
            <text:p>FL56</text:p>
          </table:table-cell>
          <table:table-cell office:value-type="string" calcext:value-type="string">
            <text:p>NA</text:p>
          </table:table-cell>
          <table:table-cell office:value-type="float" office:value="9.81525613105389" calcext:value-type="float">
            <text:p>9,8152561311</text:p>
          </table:table-cell>
          <table:table-cell office:value-type="float" office:value="0.997829087855022" calcext:value-type="float">
            <text:p>0,9978290879</text:p>
          </table:table-cell>
          <table:table-cell office:value-type="float" office:value="0.175355328391514" calcext:value-type="float">
            <text:p>0,1753553284</text:p>
          </table:table-cell>
          <table:table-cell office:value-type="float" office:value="0.14868072696823" calcext:value-type="float">
            <text:p>0,148680727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38412165183377" calcext:value-type="float">
            <text:p>1,3841216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55</text:p>
          </table:table-cell>
        </table:table-row>
        <table:table-row table:style-name="ro1">
          <table:table-cell office:value-type="string" calcext:value-type="string">
            <text:p>FL81</text:p>
          </table:table-cell>
          <table:table-cell office:value-type="string" calcext:value-type="string">
            <text:p>NA</text:p>
          </table:table-cell>
          <table:table-cell office:value-type="float" office:value="9.80776255063742" calcext:value-type="float">
            <text:p>9,8077625506</text:p>
          </table:table-cell>
          <table:table-cell office:value-type="float" office:value="0.997893470490268" calcext:value-type="float">
            <text:p>0,9978934705</text:p>
          </table:table-cell>
          <table:table-cell office:value-type="float" office:value="0.177578203622589" calcext:value-type="float">
            <text:p>0,1775782036</text:p>
          </table:table-cell>
          <table:table-cell office:value-type="float" office:value="0.145221909855339" calcext:value-type="float">
            <text:p>0,1452219099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39019329054722" calcext:value-type="float">
            <text:p>1,3901932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80</text:p>
          </table:table-cell>
        </table:table-row>
        <table:table-row table:style-name="ro1">
          <table:table-cell office:value-type="string" calcext:value-type="string">
            <text:p>FL42</text:p>
          </table:table-cell>
          <table:table-cell office:value-type="string" calcext:value-type="string">
            <text:p>NA</text:p>
          </table:table-cell>
          <table:table-cell office:value-type="float" office:value="9.79294390466537" calcext:value-type="float">
            <text:p>9,7929439047</text:p>
          </table:table-cell>
          <table:table-cell office:value-type="float" office:value="0.998158320894828" calcext:value-type="float">
            <text:p>0,9981583209</text:p>
          </table:table-cell>
          <table:table-cell office:value-type="float" office:value="0.176576023483021" calcext:value-type="float">
            <text:p>0,1765760235</text:p>
          </table:table-cell>
          <table:table-cell office:value-type="float" office:value="0.137815766880416" calcext:value-type="float">
            <text:p>0,1378157669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39535012659524" calcext:value-type="float">
            <text:p>1,3953501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41</text:p>
          </table:table-cell>
        </table:table-row>
        <table:table-row table:style-name="ro1">
          <table:table-cell office:value-type="string" calcext:value-type="string">
            <text:p>FL92</text:p>
          </table:table-cell>
          <table:table-cell office:value-type="string" calcext:value-type="string">
            <text:p>NA</text:p>
          </table:table-cell>
          <table:table-cell office:value-type="float" office:value="9.92234078866977" calcext:value-type="float">
            <text:p>9,9223407887</text:p>
          </table:table-cell>
          <table:table-cell office:value-type="float" office:value="0.999832349209203" calcext:value-type="float">
            <text:p>0,9998323492</text:p>
          </table:table-cell>
          <table:table-cell office:value-type="float" office:value="0.107087767281061" calcext:value-type="float">
            <text:p>0,1070877673</text:p>
          </table:table-cell>
          <table:table-cell office:value-type="float" office:value="0.0442326872964669" calcext:value-type="float">
            <text:p>0,0442326873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43416642040494" calcext:value-type="float">
            <text:p>1,4341664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91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NA</text:p>
          </table:table-cell>
          <table:table-cell office:value-type="float" office:value="9.78580906087198" calcext:value-type="float">
            <text:p>9,7858090609</text:p>
          </table:table-cell>
          <table:table-cell office:value-type="float" office:value="0.999842931962663" calcext:value-type="float">
            <text:p>0,999842932</text:p>
          </table:table-cell>
          <table:table-cell office:value-type="float" office:value="0.139541069634363" calcext:value-type="float">
            <text:p>0,1395410696</text:p>
          </table:table-cell>
          <table:table-cell office:value-type="float" office:value="0.0398146631174274" calcext:value-type="float">
            <text:p>0,0398146631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44871330892879" calcext:value-type="float">
            <text:p>1,4487133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1</text:p>
          </table:table-cell>
        </table:table-row>
        <table:table-row table:style-name="ro1">
          <table:table-cell office:value-type="string" calcext:value-type="string">
            <text:p>FL90</text:p>
          </table:table-cell>
          <table:table-cell office:value-type="string" calcext:value-type="string">
            <text:p>NA</text:p>
          </table:table-cell>
          <table:table-cell office:value-type="float" office:value="9.8654051829111" calcext:value-type="float">
            <text:p>9,8654051829</text:p>
          </table:table-cell>
          <table:table-cell office:value-type="float" office:value="0.999630625701044" calcext:value-type="float">
            <text:p>0,9996306257</text:p>
          </table:table-cell>
          <table:table-cell office:value-type="float" office:value="0.177255606869574" calcext:value-type="float">
            <text:p>0,1772556069</text:p>
          </table:table-cell>
          <table:table-cell office:value-type="float" office:value="0.0613741109601687" calcext:value-type="float">
            <text:p>0,061374111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46796131429109" calcext:value-type="float">
            <text:p>1,4679613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89</text:p>
          </table:table-cell>
        </table:table-row>
        <table:table-row table:style-name="ro1">
          <table:table-cell office:value-type="string" calcext:value-type="string">
            <text:p>FL57</text:p>
          </table:table-cell>
          <table:table-cell office:value-type="string" calcext:value-type="string">
            <text:p>NA</text:p>
          </table:table-cell>
          <table:table-cell office:value-type="float" office:value="9.89872513344971" calcext:value-type="float">
            <text:p>9,8987251334</text:p>
          </table:table-cell>
          <table:table-cell office:value-type="float" office:value="0.999812183576759" calcext:value-type="float">
            <text:p>0,9998121836</text:p>
          </table:table-cell>
          <table:table-cell office:value-type="float" office:value="0.17001883523643" calcext:value-type="float">
            <text:p>0,1700188352</text:p>
          </table:table-cell>
          <table:table-cell office:value-type="float" office:value="0.0441296715067209" calcext:value-type="float">
            <text:p>0,0441296715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.47545941824966" calcext:value-type="float">
            <text:p>1,4754594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dAnas_56</text:p>
          </table:table-cell>
        </table:table-row>
        <table:table-row table:style-name="ro1">
          <table:table-cell office:value-type="string" calcext:value-type="string">
            <text:p>FL58</text:p>
          </table:table-cell>
          <table:table-cell office:value-type="float" office:value="36649.5504106956" calcext:value-type="float">
            <text:p>36649,5504106956</text:p>
          </table:table-cell>
          <table:table-cell office:value-type="float" office:value="2.6041872681427" calcext:value-type="float">
            <text:p>2,6041872681</text:p>
          </table:table-cell>
          <table:table-cell office:value-type="float" office:value="0.62997236570124" calcext:value-type="float">
            <text:p>0,6299723657</text:p>
          </table:table-cell>
          <table:table-cell office:value-type="float" office:value="0.0961237398778288" calcext:value-type="float">
            <text:p>0,0961237399</text:p>
          </table:table-cell>
          <table:table-cell office:value-type="float" office:value="3.44230319617205" calcext:value-type="float">
            <text:p>3,4423031962</text:p>
          </table:table-cell>
          <table:table-cell office:value-type="float" office:value="609.828493218411" calcext:value-type="float">
            <text:p>609,8284932184</text:p>
          </table:table-cell>
          <table:table-cell office:value-type="float" office:value="3" calcext:value-type="float">
            <text:p>3</text:p>
          </table:table-cell>
          <table:table-cell office:value-type="float" office:value="1.79883070831664" calcext:value-type="float">
            <text:p>1,7988307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57</text:p>
          </table:table-cell>
        </table:table-row>
        <table:table-row table:style-name="ro1">
          <table:table-cell office:value-type="string" calcext:value-type="string">
            <text:p>FL52</text:p>
          </table:table-cell>
          <table:table-cell office:value-type="float" office:value="33423.8552616498" calcext:value-type="float">
            <text:p>33423,8552616498</text:p>
          </table:table-cell>
          <table:table-cell office:value-type="float" office:value="3.14393476128361" calcext:value-type="float">
            <text:p>3,1439347613</text:p>
          </table:table-cell>
          <table:table-cell office:value-type="float" office:value="0.581733614677204" calcext:value-type="float">
            <text:p>0,5817336147</text:p>
          </table:table-cell>
          <table:table-cell office:value-type="float" office:value="0.0582899482815497" calcext:value-type="float">
            <text:p>0,0582899483</text:p>
          </table:table-cell>
          <table:table-cell office:value-type="float" office:value="3.58946256620477" calcext:value-type="float">
            <text:p>3,5894625662</text:p>
          </table:table-cell>
          <table:table-cell office:value-type="float" office:value="556.067668492279" calcext:value-type="float">
            <text:p>556,0676684923</text:p>
          </table:table-cell>
          <table:table-cell office:value-type="float" office:value="3" calcext:value-type="float">
            <text:p>3</text:p>
          </table:table-cell>
          <table:table-cell office:value-type="float" office:value="1.94858014299111" calcext:value-type="float">
            <text:p>1,948580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51</text:p>
          </table:table-cell>
        </table:table-row>
        <table:table-row table:style-name="ro1">
          <table:table-cell office:value-type="string" calcext:value-type="string">
            <text:p>FL71</text:p>
          </table:table-cell>
          <table:table-cell office:value-type="float" office:value="27930.7531372264" calcext:value-type="float">
            <text:p>27930,7531372264</text:p>
          </table:table-cell>
          <table:table-cell office:value-type="float" office:value="3.77965432962348" calcext:value-type="float">
            <text:p>3,7796543296</text:p>
          </table:table-cell>
          <table:table-cell office:value-type="float" office:value="0.662629924532352" calcext:value-type="float">
            <text:p>0,6626299245</text:p>
          </table:table-cell>
          <table:table-cell office:value-type="float" office:value="0.0734352069571836" calcext:value-type="float">
            <text:p>0,073435207</text:p>
          </table:table-cell>
          <table:table-cell office:value-type="float" office:value="4.27256517651419" calcext:value-type="float">
            <text:p>4,2725651765</text:p>
          </table:table-cell>
          <table:table-cell office:value-type="float" office:value="464.519783843915" calcext:value-type="float">
            <text:p>464,5197838439</text:p>
          </table:table-cell>
          <table:table-cell office:value-type="float" office:value="3" calcext:value-type="float">
            <text:p>3</text:p>
          </table:table-cell>
          <table:table-cell office:value-type="float" office:value="2.59197803155426" calcext:value-type="float">
            <text:p>2,59197803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70</text:p>
          </table:table-cell>
        </table:table-row>
        <table:table-row table:style-name="ro1">
          <table:table-cell office:value-type="string" calcext:value-type="string">
            <text:p>FL65</text:p>
          </table:table-cell>
          <table:table-cell office:value-type="float" office:value="32993.1982016059" calcext:value-type="float">
            <text:p>32993,1982016059</text:p>
          </table:table-cell>
          <table:table-cell office:value-type="float" office:value="3.3913912852561" calcext:value-type="float">
            <text:p>3,3913912853</text:p>
          </table:table-cell>
          <table:table-cell office:value-type="float" office:value="0.574236784502189" calcext:value-type="float">
            <text:p>0,5742367845</text:p>
          </table:table-cell>
          <table:table-cell office:value-type="float" office:value="0.056785634772272" calcext:value-type="float">
            <text:p>0,0567856348</text:p>
          </table:table-cell>
          <table:table-cell office:value-type="float" office:value="4.5195541808758" calcext:value-type="float">
            <text:p>4,5195541809</text:p>
          </table:table-cell>
          <table:table-cell office:value-type="float" office:value="548.894075486885" calcext:value-type="float">
            <text:p>548,8940754869</text:p>
          </table:table-cell>
          <table:table-cell office:value-type="float" office:value="3" calcext:value-type="float">
            <text:p>3</text:p>
          </table:table-cell>
          <table:table-cell office:value-type="float" office:value="2.85765007908171" calcext:value-type="float">
            <text:p>2,85765007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dAnas_64</text:p>
          </table:table-cell>
        </table:table-row>
      </table:table>
      <table:named-expressions/>
      <table:database-ranges>
        <table:database-range table:name="__Anonymous_Sheet_DB__1" table:target-range-address="Feuille2.A1:Feuille2.K289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23:25:52.606655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23:30:44.498080580</dc:date>
    <meta:generator>LibreOffice/4.2.8.2$Linux_X86_64 LibreOffice_project/420m0$Build-2</meta:generator>
    <meta:document-statistic meta:table-count="2" meta:cell-count="31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9.216cm" xlink:href=".." xlink:type="simple" chart:class="chart:bar" chart:style-name="ch1">
        <chart:legend chart:legend-position="end" svg:x="14.504cm" svg:y="9.309cm" style:legend-expansion="high" chart:style-name="ch2"/>
        <chart:plot-area chart:style-name="ch3" table:cell-range-address="Feuille2.I1:Feuille2.I289" chart:data-source-has-labels="row" svg:x="0.32cm" svg:y="0.384cm" svg:width="13.864cm" svg:height="18.448cm">
          <chartooo:coordinate-region svg:x="1.047cm" svg:y="0.583cm" svg:width="13.064cm" svg:height="17.3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I2:Feuille2.I289" chart:label-cell-address="Feuille2.I1:Feuille2.I1" chart:class="chart:bar">
            <chart:data-point chart:repeated="2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4</text:p>
                <draw:g>
                  <svg:desc>Feuille2.I1:Feuille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4792178926958">
                <text:p>0.164792178926958</text:p>
                <draw:g>
                  <svg:desc>Feuille2.I2:Feuille2.I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0670091224354">
                <text:p>0.200670091224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847602072708">
                <text:p>0.205847602072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9159464075272">
                <text:p>0.209159464075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942827722615">
                <text:p>0.217942827722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855398088319">
                <text:p>0.21855398088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4627361056243">
                <text:p>0.224627361056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3107395019889">
                <text:p>0.233107395019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3107395019889">
                <text:p>0.233107395019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6414556376002">
                <text:p>0.236414556376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412725234179">
                <text:p>0.246412725234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1655649793123">
                <text:p>0.251655649793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2557140015803">
                <text:p>0.252557140015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3899188389669">
                <text:p>0.253899188389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3125113417012">
                <text:p>0.273125113417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254073811243">
                <text:p>0.28254073811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6745140317801">
                <text:p>0.286745140317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4648766554331">
                <text:p>0.294648766554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472870764859">
                <text:p>0.296472870764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3024228916179">
                <text:p>0.313024228916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900605719873">
                <text:p>0.316900605719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5991585734381">
                <text:p>0.325991585734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7822098451208">
                <text:p>0.327822098451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8770492471616">
                <text:p>0.338770492471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0010130278404">
                <text:p>0.340010130278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402340968526">
                <text:p>0.34402340968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3534132253605">
                <text:p>0.363534132253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4871576281757">
                <text:p>0.364871576281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1693677461276">
                <text:p>0.371693677461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6665496389194">
                <text:p>0.396665496389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7594497370863">
                <text:p>0.397594497370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3797815516317">
                <text:p>0.413797815516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3797815516317">
                <text:p>0.413797815516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0435321159803">
                <text:p>0.420435321159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3961886288386">
                <text:p>0.423961886288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677203630368">
                <text:p>0.42677203630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7699627687433">
                <text:p>0.447699627687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194153414991">
                <text:p>0.45194153414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7212169161859">
                <text:p>0.467212169161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7212169161859">
                <text:p>0.4672121691618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8701328625685">
                <text:p>0.4687013286256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8862640189537">
                <text:p>0.468862640189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2335789953089">
                <text:p>0.482335789953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5457279276226">
                <text:p>0.495457279276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6739863688751">
                <text:p>0.5067398636887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79217">
                <text:p>0.5079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9335761307338">
                <text:p>0.509335761307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25480498789712">
                <text:p>0.5254804987897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31701090174919">
                <text:p>0.531701090174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273417968157">
                <text:p>0.54273417968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73018">
                <text:p>0.5573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9236625546278">
                <text:p>0.559236625546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615065">
                <text:p>0.56150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759842">
                <text:p>0.5759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70147">
                <text:p>0.5870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937696">
                <text:p>0.5937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0808437887517">
                <text:p>0.610808437887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4223851883309">
                <text:p>0.6142238518833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8996235754225">
                <text:p>0.618996235754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9884974255843">
                <text:p>0.6198849742558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5648837022691">
                <text:p>0.6256488370226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343424">
                <text:p>0.6343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59954">
                <text:p>0.63599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64936">
                <text:p>0.6364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67242">
                <text:p>0.6367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372596">
                <text:p>0.63725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35524">
                <text:p>0.6435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48859767239518">
                <text:p>0.648859767239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5423">
                <text:p>0.655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595747">
                <text:p>0.6595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631601">
                <text:p>0.6631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636443">
                <text:p>0.66364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677453">
                <text:p>0.66774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9705266680897">
                <text:p>0.6697052666808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20284">
                <text:p>0.6720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29235">
                <text:p>0.6729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4082669125241">
                <text:p>0.674082669125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4202080177261">
                <text:p>0.674202080177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828718">
                <text:p>0.6828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829962">
                <text:p>0.6829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8084607254406">
                <text:p>0.688084607254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81342">
                <text:p>0.68813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895756">
                <text:p>0.6895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903258">
                <text:p>0.69032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59712">
                <text:p>0.6959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64901">
                <text:p>0.6964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00966">
                <text:p>0.70009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00992">
                <text:p>0.700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28704">
                <text:p>0.7028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054592">
                <text:p>0.7054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80848">
                <text:p>0.70808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2381">
                <text:p>0.7123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2852">
                <text:p>0.712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138059">
                <text:p>0.7138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196993">
                <text:p>0.71969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0308360901383">
                <text:p>0.7203083609013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34673">
                <text:p>0.72346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249474">
                <text:p>0.7249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51228">
                <text:p>0.7251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291978">
                <text:p>0.72919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10466">
                <text:p>0.73104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4603856606088">
                <text:p>0.7346038566060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4603856606088">
                <text:p>0.734603856606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94959">
                <text:p>0.73949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95862">
                <text:p>0.73958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400659">
                <text:p>0.7400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02194">
                <text:p>0.7402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05444">
                <text:p>0.74054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419571">
                <text:p>0.74195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436021">
                <text:p>0.74360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442687">
                <text:p>0.74426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455031">
                <text:p>0.74550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66475">
                <text:p>0.7466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73975">
                <text:p>0.7473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549231">
                <text:p>0.75492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567157">
                <text:p>0.75671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602907">
                <text:p>0.76029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608738">
                <text:p>0.7608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622652">
                <text:p>0.76226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27542">
                <text:p>0.7627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70372">
                <text:p>0.7703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729107">
                <text:p>0.7729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732045">
                <text:p>0.7732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74248342352946">
                <text:p>0.7742483423529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67886">
                <text:p>0.77678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767886">
                <text:p>0.77678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800414">
                <text:p>0.7800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80092232653464">
                <text:p>0.780092232653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807328">
                <text:p>0.78073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82008816049759">
                <text:p>0.7820088160497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3621">
                <text:p>0.7836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76463">
                <text:p>0.78764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879243">
                <text:p>0.78792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02854">
                <text:p>0.79028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920384">
                <text:p>0.79203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946615">
                <text:p>0.79466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949414">
                <text:p>0.79494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957603">
                <text:p>0.79576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013378">
                <text:p>0.80133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025709">
                <text:p>0.80257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038803">
                <text:p>0.80388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040363">
                <text:p>0.8040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043102">
                <text:p>0.80431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043104">
                <text:p>0.8043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067556">
                <text:p>0.80675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107963">
                <text:p>0.81079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5373">
                <text:p>0.8153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5705266970537">
                <text:p>0.8157052669705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16219">
                <text:p>0.8162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170062">
                <text:p>0.8170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171605">
                <text:p>0.8171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189587">
                <text:p>0.8189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234788">
                <text:p>0.82347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245738">
                <text:p>0.8245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249046">
                <text:p>0.82490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255119">
                <text:p>0.8255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263247">
                <text:p>0.82632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263247">
                <text:p>0.82632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266764">
                <text:p>0.8266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266764">
                <text:p>0.82667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292318">
                <text:p>0.82923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317535">
                <text:p>0.83175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327976">
                <text:p>0.83279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336934">
                <text:p>0.83369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341554">
                <text:p>0.83415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35200626033963">
                <text:p>0.83520062603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55129">
                <text:p>0.8355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5395">
                <text:p>0.8355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348183545653">
                <text:p>0.843481835456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348183545653">
                <text:p>0.843481835456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458491">
                <text:p>0.84584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463004">
                <text:p>0.8463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6341">
                <text:p>0.8463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73298">
                <text:p>0.84732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47885614045476">
                <text:p>0.8478856140454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479134">
                <text:p>0.84791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48404">
                <text:p>0.8484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488636">
                <text:p>0.8488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500754">
                <text:p>0.85007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502123">
                <text:p>0.85021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06162">
                <text:p>0.85061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540505">
                <text:p>0.8540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552697">
                <text:p>0.85526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03425">
                <text:p>0.86034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08644">
                <text:p>0.86086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21435">
                <text:p>0.86214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64994">
                <text:p>0.86649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87981">
                <text:p>0.86879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98643">
                <text:p>0.8698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748609">
                <text:p>0.87486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54361">
                <text:p>0.8754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70853">
                <text:p>0.8770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816492">
                <text:p>0.88164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43665">
                <text:p>0.88436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74222">
                <text:p>0.8874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90016477382538">
                <text:p>0.8900164773825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933572">
                <text:p>0.89335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66462">
                <text:p>0.89664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975579">
                <text:p>0.89755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81375">
                <text:p>0.8981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981737">
                <text:p>0.89817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029755">
                <text:p>0.9029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038536">
                <text:p>0.90385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4652">
                <text:p>0.9046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153503">
                <text:p>0.91535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153503">
                <text:p>0.91535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153503">
                <text:p>0.91535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205154">
                <text:p>0.92051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25391">
                <text:p>0.9225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270854">
                <text:p>0.92708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274913">
                <text:p>0.9274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286525">
                <text:p>0.92865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290981">
                <text:p>0.92909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29117837694078">
                <text:p>0.9291178376940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29117837694078">
                <text:p>0.9291178376940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307852">
                <text:p>0.9307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323774">
                <text:p>0.93237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336171">
                <text:p>0.93361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37806588565472">
                <text:p>0.9378065885654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456454">
                <text:p>0.94564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477868">
                <text:p>0.94778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50883270765465">
                <text:p>0.9508832707654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525155">
                <text:p>0.95251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525771">
                <text:p>0.95257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28319">
                <text:p>0.96283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637015">
                <text:p>0.96370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64998">
                <text:p>0.9649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657215">
                <text:p>0.96572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69275">
                <text:p>0.9692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10097">
                <text:p>0.97100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36889">
                <text:p>0.9736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88945">
                <text:p>0.97889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06944">
                <text:p>0.99069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5755">
                <text:p>0.99557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63904">
                <text:p>0.99639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03028">
                <text:p>1.0030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0646376468435">
                <text:p>1.006463764684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07722">
                <text:p>1.0077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1716102800768">
                <text:p>1.017161028007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17894">
                <text:p>1.0178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21957">
                <text:p>1.0219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24184">
                <text:p>1.0241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25322">
                <text:p>1.0253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35178">
                <text:p>1.0351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40678">
                <text:p>1.0406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41828">
                <text:p>1.0418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4707006206122">
                <text:p>1.047070062061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6776165658394">
                <text:p>1.067761656583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83338">
                <text:p>1.0833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85643">
                <text:p>1.0856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8783174131375">
                <text:p>1.08783174131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9508">
                <text:p>1.095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03391">
                <text:p>1.1033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0380746113573">
                <text:p>1.103807461135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1050659024383">
                <text:p>1.110506590243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12859788443503">
                <text:p>1.128597884435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3711785324132">
                <text:p>1.137117853241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3895638591276">
                <text:p>1.138956385912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4000154091114">
                <text:p>1.140001540911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5123783890037">
                <text:p>1.151237838900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70082">
                <text:p>1.1700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7428964193694">
                <text:p>1.174289641936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0019317130226">
                <text:p>1.20019317130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0974163828724">
                <text:p>1.209741638287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1740674730507">
                <text:p>1.217406747305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2280122740744">
                <text:p>1.22801227407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5866782495686">
                <text:p>1.258667824956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262822">
                <text:p>1.2628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732211220607">
                <text:p>1.27322112206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94761">
                <text:p>1.2947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1783067179077">
                <text:p>1.317830671790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1887617596934">
                <text:p>1.318876175969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1887617596934">
                <text:p>1.318876175969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3600647677142">
                <text:p>1.336006476771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33801827902858">
                <text:p>1.338018279028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4457011086199">
                <text:p>1.344570110861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5534382483053">
                <text:p>1.35534382483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8412165183377">
                <text:p>1.384121651833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9019329054722">
                <text:p>1.390193290547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9535012659524">
                <text:p>1.395350126595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3416642040494">
                <text:p>1.434166420404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44871330892879">
                <text:p>1.44871330892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6796131429109">
                <text:p>1.467961314291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7545941824966">
                <text:p>1.475459418249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9883070831664">
                <text:p>1.798830708316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4858014299111">
                <text:p>1.94858014299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59197803155426">
                <text:p>2.591978031554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5765007908171">
                <text:p>2.85765007908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